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auto" style:column-width="6.004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44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3.572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2.161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3.013cm"/>
    </style:style>
    <style:style style:name="co19" style:family="table-column">
      <style:table-column-properties fo:break-before="auto" style:column-width="2.741cm"/>
    </style:style>
    <style:style style:name="co20" style:family="table-column">
      <style:table-column-properties fo:break-before="auto" style:column-width="3.655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217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3.709cm"/>
    </style:style>
    <style:style style:name="co25" style:family="table-column">
      <style:table-column-properties fo:break-before="auto" style:column-width="4.733cm"/>
    </style:style>
    <style:style style:name="co26" style:family="table-column">
      <style:table-column-properties fo:break-before="auto" style:column-width="3.433cm"/>
    </style:style>
    <style:style style:name="co27" style:family="table-column">
      <style:table-column-properties fo:break-before="auto" style:column-width="2.686cm"/>
    </style:style>
    <style:style style:name="co28" style:family="table-column">
      <style:table-column-properties fo:break-before="auto" style:column-width="2.604cm"/>
    </style:style>
    <style:style style:name="co29" style:family="table-column">
      <style:table-column-properties fo:break-before="auto" style:column-width="1.194cm"/>
    </style:style>
    <style:style style:name="co30" style:family="table-column">
      <style:table-column-properties fo:break-before="auto" style:column-width="6.225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2.106cm"/>
    </style:style>
    <style:style style:name="co33" style:family="table-column">
      <style:table-column-properties fo:break-before="auto" style:column-width="1.58cm"/>
    </style:style>
    <style:style style:name="co34" style:family="table-column">
      <style:table-column-properties fo:break-before="auto" style:column-width="1.692cm"/>
    </style:style>
    <style:style style:name="co35" style:family="table-column">
      <style:table-column-properties fo:break-before="auto" style:column-width="2.466cm"/>
    </style:style>
    <style:style style:name="co36" style:family="table-column">
      <style:table-column-properties fo:break-before="auto" style:column-width="1.912cm"/>
    </style:style>
    <style:style style:name="co37" style:family="table-column">
      <style:table-column-properties fo:break-before="auto" style:column-width="2.521cm"/>
    </style:style>
    <style:style style:name="co38" style:family="table-column">
      <style:table-column-properties fo:break-before="auto" style:column-width="1.746cm"/>
    </style:style>
    <style:style style:name="co39" style:family="table-column">
      <style:table-column-properties fo:break-before="auto" style:column-width="2.051cm"/>
    </style:style>
    <style:style style:name="co40" style:family="table-column">
      <style:table-column-properties fo:break-before="auto" style:column-width="1.94cm"/>
    </style:style>
    <style:style style:name="co41" style:family="table-column">
      <style:table-column-properties fo:break-before="auto" style:column-width="2.189cm"/>
    </style:style>
    <style:style style:name="co42" style:family="table-column">
      <style:table-column-properties fo:break-before="auto" style:column-width="4.313cm"/>
    </style:style>
    <style:style style:name="co43" style:family="table-column">
      <style:table-column-properties fo:break-before="auto" style:column-width="5.727cm"/>
    </style:style>
    <style:style style:name="co44" style:family="table-column">
      <style:table-column-properties fo:break-before="auto" style:column-width="1.36cm"/>
    </style:style>
    <style:style style:name="co45" style:family="table-column">
      <style:table-column-properties fo:break-before="auto" style:column-width="1.857cm"/>
    </style:style>
    <style:style style:name="co46" style:family="table-column">
      <style:table-column-properties fo:break-before="auto" style:column-width="1.663cm"/>
    </style:style>
    <style:style style:name="co47" style:family="table-column">
      <style:table-column-properties fo:break-before="auto" style:column-width="1.443cm"/>
    </style:style>
    <style:style style:name="co48" style:family="table-column">
      <style:table-column-properties fo:break-before="auto" style:column-width="1.138cm"/>
    </style:style>
    <style:style style:name="co49" style:family="table-column">
      <style:table-column-properties fo:break-before="auto" style:column-width="2.023cm"/>
    </style:style>
    <style:style style:name="co50" style:family="table-column">
      <style:table-column-properties fo:break-before="auto" style:column-width="1.886cm"/>
    </style:style>
    <style:style style:name="co51" style:family="table-column">
      <style:table-column-properties fo:break-before="auto" style:column-width="3.986cm"/>
    </style:style>
    <style:style style:name="co52" style:family="table-column">
      <style:table-column-properties fo:break-before="auto" style:column-width="2.549cm"/>
    </style:style>
    <style:style style:name="co53" style:family="table-column">
      <style:table-column-properties fo:break-before="auto" style:column-width="1.969cm"/>
    </style:style>
    <style:style style:name="co54" style:family="table-column">
      <style:table-column-properties fo:break-before="auto" style:column-width="6.281cm"/>
    </style:style>
    <style:style style:name="co55" style:family="table-column">
      <style:table-column-properties fo:break-before="auto" style:column-width="2.492cm"/>
    </style:style>
    <style:style style:name="co56" style:family="table-column">
      <style:table-column-properties fo:break-before="auto" style:column-width="1.829cm"/>
    </style:style>
    <style:style style:name="co57" style:family="table-column">
      <style:table-column-properties fo:break-before="auto" style:column-width="1.249cm"/>
    </style:style>
    <style:style style:name="co58" style:family="table-column">
      <style:table-column-properties fo:break-before="auto" style:column-width="3.515cm"/>
    </style:style>
    <style:style style:name="co59" style:family="table-column">
      <style:table-column-properties fo:break-before="auto" style:column-width="2.7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79pt solid #000000" fo:border-left="none" fo:border-right="none" fo:border-top="none"/>
    </style:style>
    <style:style style:name="ce3" style:family="table-cell" style:parent-style-name="Default">
      <style:table-cell-properties fo:border="0.79pt solid #000000"/>
    </style:style>
    <style:style style:name="ce4" style:family="table-cell" style:parent-style-name="Default">
      <style:table-cell-properties fo:border-bottom="0.79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order-bottom="0.79pt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 style:data-style-name="N110">
      <style:table-cell-properties fo:border="none"/>
    </style:style>
    <style:style style:name="ce10" style:family="table-cell" style:parent-style-name="Default" style:data-style-name="N110"/>
    <style:style style:name="ce11" style:family="table-cell" style:parent-style-name="Default" style:data-style-name="N11"/>
    <style:style style:name="ce12" style:family="table-cell" style:parent-style-name="Default" style:data-style-name="N0"/>
    <style:style style:name="ce13" style:family="table-cell" style:parent-style-name="Default" style:data-style-name="N2">
      <style:table-cell-properties fo:border-bottom="0.79pt solid #000000" fo:border-left="none" fo:border-right="none" fo:border-top="none"/>
    </style:style>
    <style:style style:name="ce14" style:family="table-cell" style:parent-style-name="Default" style:data-style-name="N2"/>
    <style:style style:name="ce15" style:family="table-cell" style:parent-style-name="Default" style:data-style-name="N1"/>
    <style:style style:name="ce16" style:family="table-cell" style:parent-style-name="Default" style:data-style-name="N2">
      <style:table-cell-properties fo:border="none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1"/>
    <style:style style:name="ce19" style:family="table-cell" style:parent-style-name="Default" style:data-style-name="N2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null-year="1949"/>
      <table:table table:name="Sett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nergy per point of damage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Weight multiplier</text:p>
          </table:table-cell>
          <table:table-cell table:style-name="ce1"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Optimal RoF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gm/s for penetration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uu per meter</text:p>
          </table:table-cell>
          <table:table-cell office:value-type="float" office:value="55.2" calcext:value-type="float">
            <text:p>55,2</text:p>
          </table:table-cell>
        </table:table-row>
      </table:table>
      <table:table table:name="Shotguns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3" table:number-columns-repeated="991" table:default-cell-style-name="Default"/>
        <table:table-row table:style-name="ro1">
          <table:table-cell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 table:number-columns-repeated="7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Rate of fire</text:p>
          </table:table-cell>
          <table:table-cell table:style-name="ce4" office:value-type="string" calcext:value-type="string">
            <text:p>Ammo typ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pread [off center]</text:p>
          </table:table-cell>
          <table:table-cell table:style-name="ce4" office:value-type="string" calcext:value-type="string">
            <text:p>Spread [int]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2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Clot HS#</text:p>
          </table:table-cell>
          <table:table-cell table:style-name="ce13" office:value-type="string" calcext:value-type="string">
            <text:p>Clot SHS#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HS#</text:p>
          </table:table-cell>
          <table:table-cell table:style-name="ce13" office:value-type="string" calcext:value-type="string">
            <text:p>Husk SHS#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85"/>
        </table:table-row>
        <table:table-row table:style-name="ro1">
          <table:table-cell table:number-columns-repeated="2" office:value-type="string" calcext:value-type="string">
            <text:p>Benelli M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emi auto</text:p>
          </table:table-cell>
          <table:table-cell table:style-name="ce6" office:value-type="string" calcext:value-type="string">
            <text:p>00-buck +</text:p>
          </table:table-cell>
          <table:table-cell table:number-columns-repeated="4"/>
          <table:table-cell table:style-name="ce9" office:value-type="float" office:value="3.83" calcext:value-type="float">
            <text:p>3,830</text:p>
          </table:table-cell>
          <table:table-cell table:formula="of:=ROUND([.L7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7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KSG</text:p>
          </table:table-cell>
          <table:table-cell office:value-type="string" calcext:value-type="string">
            <text:p>Kel-Tec KSG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ump-action</text:p>
          </table:table-cell>
          <table:table-cell table:style-name="ce7" office:value-type="string" calcext:value-type="string">
            <text:p>#1-buck magnum</text:p>
          </table:table-cell>
          <table:table-cell table:number-columns-repeated="4"/>
          <table:table-cell table:style-name="ce9" office:value-type="float" office:value="3.94" calcext:value-type="float">
            <text:p>3,940</text:p>
          </table:table-cell>
          <table:table-cell table:formula="of:=ROUND([.L8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8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6"/>
          <table:table-cell office:value-type="string" calcext:value-type="string">
            <text:p>Need a fix of animatios to make it tube-mag instead of box-mag</text:p>
          </table:table-cell>
          <table:table-cell table:number-columns-repeated="985"/>
        </table:table-row>
        <table:table-row table:style-name="ro1">
          <table:table-cell table:number-columns-repeated="2" office:value-type="string" calcext:value-type="string">
            <text:p>Benelli M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emi-auto</text:p>
          </table:table-cell>
          <table:table-cell table:style-name="ce6" office:value-type="string" calcext:value-type="string">
            <text:p>slug magnum</text:p>
          </table:table-cell>
          <table:table-cell table:number-columns-repeated="4"/>
          <table:table-cell table:style-name="ce9" office:value-type="float" office:value="4.38" calcext:value-type="float">
            <text:p>4,380</text:p>
          </table:table-cell>
          <table:table-cell table:formula="of:=ROUND([.L9]*[Settings.$B$2]; 0)" office:value-type="float" office:value="5" calcext:value-type="float">
            <text:p>5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9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Old shotgun</text:p>
          </table:table-cell>
          <table:table-cell table:style-name="Default" office:value-type="string" calcext:value-type="string">
            <text:p>English hunting shotgun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ble-barrel</text:p>
          </table:table-cell>
          <table:table-cell table:style-name="ce6" office:value-type="string" calcext:value-type="string">
            <text:p>#4-buck magnum</text:p>
          </table:table-cell>
          <table:table-cell table:number-columns-repeated="4"/>
          <table:table-cell table:style-name="ce9" office:value-type="float" office:value="3.44" calcext:value-type="float">
            <text:p>3,440</text:p>
          </table:table-cell>
          <table:table-cell table:formula="of:=ROUND([.L10]*[Settings.$B$2]; 0)" office:value-type="float" office:value="4" calcext:value-type="float">
            <text:p>4</text:p>
          </table:table-cell>
          <table:table-cell table:style-name="ce11" office:value-type="percentage" office:value="0.03" calcext:value-type="percentage">
            <text:p>3,00%</text:p>
          </table:table-cell>
          <table:table-cell table:style-name="ce12" table:formula="of:=ROUND(ATAN([.N10])*65536/PI();0)" office:value-type="float" office:value="626" calcext:value-type="float">
            <text:p>626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Old shotgun</text:p>
          </table:table-cell>
          <table:table-cell table:style-name="Default" office:value-type="string" calcext:value-type="string">
            <text:p>English hunting shotgun (double fire)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ble-barrel</text:p>
          </table:table-cell>
          <table:table-cell table:style-name="ce6" office:value-type="string" calcext:value-type="string">
            <text:p>#4-buck magnum</text:p>
          </table:table-cell>
          <table:table-cell table:number-columns-repeated="4"/>
          <table:table-cell table:style-name="ce9" office:value-type="float" office:value="3.44" calcext:value-type="float">
            <text:p>3,440</text:p>
          </table:table-cell>
          <table:table-cell table:formula="of:=ROUND([.L11]*[Settings.$B$2]; 0)" office:value-type="float" office:value="4" calcext:value-type="float">
            <text:p>4</text:p>
          </table:table-cell>
          <table:table-cell table:style-name="ce11" office:value-type="percentage" office:value="0.035" calcext:value-type="percentage">
            <text:p>3,50%</text:p>
          </table:table-cell>
          <table:table-cell table:style-name="ce12" table:formula="of:=ROUND(ATAN([.N11])*65536/PI();0)" office:value-type="float" office:value="730" calcext:value-type="float">
            <text:p>730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Winchester '97</text:p>
          </table:table-cell>
          <table:table-cell table:style-name="Default" office:value-type="string" calcext:value-type="string">
            <text:p>Winchester model 189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4-buck -</text:p>
          </table:table-cell>
          <table:table-cell table:number-columns-repeated="4"/>
          <table:table-cell table:style-name="ce9" office:value-type="float" office:value="4.02" calcext:value-type="float">
            <text:p>4,020</text:p>
          </table:table-cell>
          <table:table-cell table:formula="of:=ROUND([.L12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2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A-12</text:p>
          </table:table-cell>
          <table:table-cell table:style-name="Default" office:value-type="string" calcext:value-type="string">
            <text:p>Auto Assault-1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300 rpm</text:p>
          </table:table-cell>
          <table:table-cell table:style-name="ce6" office:value-type="string" calcext:value-type="string">
            <text:p>00-buck magnum</text:p>
          </table:table-cell>
          <table:table-cell table:number-columns-repeated="4"/>
          <table:table-cell table:style-name="ce9" office:value-type="float" office:value="7" calcext:value-type="float">
            <text:p>7,000</text:p>
          </table:table-cell>
          <table:table-cell table:formula="of:=ROUND([.L13]*[Settings.$B$2]; 0)" office:value-type="float" office:value="7" calcext:value-type="float">
            <text:p>7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3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horty</text:p>
          </table:table-cell>
          <table:table-cell table:style-name="Default" office:value-type="string" calcext:value-type="string">
            <text:p>Serbu Super-Shorty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1-buck -</text:p>
          </table:table-cell>
          <table:table-cell table:number-columns-repeated="4"/>
          <table:table-cell table:style-name="ce9" office:value-type="float" office:value="2.01" calcext:value-type="float">
            <text:p>2,010</text:p>
          </table:table-cell>
          <table:table-cell table:formula="of:=ROUND([.L14]*[Settings.$B$2]; 0)" office:value-type="float" office:value="2" calcext:value-type="float">
            <text:p>2</text:p>
          </table:table-cell>
          <table:table-cell table:style-name="ce11" office:value-type="percentage" office:value="0.06" calcext:value-type="percentage">
            <text:p>6,00%</text:p>
          </table:table-cell>
          <table:table-cell table:style-name="ce12" table:formula="of:=ROUND(ATAN([.N14])*65536/PI();0)" office:value-type="float" office:value="1250" calcext:value-type="float">
            <text:p>1250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6"/>
          <table:table-cell office:value-type="string" calcext:value-type="string">
            <text:p>velocity penaly 10-2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ossberg</text:p>
          </table:table-cell>
          <table:table-cell table:style-name="Default" office:value-type="string" calcext:value-type="string">
            <text:p>Mossberg 500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00-buck -</text:p>
          </table:table-cell>
          <table:table-cell table:number-columns-repeated="4"/>
          <table:table-cell table:style-name="ce9" office:value-type="float" office:value="2.53" calcext:value-type="float">
            <text:p>2,530</text:p>
          </table:table-cell>
          <table:table-cell table:formula="of:=ROUND([.L15]*[Settings.$B$2]; 0)" office:value-type="float" office:value="3" calcext:value-type="float">
            <text:p>3</text:p>
          </table:table-cell>
          <table:table-cell table:style-name="ce11" office:value-type="percentage" office:value="0.04" calcext:value-type="percentage">
            <text:p>4,00%</text:p>
          </table:table-cell>
          <table:table-cell table:style-name="ce12" table:formula="of:=ROUND(ATAN([.N15])*65536/PI();0)" office:value-type="float" office:value="834" calcext:value-type="float">
            <text:p>834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6"/>
          <table:table-cell office:value-type="string" calcext:value-type="string">
            <text:p>velocity penaly 5-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emington 870</text:p>
          </table:table-cell>
          <table:table-cell table:style-name="Default" office:value-type="string" calcext:value-type="string">
            <text:p>Remington 870 Express Combo 20“</text:p>
          </table:table-cell>
          <table:table-cell table:style-name="Default" office:value-type="string" calcext:value-type="string">
            <text:p>yes(1)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1-buck +</text:p>
          </table:table-cell>
          <table:table-cell table:number-columns-repeated="4"/>
          <table:table-cell table:style-name="ce10" office:value-type="float" office:value="3.55" calcext:value-type="float">
            <text:p>3,550</text:p>
          </table:table-cell>
          <table:table-cell table:formula="of:=ROUND([.L16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6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thaca 37</text:p>
          </table:table-cell>
          <table:table-cell table:style-name="Default" office:value-type="string" calcext:value-type="string">
            <text:p>Ithaca 37 Homeland security</text:p>
          </table:table-cell>
          <table:table-cell table:style-name="Default" office:value-type="string" calcext:value-type="string">
            <text:p>yes(1)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1-buck +</text:p>
          </table:table-cell>
          <table:table-cell table:number-columns-repeated="4"/>
          <table:table-cell table:style-name="ce9" office:value-type="float" office:value="3.41" calcext:value-type="float">
            <text:p>3,410</text:p>
          </table:table-cell>
          <table:table-cell table:formula="of:=ROUND([.L17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7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aiga-12</text:p>
          </table:table-cell>
          <table:table-cell table:style-name="Default" office:value-type="string" calcext:value-type="string">
            <text:p>Saiga-1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emi-auto</text:p>
          </table:table-cell>
          <table:table-cell table:style-name="ce6" office:value-type="string" calcext:value-type="string">
            <text:p>00-buck praktik</text:p>
          </table:table-cell>
          <table:table-cell table:number-columns-repeated="4"/>
          <table:table-cell table:style-name="ce9" office:value-type="float" office:value="4.3" calcext:value-type="float">
            <text:p>4,300</text:p>
          </table:table-cell>
          <table:table-cell table:formula="of:=ROUND([.L18]*[Settings.$B$2]; 0)" office:value-type="float" office:value="5" calcext:value-type="float">
            <text:p>5</text:p>
          </table:table-cell>
          <table:table-cell table:style-name="ce11" office:value-type="percentage" office:value="0.03" calcext:value-type="percentage">
            <text:p>3,00%</text:p>
          </table:table-cell>
          <table:table-cell table:style-name="ce12" table:formula="of:=ROUND(ATAN([.N18])*65536/PI();0)" office:value-type="float" office:value="626" calcext:value-type="float">
            <text:p>626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 table:number-rows-repeated="1048557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otgun Ammo" table:style-name="ta1">
        <office:forms form:automatic-focus="false" form:apply-design-mode="false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14"/>
        <table:table-column table:style-name="co26" table:default-cell-style-name="ce14"/>
        <table:table-column table:style-name="co27" table:number-columns-repeated="3" table:default-cell-style-name="ce14"/>
        <table:table-column table:style-name="co23" table:default-cell-style-name="ce14"/>
        <table:table-column table:style-name="co15" table:default-cell-style-name="ce14"/>
        <table:table-column table:style-name="co28" table:default-cell-style-name="ce14"/>
        <table:table-column table:style-name="co19" table:default-cell-style-name="Default"/>
        <table:table-column table:style-name="co16" table:default-cell-style-name="ce14"/>
        <table:table-column table:style-name="co29" table:default-cell-style-name="ce10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oad weight [g]</text:p>
          </table:table-cell>
          <table:table-cell table:style-name="ce2" office:value-type="string" calcext:value-type="string">
            <text:p>Pellet diameter [mm]</text:p>
          </table:table-cell>
          <table:table-cell table:style-name="ce2" office:value-type="string" calcext:value-type="string">
            <text:p>Pellet weight [g]</text:p>
          </table:table-cell>
          <table:table-cell table:style-name="ce2" office:value-type="string" calcext:value-type="string">
            <text:p>Pellet count</text:p>
          </table:table-cell>
          <table:table-cell table:style-name="ce2" office:value-type="string" calcext:value-type="string">
            <text:p>Case length [mm]</text:p>
          </table:table-cell>
          <table:table-cell table:style-name="ce2" office:value-type="string" calcext:value-type="string">
            <text:p>Muzzle velocity [m/s]</text:p>
          </table:table-cell>
          <table:table-cell table:style-name="ce2" office:value-type="string" calcext:value-type="string">
            <text:p>Game Velocity [uu/s]</text:p>
          </table:table-cell>
          <table:table-cell table:style-name="ce2" office:value-type="string" calcext:value-type="string">
            <text:p>Muzzle energy per pellet [J]</text:p>
          </table:table-cell>
          <table:table-cell table:style-name="ce2" office:value-type="string" calcext:value-type="string">
            <text:p>Momentum [gm/s]</text:p>
          </table:table-cell>
          <table:table-cell table:style-name="ce2" office:value-type="string" calcext:value-type="string">
            <text:p>Penetrations</text:p>
          </table:table-cell>
          <table:table-cell table:style-name="ce2" office:value-type="string" calcext:value-type="string">
            <text:p>pen dam loss</text:p>
          </table:table-cell>
          <table:table-cell table:style-name="ce2" office:value-type="string" calcext:value-type="string">
            <text:p>Per Pellet dmg</text:p>
          </table:table-cell>
          <table:table-cell table:style-name="ce2" office:value-type="string" calcext:value-type="string">
            <text:p>Muzzle energy [J]</text:p>
          </table:table-cell>
          <table:table-cell table:style-name="ce2" office:value-type="string" calcext:value-type="string">
            <text:p>Shot dmg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lu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2]/[.D2]; 1)"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  <table:table-cell office:value-type="float" office:value="420" calcext:value-type="float">
            <text:p>420</text:p>
          </table:table-cell>
          <table:table-cell table:formula="of:=[.G2]*[$Settings.$B$5]" office:value-type="float" office:value="23184" calcext:value-type="float">
            <text:p>23184</text:p>
          </table:table-cell>
          <table:table-cell table:formula="of:=POWER([.G2];2)*[.D2]/2000" office:value-type="float" office:value="2822.4" calcext:value-type="float">
            <text:p>2822,40</text:p>
          </table:table-cell>
          <table:table-cell table:formula="of:=[.G2]*[.D2]" office:value-type="float" office:value="13440" calcext:value-type="float">
            <text:p>13440,00</text:p>
          </table:table-cell>
          <table:table-cell table:formula="of:=FLOOR([.J2]/[$Settings.$B$4];1)" office:value-type="float" office:value="3" calcext:value-type="float">
            <text:p>3,00</text:p>
          </table:table-cell>
          <table:table-cell office:value-type="float" office:value="0.8" calcext:value-type="float">
            <text:p>0,80</text:p>
          </table:table-cell>
          <table:table-cell table:formula="of:=[.I2]/[Settings.$B$1]" office:value-type="float" office:value="188.16" calcext:value-type="float">
            <text:p>188,16</text:p>
          </table:table-cell>
          <table:table-cell table:formula="of:=[.I2]*[.E2]" office:value-type="float" office:value="2822.4" calcext:value-type="float">
            <text:p>2822,40</text:p>
          </table:table-cell>
          <table:table-cell table:formula="of:=[.N2]/[Settings.$B$1]" office:value-type="float" office:value="188.16" calcext:value-type="float">
            <text:p>188,16</text:p>
          </table:table-cell>
          <table:table-cell table:formula="of:=[.M2]*[.L2]/(1-POWER((1-[.L2]); ([.K2]+1)))" office:value-type="float" office:value="150.769230769231" calcext:value-type="float">
            <text:p>150,77</text:p>
          </table:table-cell>
          <table:table-cell table:formula="of:=ROUND([.P2];0)" office:value-type="float" office:value="151" calcext:value-type="float">
            <text:p>151</text:p>
          </table:table-cell>
          <table:table-cell table:formula="of:=[.Q2]*(1-POWER((1-[.L2]); ([.K2]+1)))/[.L2]" office:value-type="float" office:value="188.448" calcext:value-type="float">
            <text:p>188,45</text:p>
          </table:table-cell>
          <table:table-cell table:formula="of:=[.R2]/[.M2]" office:value-type="float" office:value="1.0015306122449" calcext:value-type="float">
            <text:p>1,002</text:p>
          </table:table-cell>
        </table:table-row>
        <table:table-row table:style-name="ro1">
          <table:table-cell office:value-type="string" calcext:value-type="string">
            <text:p>slug magnu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3]/[.D3]; 1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50" calcext:value-type="float">
            <text:p>450</text:p>
          </table:table-cell>
          <table:table-cell table:formula="of:=[.G3]*[$Settings.$B$5]" office:value-type="float" office:value="24840" calcext:value-type="float">
            <text:p>24840</text:p>
          </table:table-cell>
          <table:table-cell table:formula="of:=POWER([.G3];2)*[.D3]/2000" office:value-type="float" office:value="3240" calcext:value-type="float">
            <text:p>3240,00</text:p>
          </table:table-cell>
          <table:table-cell table:formula="of:=[.G3]*[.D3]" office:value-type="float" office:value="14400" calcext:value-type="float">
            <text:p>14400,00</text:p>
          </table:table-cell>
          <table:table-cell table:formula="of:=FLOOR([.J3]/[$Settings.$B$4];1)" office:value-type="float" office:value="3" calcext:value-type="float">
            <text:p>3,00</text:p>
          </table:table-cell>
          <table:table-cell office:value-type="float" office:value="0.8" calcext:value-type="float">
            <text:p>0,80</text:p>
          </table:table-cell>
          <table:table-cell table:formula="of:=[.I3]/[Settings.$B$1]" office:value-type="float" office:value="216" calcext:value-type="float">
            <text:p>216,00</text:p>
          </table:table-cell>
          <table:table-cell table:formula="of:=[.I3]*[.E3]" office:value-type="float" office:value="3240" calcext:value-type="float">
            <text:p>3240,00</text:p>
          </table:table-cell>
          <table:table-cell table:formula="of:=[.N3]/[Settings.$B$1]" office:value-type="float" office:value="216" calcext:value-type="float">
            <text:p>216,00</text:p>
          </table:table-cell>
          <table:table-cell table:formula="of:=[.M3]*[.L3]/(1-POWER((1-[.L3]); ([.K3]+1)))" office:value-type="float" office:value="173.076923076923" calcext:value-type="float">
            <text:p>173,08</text:p>
          </table:table-cell>
          <table:table-cell table:formula="of:=ROUND([.P3];0)" office:value-type="float" office:value="173" calcext:value-type="float">
            <text:p>173</text:p>
          </table:table-cell>
          <table:table-cell table:formula="of:=[.Q3]*(1-POWER((1-[.L3]); ([.K3]+1)))/[.L3]" office:value-type="float" office:value="215.904" calcext:value-type="float">
            <text:p>215,90</text:p>
          </table:table-cell>
          <table:table-cell table:formula="of:=[.R3]/[.M3]" office:value-type="float" office:value="0.999555555555555" calcext:value-type="float">
            <text:p>1,000</text:p>
          </table:table-cell>
        </table:table-row>
        <table:table-row table:style-name="ro1">
          <table:table-cell office:value-type="string" calcext:value-type="string">
            <text:p>00-buck praktik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office:value-type="float" office:value="9" calcext:value-type="float">
            <text:p>9</text:p>
          </table:table-cell>
          <table:table-cell office:value-type="float" office:value="63.5" calcext:value-type="float">
            <text:p>63,5</text:p>
          </table:table-cell>
          <table:table-cell office:value-type="float" office:value="385" calcext:value-type="float">
            <text:p>385</text:p>
          </table:table-cell>
          <table:table-cell table:formula="of:=[.G4]*[$Settings.$B$5]" office:value-type="float" office:value="21252" calcext:value-type="float">
            <text:p>21252</text:p>
          </table:table-cell>
          <table:table-cell table:formula="of:=POWER([.G4];2)*[.D4]/2000" office:value-type="float" office:value="258.652625" calcext:value-type="float">
            <text:p>258,65</text:p>
          </table:table-cell>
          <table:table-cell table:formula="of:=[.G4]*[.D4]" office:value-type="float" office:value="1343.65" calcext:value-type="float">
            <text:p>1343,65</text:p>
          </table:table-cell>
          <table:table-cell table:formula="of:=FLOOR([.J4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4]/[Settings.$B$1]" office:value-type="float" office:value="17.2435083333333" calcext:value-type="float">
            <text:p>17,24</text:p>
          </table:table-cell>
          <table:table-cell table:formula="of:=[.I4]*[.E4]" office:value-type="float" office:value="2327.873625" calcext:value-type="float">
            <text:p>2327,87</text:p>
          </table:table-cell>
          <table:table-cell table:formula="of:=[.N4]/[Settings.$B$1]" office:value-type="float" office:value="155.191575" calcext:value-type="float">
            <text:p>155,19</text:p>
          </table:table-cell>
          <table:table-cell table:formula="of:=[.M4]*[.L4]/(1-POWER((1-[.L4]); ([.K4]+1)))" office:value-type="float" office:value="17.2435083333333" calcext:value-type="float">
            <text:p>17,24</text:p>
          </table:table-cell>
          <table:table-cell table:formula="of:=ROUND([.P4];0)" office:value-type="float" office:value="17" calcext:value-type="float">
            <text:p>17</text:p>
          </table:table-cell>
          <table:table-cell table:formula="of:=[.Q4]*(1-POWER((1-[.L4]); ([.K4]+1)))/[.L4]" office:value-type="float" office:value="17" calcext:value-type="float">
            <text:p>17,00</text:p>
          </table:table-cell>
          <table:table-cell table:formula="of:=[.R4]/[.M4]" office:value-type="float" office:value="0.985878260466137" calcext:value-type="float">
            <text:p>0,986</text:p>
          </table:table-cell>
        </table:table-row>
        <table:table-row table:style-name="ro1">
          <table:table-cell office:value-type="string" calcext:value-type="string">
            <text:p>00-buck -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office:value-type="float" office:value="9" calcext:value-type="float">
            <text:p>9</text:p>
          </table:table-cell>
          <table:table-cell office:value-type="float" office:value="67.5" calcext:value-type="float">
            <text:p>67,5</text:p>
          </table:table-cell>
          <table:table-cell office:value-type="float" office:value="360" calcext:value-type="float">
            <text:p>360</text:p>
          </table:table-cell>
          <table:table-cell table:formula="of:=[.G5]*[$Settings.$B$5]" office:value-type="float" office:value="19872" calcext:value-type="float">
            <text:p>19872</text:p>
          </table:table-cell>
          <table:table-cell table:formula="of:=POWER([.G5];2)*[.D5]/2000" office:value-type="float" office:value="226.152" calcext:value-type="float">
            <text:p>226,15</text:p>
          </table:table-cell>
          <table:table-cell table:formula="of:=[.G5]*[.D5]" office:value-type="float" office:value="1256.4" calcext:value-type="float">
            <text:p>1256,40</text:p>
          </table:table-cell>
          <table:table-cell table:formula="of:=FLOOR([.J5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5]/[Settings.$B$1]" office:value-type="float" office:value="15.0768" calcext:value-type="float">
            <text:p>15,08</text:p>
          </table:table-cell>
          <table:table-cell table:formula="of:=[.I5]*[.E5]" office:value-type="float" office:value="2035.368" calcext:value-type="float">
            <text:p>2035,37</text:p>
          </table:table-cell>
          <table:table-cell table:formula="of:=[.N5]/[Settings.$B$1]" office:value-type="float" office:value="135.6912" calcext:value-type="float">
            <text:p>135,69</text:p>
          </table:table-cell>
          <table:table-cell table:formula="of:=[.M5]*[.L5]/(1-POWER((1-[.L5]); ([.K5]+1)))" office:value-type="float" office:value="15.0768" calcext:value-type="float">
            <text:p>15,08</text:p>
          </table:table-cell>
          <table:table-cell table:formula="of:=ROUND([.P5];0)" office:value-type="float" office:value="15" calcext:value-type="float">
            <text:p>15</text:p>
          </table:table-cell>
          <table:table-cell table:formula="of:=[.Q5]*(1-POWER((1-[.L5]); ([.K5]+1)))/[.L5]" office:value-type="float" office:value="15" calcext:value-type="float">
            <text:p>15,00</text:p>
          </table:table-cell>
          <table:table-cell table:formula="of:=[.R5]/[.M5]" office:value-type="float" office:value="0.994906080865966" calcext:value-type="float">
            <text:p>0,995</text:p>
          </table:table-cell>
        </table:table-row>
        <table:table-row table:style-name="ro1">
          <table:table-cell office:value-type="string" calcext:value-type="string">
            <text:p>00-buck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6]/[.D6]; 1)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table:formula="of:=[.G6]*[$Settings.$B$5]" office:value-type="float" office:value="20424" calcext:value-type="float">
            <text:p>20424</text:p>
          </table:table-cell>
          <table:table-cell table:formula="of:=POWER([.G6];2)*[.D6]/2000" office:value-type="float" office:value="238.8905" calcext:value-type="float">
            <text:p>238,89</text:p>
          </table:table-cell>
          <table:table-cell table:formula="of:=[.G6]*[.D6]" office:value-type="float" office:value="1291.3" calcext:value-type="float">
            <text:p>1291,30</text:p>
          </table:table-cell>
          <table:table-cell table:formula="of:=FLOOR([.J6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6]/[Settings.$B$1]" office:value-type="float" office:value="15.9260333333333" calcext:value-type="float">
            <text:p>15,93</text:p>
          </table:table-cell>
          <table:table-cell table:formula="of:=[.I6]*[.E6]" office:value-type="float" office:value="2150.0145" calcext:value-type="float">
            <text:p>2150,01</text:p>
          </table:table-cell>
          <table:table-cell table:formula="of:=[.N6]/[Settings.$B$1]" office:value-type="float" office:value="143.3343" calcext:value-type="float">
            <text:p>143,33</text:p>
          </table:table-cell>
          <table:table-cell table:formula="of:=[.M6]*[.L6]/(1-POWER((1-[.L6]); ([.K6]+1)))" office:value-type="float" office:value="15.9260333333333" calcext:value-type="float">
            <text:p>15,93</text:p>
          </table:table-cell>
          <table:table-cell table:formula="of:=ROUND([.P6];0)" office:value-type="float" office:value="16" calcext:value-type="float">
            <text:p>16</text:p>
          </table:table-cell>
          <table:table-cell table:formula="of:=[.Q6]*(1-POWER((1-[.L6]); ([.K6]+1)))/[.L6]" office:value-type="float" office:value="16" calcext:value-type="float">
            <text:p>16,00</text:p>
          </table:table-cell>
          <table:table-cell table:formula="of:=[.R6]/[.M6]" office:value-type="float" office:value="1.00464438728204" calcext:value-type="float">
            <text:p>1,005</text:p>
          </table:table-cell>
        </table:table-row>
        <table:table-row table:style-name="ro1">
          <table:table-cell office:value-type="string" calcext:value-type="string">
            <text:p>00-buck +</text:p>
          </table:table-cell>
          <table:table-cell office:value-type="float" office:value="36" calcext:value-type="float">
            <text:p>36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7]/[.D7]; 1)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formula="of:=[.G7]*[$Settings.$B$5]" office:value-type="float" office:value="19872" calcext:value-type="float">
            <text:p>19872</text:p>
          </table:table-cell>
          <table:table-cell table:formula="of:=POWER([.G7];2)*[.D7]/2000" office:value-type="float" office:value="226.152" calcext:value-type="float">
            <text:p>226,15</text:p>
          </table:table-cell>
          <table:table-cell table:formula="of:=[.G7]*[.D7]" office:value-type="float" office:value="1256.4" calcext:value-type="float">
            <text:p>1256,40</text:p>
          </table:table-cell>
          <table:table-cell table:formula="of:=FLOOR([.J7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7]/[Settings.$B$1]" office:value-type="float" office:value="15.0768" calcext:value-type="float">
            <text:p>15,08</text:p>
          </table:table-cell>
          <table:table-cell table:formula="of:=[.I7]*[.E7]" office:value-type="float" office:value="2261.52" calcext:value-type="float">
            <text:p>2261,52</text:p>
          </table:table-cell>
          <table:table-cell table:formula="of:=[.N7]/[Settings.$B$1]" office:value-type="float" office:value="150.768" calcext:value-type="float">
            <text:p>150,77</text:p>
          </table:table-cell>
          <table:table-cell table:formula="of:=[.M7]*[.L7]/(1-POWER((1-[.L7]); ([.K7]+1)))" office:value-type="float" office:value="15.0768" calcext:value-type="float">
            <text:p>15,08</text:p>
          </table:table-cell>
          <table:table-cell table:formula="of:=ROUND([.P7];0)" office:value-type="float" office:value="15" calcext:value-type="float">
            <text:p>15</text:p>
          </table:table-cell>
          <table:table-cell table:formula="of:=[.Q7]*(1-POWER((1-[.L7]); ([.K7]+1)))/[.L7]" office:value-type="float" office:value="15" calcext:value-type="float">
            <text:p>15,00</text:p>
          </table:table-cell>
          <table:table-cell table:formula="of:=[.R7]/[.M7]" office:value-type="float" office:value="0.994906080865966" calcext:value-type="float">
            <text:p>0,995</text:p>
          </table:table-cell>
        </table:table-row>
        <table:table-row table:style-name="ro1">
          <table:table-cell office:value-type="string" calcext:value-type="string">
            <text:p>00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8]/[.D8]; 1)"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350" calcext:value-type="float">
            <text:p>350</text:p>
          </table:table-cell>
          <table:table-cell table:formula="of:=[.G8]*[$Settings.$B$5]" office:value-type="float" office:value="19320" calcext:value-type="float">
            <text:p>19320</text:p>
          </table:table-cell>
          <table:table-cell table:formula="of:=POWER([.G8];2)*[.D8]/2000" office:value-type="float" office:value="213.7625" calcext:value-type="float">
            <text:p>213,76</text:p>
          </table:table-cell>
          <table:table-cell table:formula="of:=[.G8]*[.D8]" office:value-type="float" office:value="1221.5" calcext:value-type="float">
            <text:p>1221,50</text:p>
          </table:table-cell>
          <table:table-cell table:formula="of:=FLOOR([.J8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8]/[Settings.$B$1]" office:value-type="float" office:value="14.2508333333333" calcext:value-type="float">
            <text:p>14,25</text:p>
          </table:table-cell>
          <table:table-cell table:formula="of:=[.I8]*[.E8]" office:value-type="float" office:value="3206.4375" calcext:value-type="float">
            <text:p>3206,44</text:p>
          </table:table-cell>
          <table:table-cell table:formula="of:=[.N8]/[Settings.$B$1]" office:value-type="float" office:value="213.7625" calcext:value-type="float">
            <text:p>213,76</text:p>
          </table:table-cell>
          <table:table-cell table:formula="of:=[.M8]*[.L8]/(1-POWER((1-[.L8]); ([.K8]+1)))" office:value-type="float" office:value="14.2508333333333" calcext:value-type="float">
            <text:p>14,25</text:p>
          </table:table-cell>
          <table:table-cell table:formula="of:=ROUND([.P8];0)" office:value-type="float" office:value="14" calcext:value-type="float">
            <text:p>14</text:p>
          </table:table-cell>
          <table:table-cell table:formula="of:=[.Q8]*(1-POWER((1-[.L8]); ([.K8]+1)))/[.L8]" office:value-type="float" office:value="14" calcext:value-type="float">
            <text:p>14,00</text:p>
          </table:table-cell>
          <table:table-cell table:formula="of:=[.R8]/[.M8]" office:value-type="float" office:value="0.98239869013508" calcext:value-type="float">
            <text:p>0,982</text:p>
          </table:table-cell>
        </table:table-row>
        <table:table-row table:style-name="ro1">
          <table:table-cell office:value-type="string" calcext:value-type="string">
            <text:p>#1-buck -</text:p>
          </table:table-cell>
          <table:table-cell office:value-type="float" office:value="32" calcext:value-type="float">
            <text:p>32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9]/[.D9]; 1)" office:value-type="float" office:value="12" calcext:value-type="float">
            <text:p>12</text:p>
          </table:table-cell>
          <table:table-cell office:value-type="float" office:value="67.5" calcext:value-type="float">
            <text:p>67,5</text:p>
          </table:table-cell>
          <table:table-cell office:value-type="float" office:value="360" calcext:value-type="float">
            <text:p>360</text:p>
          </table:table-cell>
          <table:table-cell table:formula="of:=[.G9]*[$Settings.$B$5]" office:value-type="float" office:value="19872" calcext:value-type="float">
            <text:p>19872</text:p>
          </table:table-cell>
          <table:table-cell table:formula="of:=POWER([.G9];2)*[.D9]/2000" office:value-type="float" office:value="169.776" calcext:value-type="float">
            <text:p>169,78</text:p>
          </table:table-cell>
          <table:table-cell table:formula="of:=[.G9]*[.D9]" office:value-type="float" office:value="943.2" calcext:value-type="float">
            <text:p>943,20</text:p>
          </table:table-cell>
          <table:table-cell table:formula="of:=FLOOR([.J9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9]/[Settings.$B$1]" office:value-type="float" office:value="11.3184" calcext:value-type="float">
            <text:p>11,32</text:p>
          </table:table-cell>
          <table:table-cell table:formula="of:=[.I9]*[.E9]" office:value-type="float" office:value="2037.312" calcext:value-type="float">
            <text:p>2037,31</text:p>
          </table:table-cell>
          <table:table-cell table:formula="of:=[.N9]/[Settings.$B$1]" office:value-type="float" office:value="135.8208" calcext:value-type="float">
            <text:p>135,82</text:p>
          </table:table-cell>
          <table:table-cell table:formula="of:=[.M9]*[.L9]/(1-POWER((1-[.L9]); ([.K9]+1)))" office:value-type="float" office:value="11.3184" calcext:value-type="float">
            <text:p>11,32</text:p>
          </table:table-cell>
          <table:table-cell table:formula="of:=ROUND([.P9];0)" office:value-type="float" office:value="11" calcext:value-type="float">
            <text:p>11</text:p>
          </table:table-cell>
          <table:table-cell table:formula="of:=[.Q9]*(1-POWER((1-[.L9]); ([.K9]+1)))/[.L9]" office:value-type="float" office:value="11" calcext:value-type="float">
            <text:p>11,00</text:p>
          </table:table-cell>
          <table:table-cell table:formula="of:=[.R9]/[.M9]" office:value-type="float" office:value="0.971868815380266" calcext:value-type="float">
            <text:p>0,972</text:p>
          </table:table-cell>
        </table:table-row>
        <table:table-row table:style-name="ro1">
          <table:table-cell office:value-type="string" calcext:value-type="string">
            <text:p>#1-buck</text:p>
          </table:table-cell>
          <table:table-cell office:value-type="float" office:value="32" calcext:value-type="float">
            <text:p>32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10]/[.D10]; 1)"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table:formula="of:=[.G10]*[$Settings.$B$5]" office:value-type="float" office:value="20424" calcext:value-type="float">
            <text:p>20424</text:p>
          </table:table-cell>
          <table:table-cell table:formula="of:=POWER([.G10];2)*[.D10]/2000" office:value-type="float" office:value="179.339" calcext:value-type="float">
            <text:p>179,34</text:p>
          </table:table-cell>
          <table:table-cell table:formula="of:=[.G10]*[.D10]" office:value-type="float" office:value="969.4" calcext:value-type="float">
            <text:p>969,40</text:p>
          </table:table-cell>
          <table:table-cell table:formula="of:=FLOOR([.J10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0]/[Settings.$B$1]" office:value-type="float" office:value="11.9559333333333" calcext:value-type="float">
            <text:p>11,96</text:p>
          </table:table-cell>
          <table:table-cell table:formula="of:=[.I10]*[.E10]" office:value-type="float" office:value="2152.068" calcext:value-type="float">
            <text:p>2152,07</text:p>
          </table:table-cell>
          <table:table-cell table:formula="of:=[.N10]/[Settings.$B$1]" office:value-type="float" office:value="143.4712" calcext:value-type="float">
            <text:p>143,47</text:p>
          </table:table-cell>
          <table:table-cell table:formula="of:=[.M10]*[.L10]/(1-POWER((1-[.L10]); ([.K10]+1)))" office:value-type="float" office:value="11.9559333333333" calcext:value-type="float">
            <text:p>11,96</text:p>
          </table:table-cell>
          <table:table-cell table:formula="of:=ROUND([.P10];0)" office:value-type="float" office:value="12" calcext:value-type="float">
            <text:p>12</text:p>
          </table:table-cell>
          <table:table-cell table:formula="of:=[.Q10]*(1-POWER((1-[.L10]); ([.K10]+1)))/[.L10]" office:value-type="float" office:value="12" calcext:value-type="float">
            <text:p>12,00</text:p>
          </table:table-cell>
          <table:table-cell table:formula="of:=[.R10]/[.M10]" office:value-type="float" office:value="1.0036857571415" calcext:value-type="float">
            <text:p>1,004</text:p>
          </table:table-cell>
        </table:table-row>
        <table:table-row table:style-name="ro1">
          <table:table-cell office:value-type="string" calcext:value-type="string">
            <text:p>#1-buck +</text:p>
          </table:table-cell>
          <table:table-cell office:value-type="float" office:value="36" calcext:value-type="float">
            <text:p>36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11]/[.D11]; 1)"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formula="of:=[.G11]*[$Settings.$B$5]" office:value-type="float" office:value="19872" calcext:value-type="float">
            <text:p>19872</text:p>
          </table:table-cell>
          <table:table-cell table:formula="of:=POWER([.G11];2)*[.D11]/2000" office:value-type="float" office:value="169.776" calcext:value-type="float">
            <text:p>169,78</text:p>
          </table:table-cell>
          <table:table-cell table:formula="of:=[.G11]*[.D11]" office:value-type="float" office:value="943.2" calcext:value-type="float">
            <text:p>943,20</text:p>
          </table:table-cell>
          <table:table-cell table:formula="of:=FLOOR([.J11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1]/[Settings.$B$1]" office:value-type="float" office:value="11.3184" calcext:value-type="float">
            <text:p>11,32</text:p>
          </table:table-cell>
          <table:table-cell table:formula="of:=[.I11]*[.E11]" office:value-type="float" office:value="2207.088" calcext:value-type="float">
            <text:p>2207,09</text:p>
          </table:table-cell>
          <table:table-cell table:formula="of:=[.N11]/[Settings.$B$1]" office:value-type="float" office:value="147.1392" calcext:value-type="float">
            <text:p>147,14</text:p>
          </table:table-cell>
          <table:table-cell table:formula="of:=[.M11]*[.L11]/(1-POWER((1-[.L11]); ([.K11]+1)))" office:value-type="float" office:value="11.3184" calcext:value-type="float">
            <text:p>11,32</text:p>
          </table:table-cell>
          <table:table-cell table:formula="of:=ROUND([.P11];0)" office:value-type="float" office:value="11" calcext:value-type="float">
            <text:p>11</text:p>
          </table:table-cell>
          <table:table-cell table:formula="of:=[.Q11]*(1-POWER((1-[.L11]); ([.K11]+1)))/[.L11]" office:value-type="float" office:value="11" calcext:value-type="float">
            <text:p>11,00</text:p>
          </table:table-cell>
          <table:table-cell table:formula="of:=[.R11]/[.M11]" office:value-type="float" office:value="0.971868815380266" calcext:value-type="float">
            <text:p>0,972</text:p>
          </table:table-cell>
        </table:table-row>
        <table:table-row table:style-name="ro1">
          <table:table-cell office:value-type="string" calcext:value-type="string">
            <text:p>#1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12]/[.D12]; 1)"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350" calcext:value-type="float">
            <text:p>350</text:p>
          </table:table-cell>
          <table:table-cell table:formula="of:=[.G12]*[$Settings.$B$5]" office:value-type="float" office:value="19320" calcext:value-type="float">
            <text:p>19320</text:p>
          </table:table-cell>
          <table:table-cell table:formula="of:=POWER([.G12];2)*[.D12]/2000" office:value-type="float" office:value="160.475" calcext:value-type="float">
            <text:p>160,48</text:p>
          </table:table-cell>
          <table:table-cell table:formula="of:=[.G12]*[.D12]" office:value-type="float" office:value="917" calcext:value-type="float">
            <text:p>917,00</text:p>
          </table:table-cell>
          <table:table-cell table:formula="of:=FLOOR([.J12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2]/[Settings.$B$1]" office:value-type="float" office:value="10.6983333333333" calcext:value-type="float">
            <text:p>10,70</text:p>
          </table:table-cell>
          <table:table-cell table:formula="of:=[.I12]*[.E12]" office:value-type="float" office:value="3209.5" calcext:value-type="float">
            <text:p>3209,50</text:p>
          </table:table-cell>
          <table:table-cell table:formula="of:=[.N12]/[Settings.$B$1]" office:value-type="float" office:value="213.966666666667" calcext:value-type="float">
            <text:p>213,97</text:p>
          </table:table-cell>
          <table:table-cell table:formula="of:=[.M12]*[.L12]/(1-POWER((1-[.L12]); ([.K12]+1)))" office:value-type="float" office:value="10.6983333333333" calcext:value-type="float">
            <text:p>10,70</text:p>
          </table:table-cell>
          <table:table-cell table:formula="of:=ROUND([.P12];0)" office:value-type="float" office:value="11" calcext:value-type="float">
            <text:p>11</text:p>
          </table:table-cell>
          <table:table-cell table:formula="of:=[.Q12]*(1-POWER((1-[.L12]); ([.K12]+1)))/[.L12]" office:value-type="float" office:value="11" calcext:value-type="float">
            <text:p>11,00</text:p>
          </table:table-cell>
          <table:table-cell table:formula="of:=[.R12]/[.M12]" office:value-type="float" office:value="1.02819753855741" calcext:value-type="float">
            <text:p>1,028</text:p>
          </table:table-cell>
        </table:table-row>
        <table:table-row table:style-name="ro1">
          <table:table-cell office:value-type="string" calcext:value-type="string">
            <text:p>#4-buck -</text:p>
          </table:table-cell>
          <table:table-cell office:value-type="float" office:value="32" calcext:value-type="float">
            <text:p>32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3]/[.D13]; 1)" office:value-type="float" office:value="23" calcext:value-type="float">
            <text:p>23</text:p>
          </table:table-cell>
          <table:table-cell office:value-type="float" office:value="67.5" calcext:value-type="float">
            <text:p>67,5</text:p>
          </table:table-cell>
          <table:table-cell office:value-type="float" office:value="360" calcext:value-type="float">
            <text:p>360</text:p>
          </table:table-cell>
          <table:table-cell table:formula="of:=[.G13]*[$Settings.$B$5]" office:value-type="float" office:value="19872" calcext:value-type="float">
            <text:p>19872</text:p>
          </table:table-cell>
          <table:table-cell table:formula="of:=POWER([.G13];2)*[.D13]/2000" office:value-type="float" office:value="86.832" calcext:value-type="float">
            <text:p>86,83</text:p>
          </table:table-cell>
          <table:table-cell table:formula="of:=[.G13]*[.D13]" office:value-type="float" office:value="482.4" calcext:value-type="float">
            <text:p>482,40</text:p>
          </table:table-cell>
          <table:table-cell table:formula="of:=FLOOR([.J13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3]/[Settings.$B$1]" office:value-type="float" office:value="5.7888" calcext:value-type="float">
            <text:p>5,79</text:p>
          </table:table-cell>
          <table:table-cell table:formula="of:=[.I13]*[.E13]" office:value-type="float" office:value="1997.136" calcext:value-type="float">
            <text:p>1997,14</text:p>
          </table:table-cell>
          <table:table-cell table:formula="of:=[.N13]/[Settings.$B$1]" office:value-type="float" office:value="133.1424" calcext:value-type="float">
            <text:p>133,14</text:p>
          </table:table-cell>
          <table:table-cell table:formula="of:=[.M13]*[.L13]/(1-POWER((1-[.L13]); ([.K13]+1)))" office:value-type="float" office:value="5.7888" calcext:value-type="float">
            <text:p>5,79</text:p>
          </table:table-cell>
          <table:table-cell table:formula="of:=ROUND([.P13];0)" office:value-type="float" office:value="6" calcext:value-type="float">
            <text:p>6</text:p>
          </table:table-cell>
          <table:table-cell table:formula="of:=[.Q13]*(1-POWER((1-[.L13]); ([.K13]+1)))/[.L13]" office:value-type="float" office:value="6" calcext:value-type="float">
            <text:p>6,00</text:p>
          </table:table-cell>
          <table:table-cell table:formula="of:=[.R13]/[.M13]" office:value-type="float" office:value="1.03648424543947" calcext:value-type="float">
            <text:p>1,036</text:p>
          </table:table-cell>
        </table:table-row>
        <table:table-row table:style-name="ro1">
          <table:table-cell office:value-type="string" calcext:value-type="string">
            <text:p>#4-buck</text:p>
          </table:table-cell>
          <table:table-cell office:value-type="float" office:value="32" calcext:value-type="float">
            <text:p>32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4]/[.D14]; 1)"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table:formula="of:=[.G14]*[$Settings.$B$5]" office:value-type="float" office:value="20424" calcext:value-type="float">
            <text:p>20424</text:p>
          </table:table-cell>
          <table:table-cell table:formula="of:=POWER([.G14];2)*[.D14]/2000" office:value-type="float" office:value="91.723" calcext:value-type="float">
            <text:p>91,72</text:p>
          </table:table-cell>
          <table:table-cell table:formula="of:=[.G14]*[.D14]" office:value-type="float" office:value="495.8" calcext:value-type="float">
            <text:p>495,80</text:p>
          </table:table-cell>
          <table:table-cell table:formula="of:=FLOOR([.J14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4]/[Settings.$B$1]" office:value-type="float" office:value="6.11486666666667" calcext:value-type="float">
            <text:p>6,11</text:p>
          </table:table-cell>
          <table:table-cell table:formula="of:=[.I14]*[.E14]" office:value-type="float" office:value="2109.629" calcext:value-type="float">
            <text:p>2109,63</text:p>
          </table:table-cell>
          <table:table-cell table:formula="of:=[.N14]/[Settings.$B$1]" office:value-type="float" office:value="140.641933333333" calcext:value-type="float">
            <text:p>140,64</text:p>
          </table:table-cell>
          <table:table-cell table:formula="of:=[.M14]*[.L14]/(1-POWER((1-[.L14]); ([.K14]+1)))" office:value-type="float" office:value="6.11486666666667" calcext:value-type="float">
            <text:p>6,11</text:p>
          </table:table-cell>
          <table:table-cell table:formula="of:=ROUND([.P14];0)" office:value-type="float" office:value="6" calcext:value-type="float">
            <text:p>6</text:p>
          </table:table-cell>
          <table:table-cell table:formula="of:=[.Q14]*(1-POWER((1-[.L14]); ([.K14]+1)))/[.L14]" office:value-type="float" office:value="6" calcext:value-type="float">
            <text:p>6,00</text:p>
          </table:table-cell>
          <table:table-cell table:formula="of:=[.R14]/[.M14]" office:value-type="float" office:value="0.981215180489081" calcext:value-type="float">
            <text:p>0,981</text:p>
          </table:table-cell>
        </table:table-row>
        <table:table-row table:style-name="ro1">
          <table:table-cell office:value-type="string" calcext:value-type="string">
            <text:p>#4-buck +</text:p>
          </table:table-cell>
          <table:table-cell office:value-type="float" office:value="36" calcext:value-type="float">
            <text:p>36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5]/[.D15]; 1)"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formula="of:=[.G15]*[$Settings.$B$5]" office:value-type="float" office:value="19872" calcext:value-type="float">
            <text:p>19872</text:p>
          </table:table-cell>
          <table:table-cell table:formula="of:=POWER([.G15];2)*[.D15]/2000" office:value-type="float" office:value="86.832" calcext:value-type="float">
            <text:p>86,83</text:p>
          </table:table-cell>
          <table:table-cell table:formula="of:=[.G15]*[.D15]" office:value-type="float" office:value="482.4" calcext:value-type="float">
            <text:p>482,40</text:p>
          </table:table-cell>
          <table:table-cell table:formula="of:=FLOOR([.J15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5]/[Settings.$B$1]" office:value-type="float" office:value="5.7888" calcext:value-type="float">
            <text:p>5,79</text:p>
          </table:table-cell>
          <table:table-cell table:formula="of:=[.I15]*[.E15]" office:value-type="float" office:value="2257.632" calcext:value-type="float">
            <text:p>2257,63</text:p>
          </table:table-cell>
          <table:table-cell table:formula="of:=[.N15]/[Settings.$B$1]" office:value-type="float" office:value="150.5088" calcext:value-type="float">
            <text:p>150,51</text:p>
          </table:table-cell>
          <table:table-cell table:formula="of:=[.M15]*[.L15]/(1-POWER((1-[.L15]); ([.K15]+1)))" office:value-type="float" office:value="5.7888" calcext:value-type="float">
            <text:p>5,79</text:p>
          </table:table-cell>
          <table:table-cell table:formula="of:=ROUND([.P15];0)" office:value-type="float" office:value="6" calcext:value-type="float">
            <text:p>6</text:p>
          </table:table-cell>
          <table:table-cell table:formula="of:=[.Q15]*(1-POWER((1-[.L15]); ([.K15]+1)))/[.L15]" office:value-type="float" office:value="6" calcext:value-type="float">
            <text:p>6,00</text:p>
          </table:table-cell>
          <table:table-cell table:formula="of:=[.R15]/[.M15]" office:value-type="float" office:value="1.03648424543947" calcext:value-type="float">
            <text:p>1,036</text:p>
          </table:table-cell>
        </table:table-row>
        <table:table-row table:style-name="ro1">
          <table:table-cell office:value-type="string" calcext:value-type="string">
            <text:p>#4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6]/[.D16]; 1)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50" calcext:value-type="float">
            <text:p>350</text:p>
          </table:table-cell>
          <table:table-cell table:formula="of:=[.G16]*[$Settings.$B$5]" office:value-type="float" office:value="19320" calcext:value-type="float">
            <text:p>19320</text:p>
          </table:table-cell>
          <table:table-cell table:formula="of:=POWER([.G16];2)*[.D16]/2000" office:value-type="float" office:value="82.075" calcext:value-type="float">
            <text:p>82,08</text:p>
          </table:table-cell>
          <table:table-cell table:formula="of:=[.G16]*[.D16]" office:value-type="float" office:value="469" calcext:value-type="float">
            <text:p>469,00</text:p>
          </table:table-cell>
          <table:table-cell table:formula="of:=FLOOR([.J16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6]/[Settings.$B$1]" office:value-type="float" office:value="5.47166666666667" calcext:value-type="float">
            <text:p>5,47</text:p>
          </table:table-cell>
          <table:table-cell table:formula="of:=[.I16]*[.E16]" office:value-type="float" office:value="3200.925" calcext:value-type="float">
            <text:p>3200,93</text:p>
          </table:table-cell>
          <table:table-cell table:formula="of:=[.N16]/[Settings.$B$1]" office:value-type="float" office:value="213.395" calcext:value-type="float">
            <text:p>213,40</text:p>
          </table:table-cell>
          <table:table-cell table:formula="of:=[.M16]*[.L16]/(1-POWER((1-[.L16]); ([.K16]+1)))" office:value-type="float" office:value="5.47166666666667" calcext:value-type="float">
            <text:p>5,47</text:p>
          </table:table-cell>
          <table:table-cell table:formula="of:=ROUND([.P16];0)" office:value-type="float" office:value="5" calcext:value-type="float">
            <text:p>5</text:p>
          </table:table-cell>
          <table:table-cell table:formula="of:=[.Q16]*(1-POWER((1-[.L16]); ([.K16]+1)))/[.L16]" office:value-type="float" office:value="5" calcext:value-type="float">
            <text:p>5,00</text:p>
          </table:table-cell>
          <table:table-cell table:formula="of:=[.R16]/[.M16]" office:value-type="float" office:value="0.913798355162961" calcext:value-type="float">
            <text:p>0,914</text:p>
          </table:table-cell>
        </table:table-row>
      </table:table>
      <table:table table:name="Handguns" table:style-name="ta1">
        <office:forms form:automatic-focus="false" form:apply-design-mode="false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6" table:default-cell-style-name="ce14"/>
        <table:table-column table:style-name="co37" table:default-cell-style-name="ce14"/>
        <table:table-column table:style-name="co38" table:default-cell-style-name="ce17"/>
        <table:table-column table:style-name="co39" table:default-cell-style-name="ce17"/>
        <table:table-column table:style-name="co36" table:default-cell-style-name="ce17"/>
        <table:table-column table:style-name="co40" table:default-cell-style-name="ce17"/>
        <table:table-column table:style-name="co41" table:default-cell-style-name="ce17"/>
        <table:table-column table:style-name="co42" table:default-cell-style-name="Default"/>
        <table:table-column table:style-name="co3" table:number-columns-repeated="995" table:default-cell-style-name="Default"/>
        <table:table-row table:style-name="ro1">
          <table:table-cell table:style-name="ce1"/>
          <table:table-cell table:style-name="ce3" office:value-type="string" calcext:value-type="string">
            <text:p>Clot head health (hard,3P)</text:p>
          </table:table-cell>
          <table:table-cell table:style-name="ce3" office:value-type="float" office:value="33.75" calcext:value-type="float">
            <text:p>33,75</text:p>
          </table:table-cell>
          <table:table-cell table:style-name="ce1" table:number-columns-repeated="18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1"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style-name="ce1" table:number-columns-repeated="18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1"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 table:number-columns-repeated="18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1"/>
          <table:table-cell table:style-name="ce3" office:value-type="string" calcext:value-type="string">
            <text:p>Sharpshooter headshot bonus (level 4)</text:p>
          </table:table-cell>
          <table:table-cell table:style-name="ce3" office:value-type="float" office:value="1.82" calcext:value-type="float">
            <text:p>1,82</text:p>
          </table:table-cell>
          <table:table-cell table:style-name="ce1" table:number-columns-repeated="18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1" table:number-columns-repeated="21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Start ammo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Clot HS#</text:p>
          </table:table-cell>
          <table:table-cell table:style-name="ce13" office:value-type="string" calcext:value-type="string">
            <text:p>Clot SHS#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HS#</text:p>
          </table:table-cell>
          <table:table-cell table:style-name="ce13" office:value-type="string" calcext:value-type="string">
            <text:p>Husk SHS#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Beretta</text:p>
          </table:table-cell>
          <table:table-cell office:value-type="string" calcext:value-type="string">
            <text:p>Beretta 92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formula="of:=FLOOR(1500/POWER([.S7];2/3)/[.E7];1)*[.E7]" office:value-type="float" office:value="135" calcext:value-type="float">
            <text:p>135</text:p>
          </table:table-cell>
          <table:table-cell table:formula="of:=FLOOR([.F7]/3/[.E7];1)*[.E7]"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table:style-name="ce14" table:formula="of:=[$'Handgun and SMG Ammo'.$F$2]" office:value-type="float" office:value="0.54" calcext:value-type="float">
            <text:p>0,54</text:p>
          </table:table-cell>
          <table:table-cell table:style-name="ce14" table:formula="of:=[.E7]*[.I7]" office:value-type="float" office:value="8.1" calcext:value-type="float">
            <text:p>8,10</text:p>
          </table:table-cell>
          <table:table-cell table:style-name="ce9" office:value-type="float" office:value="1.15" calcext:value-type="float">
            <text:p>1,150</text:p>
          </table:table-cell>
          <table:table-cell table:formula="of:=ROUND([.K7]*[Settings.$B$2]; 0)" office:value-type="float" office:value="1" calcext:value-type="float">
            <text:p>1</text:p>
          </table:table-cell>
          <table:table-cell table:style-name="ce14" office:value-type="float" office:value="475.26" calcext:value-type="float">
            <text:p>475,26</text:p>
          </table:table-cell>
          <table:table-cell table:style-name="ce14" table:formula="of:=[.M7]/[Settings.$B$1]" office:value-type="float" office:value="31.684" calcext:value-type="float">
            <text:p>31,68</text:p>
          </table:table-cell>
          <table:table-cell table:style-name="ce15" office:value-type="float" office:value="2670" calcext:value-type="float">
            <text:p>2670</text:p>
          </table:table-cell>
          <table:table-cell table:formula="of:=FLOOR([.O7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N7]*[.Q7]/(1-POWER((1-[.Q7]); ([.P7]+1)))" office:value-type="float" office:value="31.684" calcext:value-type="float">
            <text:p>31,68</text:p>
          </table:table-cell>
          <table:table-cell table:formula="of:=ROUND([.R7];0)" office:value-type="float" office:value="32" calcext:value-type="float">
            <text:p>32</text:p>
          </table:table-cell>
          <table:table-cell table:style-name="ce14" table:formula="of:=[.S7]*(1-POWER((1-[.Q7]); ([.P7]+1)))/[.Q7]" office:value-type="float" office:value="32" calcext:value-type="float">
            <text:p>32,00</text:p>
          </table:table-cell>
          <table:table-cell table:style-name="ce10" table:formula="of:=[.T7]/[.N7]" office:value-type="float" office:value="1.00997348819593" calcext:value-type="float">
            <text:p>1,010</text:p>
          </table:table-cell>
          <table:table-cell office:value-type="float" office:value="1.5" calcext:value-type="float">
            <text:p>1,50</text:p>
          </table:table-cell>
          <table:table-cell table:formula="of:=[.S7]*[.V7]" office:value-type="float" office:value="48" calcext:value-type="float">
            <text:p>48,00</text:p>
          </table:table-cell>
          <table:table-cell table:style-name="ce5" table:formula="of:=CEILING([.$C$1]/[.W7];1; )&amp;&quot; (&quot;&amp;ROUND([.$C$1]/[.W7];2)&amp;&quot;)&quot;" office:value-type="string" office:string-value="1 (0,7)" calcext:value-type="string">
            <text:p>1 (0,7)</text:p>
          </table:table-cell>
          <table:table-cell table:style-name="ce5" table:formula="of:=CEILING([.$C$1]/([.W7]*[.$C$4]);1; )&amp;&quot; (&quot;&amp;ROUND([.$C$1]/([.W7]*[.$C$4]);2)&amp;&quot;)&quot;" office:value-type="string" office:string-value="1 (0,39)" calcext:value-type="string">
            <text:p>1 (0,39)</text:p>
          </table:table-cell>
          <table:table-cell table:style-name="ce5" table:formula="of:=CEILING([.$C$2]/([.S7]*[.$C$4]);1; )&amp;&quot; (&quot;&amp;ROUND([.$C$3]/([.S7]*[.$C$4]);2)&amp;&quot;)&quot;" office:value-type="string" office:string-value="8 (5,33)" calcext:value-type="string">
            <text:p>8 (5,33)</text:p>
          </table:table-cell>
          <table:table-cell table:style-name="ce5" table:formula="of:=CEILING([.$C$3]/[.W7];1; )&amp;&quot; (&quot;&amp;ROUND([.$C$3]/[.W7];2)&amp;&quot;)&quot;" office:value-type="string" office:string-value="7 (6,47)" calcext:value-type="string">
            <text:p>7 (6,47)</text:p>
          </table:table-cell>
          <table:table-cell table:style-name="ce5" table:formula="of:=CEILING([.$C$3]/([.W7]*[.$C$4]);1; )&amp;&quot; (&quot;&amp;ROUND([.$C$3]/([.W7]*[.$C$4]);2)&amp;&quot;)&quot;" office:value-type="string" office:string-value="4 (3,55)" calcext:value-type="string">
            <text:p>4 (3,55)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K23</text:p>
          </table:table-cell>
          <table:table-cell office:value-type="string" calcext:value-type="string">
            <text:p>HK MK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formula="of:=FLOOR(1500/POWER([.S8];2/3)/[.E8];1)*[.E8]" office:value-type="float" office:value="132" calcext:value-type="float">
            <text:p>132</text:p>
          </table:table-cell>
          <table:table-cell table:formula="of:=FLOOR([.F8]/3/[.E8];1)*[.E8]"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table:style-name="ce14" table:formula="of:=[$'Handgun and SMG Ammo'.$F$9]" office:value-type="float" office:value="1.41" calcext:value-type="float">
            <text:p>1,41</text:p>
          </table:table-cell>
          <table:table-cell table:style-name="ce14" table:formula="of:=[.E8]*[.I8]" office:value-type="float" office:value="16.92" calcext:value-type="float">
            <text:p>16,92</text:p>
          </table:table-cell>
          <table:table-cell table:style-name="ce9" office:value-type="float" office:value="1.47" calcext:value-type="float">
            <text:p>1,470</text:p>
          </table:table-cell>
          <table:table-cell table:formula="of:=ROUND([.K8]*[Settings.$B$2]; 0)" office:value-type="float" office:value="2" calcext:value-type="float">
            <text:p>2</text:p>
          </table:table-cell>
          <table:table-cell table:style-name="ce14" office:value-type="float" office:value="670.5" calcext:value-type="float">
            <text:p>670,50</text:p>
          </table:table-cell>
          <table:table-cell table:style-name="ce14" table:formula="of:=[.M8]/[Settings.$B$1]" office:value-type="float" office:value="44.7" calcext:value-type="float">
            <text:p>44,70</text:p>
          </table:table-cell>
          <table:table-cell table:style-name="ce15" office:value-type="float" office:value="4470" calcext:value-type="float">
            <text:p>4470</text:p>
          </table:table-cell>
          <table:table-cell table:formula="of:=FLOOR([.O8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N8]*[.Q8]/(1-POWER((1-[.Q8]); ([.P8]+1)))" office:value-type="float" office:value="37.25" calcext:value-type="float">
            <text:p>37,25</text:p>
          </table:table-cell>
          <table:table-cell table:formula="of:=ROUND([.R8];0)" office:value-type="float" office:value="37" calcext:value-type="float">
            <text:p>37</text:p>
          </table:table-cell>
          <table:table-cell table:style-name="ce14" table:formula="of:=[.S8]*(1-POWER((1-[.Q8]); ([.P8]+1)))/[.Q8]" office:value-type="float" office:value="44.4" calcext:value-type="float">
            <text:p>44,40</text:p>
          </table:table-cell>
          <table:table-cell table:style-name="ce10" table:formula="of:=[.T8]/[.N8]" office:value-type="float" office:value="0.993288590604027" calcext:value-type="float">
            <text:p>0,993</text:p>
          </table:table-cell>
          <table:table-cell office:value-type="float" office:value="1.5" calcext:value-type="float">
            <text:p>1,50</text:p>
          </table:table-cell>
          <table:table-cell table:formula="of:=[.S8]*[.V8]" office:value-type="float" office:value="55.5" calcext:value-type="float">
            <text:p>55,50</text:p>
          </table:table-cell>
          <table:table-cell table:style-name="ce5" table:formula="of:=CEILING([.$C$1]/[.W8];1; )&amp;&quot; (&quot;&amp;ROUND([.$C$1]/[.W8];2)&amp;&quot;)&quot;" office:value-type="string" office:string-value="1 (0,61)" calcext:value-type="string">
            <text:p>1 (0,61)</text:p>
          </table:table-cell>
          <table:table-cell table:style-name="ce5" table:formula="of:=CEILING([.$C$1]/([.W8]*[.$C$4]);1; )&amp;&quot; (&quot;&amp;ROUND([.$C$1]/([.W8]*[.$C$4]);2)&amp;&quot;)&quot;" office:value-type="string" office:string-value="1 (0,33)" calcext:value-type="string">
            <text:p>1 (0,33)</text:p>
          </table:table-cell>
          <table:table-cell table:style-name="ce5" table:formula="of:=CEILING([.$C$2]/([.S8]*[.$C$4]);1; )&amp;&quot; (&quot;&amp;ROUND([.$C$3]/([.S8]*[.$C$4]);2)&amp;&quot;)&quot;" office:value-type="string" office:string-value="7 (4,61)" calcext:value-type="string">
            <text:p>7 (4,61)</text:p>
          </table:table-cell>
          <table:table-cell table:style-name="ce5" table:formula="of:=CEILING([.$C$3]/[.W8];1; )&amp;&quot; (&quot;&amp;ROUND([.$C$3]/[.W8];2)&amp;&quot;)&quot;" office:value-type="string" office:string-value="6 (5,59)" calcext:value-type="string">
            <text:p>6 (5,59)</text:p>
          </table:table-cell>
          <table:table-cell table:style-name="ce5" table:formula="of:=CEILING([.$C$3]/([.W8]*[.$C$4]);1; )&amp;&quot; (&quot;&amp;ROUND([.$C$3]/([.W8]*[.$C$4]);2)&amp;&quot;)&quot;" office:value-type="string" office:string-value="4 (3,07)" calcext:value-type="string">
            <text:p>4 (3,07)</text:p>
          </table:table-cell>
          <table:table-cell office:value-type="string" calcext:value-type="string">
            <text:p>can hold light or lase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odel29</text:p>
          </table:table-cell>
          <table:table-cell office:value-type="string" calcext:value-type="string">
            <text:p>S&amp;W model 2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FLOOR(1500/POWER([.S9];2/3)/[.E9];1)*[.E9]" office:value-type="float" office:value="90" calcext:value-type="float">
            <text:p>90</text:p>
          </table:table-cell>
          <table:table-cell table:formula="of:=FLOOR([.F9]/3/[.E9];1)*[.E9]"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table:style-name="ce14" table:formula="of:=[$'Handgun and SMG Ammo'.$F$5]" office:value-type="float" office:value="2.22" calcext:value-type="float">
            <text:p>2,22</text:p>
          </table:table-cell>
          <table:table-cell table:style-name="ce14" table:formula="of:=[.E9]*[.I9]" office:value-type="float" office:value="13.32" calcext:value-type="float">
            <text:p>13,32</text:p>
          </table:table-cell>
          <table:table-cell table:style-name="ce9" office:value-type="float" office:value="1.52" calcext:value-type="float">
            <text:p>1,520</text:p>
          </table:table-cell>
          <table:table-cell table:formula="of:=ROUND([.K9]*[Settings.$B$2]; 0)" office:value-type="float" office:value="2" calcext:value-type="float">
            <text:p>2</text:p>
          </table:table-cell>
          <table:table-cell table:style-name="ce14" office:value-type="float" office:value="1209.19375" calcext:value-type="float">
            <text:p>1209,19</text:p>
          </table:table-cell>
          <table:table-cell table:style-name="ce14" table:formula="of:=[.M9]/[Settings.$B$1]" office:value-type="float" office:value="80.6129166666667" calcext:value-type="float">
            <text:p>80,61</text:p>
          </table:table-cell>
          <table:table-cell table:style-name="ce15" office:value-type="float" office:value="6142.25" calcext:value-type="float">
            <text:p>6142</text:p>
          </table:table-cell>
          <table:table-cell table:formula="of:=FLOOR([.O9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N9]*[.Q9]/(1-POWER((1-[.Q9]); ([.P9]+1)))" office:value-type="float" office:value="67.1774305555556" calcext:value-type="float">
            <text:p>67,18</text:p>
          </table:table-cell>
          <table:table-cell table:formula="of:=ROUND([.R9];0)" office:value-type="float" office:value="67" calcext:value-type="float">
            <text:p>67</text:p>
          </table:table-cell>
          <table:table-cell table:style-name="ce14" table:formula="of:=[.S9]*(1-POWER((1-[.Q9]); ([.P9]+1)))/[.Q9]" office:value-type="float" office:value="80.4" calcext:value-type="float">
            <text:p>80,40</text:p>
          </table:table-cell>
          <table:table-cell table:style-name="ce10" table:formula="of:=[.T9]/[.N9]" office:value-type="float" office:value="0.997358777284451" calcext:value-type="float">
            <text:p>0,997</text:p>
          </table:table-cell>
          <table:table-cell office:value-type="float" office:value="1.5" calcext:value-type="float">
            <text:p>1,50</text:p>
          </table:table-cell>
          <table:table-cell table:formula="of:=[.S9]*[.V9]" office:value-type="float" office:value="100.5" calcext:value-type="float">
            <text:p>100,50</text:p>
          </table:table-cell>
          <table:table-cell table:style-name="ce5" table:formula="of:=CEILING([.$C$1]/[.W9];1; )&amp;&quot; (&quot;&amp;ROUND([.$C$1]/[.W9];2)&amp;&quot;)&quot;" office:value-type="string" office:string-value="1 (0,34)" calcext:value-type="string">
            <text:p>1 (0,34)</text:p>
          </table:table-cell>
          <table:table-cell table:style-name="ce5" table:formula="of:=CEILING([.$C$1]/([.W9]*[.$C$4]);1; )&amp;&quot; (&quot;&amp;ROUND([.$C$1]/([.W9]*[.$C$4]);2)&amp;&quot;)&quot;" office:value-type="string" office:string-value="1 (0,18)" calcext:value-type="string">
            <text:p>1 (0,18)</text:p>
          </table:table-cell>
          <table:table-cell table:style-name="ce5" table:formula="of:=CEILING([.$C$2]/([.S9]*[.$C$4]);1; )&amp;&quot; (&quot;&amp;ROUND([.$C$3]/([.S9]*[.$C$4]);2)&amp;&quot;)&quot;" office:value-type="string" office:string-value="4 (2,55)" calcext:value-type="string">
            <text:p>4 (2,55)</text:p>
          </table:table-cell>
          <table:table-cell table:style-name="ce5" table:formula="of:=CEILING([.$C$3]/[.W9];1; )&amp;&quot; (&quot;&amp;ROUND([.$C$3]/[.W9];2)&amp;&quot;)&quot;" office:value-type="string" office:string-value="4 (3,09)" calcext:value-type="string">
            <text:p>4 (3,09)</text:p>
          </table:table-cell>
          <table:table-cell table:style-name="ce5" table:formula="of:=CEILING([.$C$3]/([.W9]*[.$C$4]);1; )&amp;&quot; (&quot;&amp;ROUND([.$C$3]/([.W9]*[.$C$4]);2)&amp;&quot;)&quot;" office:value-type="string" office:string-value="2 (1,7)" calcext:value-type="string">
            <text:p>2 (1,7)</text:p>
          </table:table-cell>
          <table:table-cell office:value-type="string" calcext:value-type="string">
            <text:p>check correct cylinder rotation and emptyin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sert Eagle</text:p>
          </table:table-cell>
          <table:table-cell office:value-type="string" calcext:value-type="string">
            <text:p>IMI Desert Eagle XIX .50A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formula="of:=FLOOR(1500/POWER([.S10];2/3)/[.E10];1)*[.E10]" office:value-type="float" office:value="70" calcext:value-type="float">
            <text:p>70</text:p>
          </table:table-cell>
          <table:table-cell table:formula="of:=FLOOR([.F10]/3/[.E10];1)*[.E10]"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4" table:formula="of:=['Handgun and SMG Ammo'.F10]" office:value-type="float" office:value="5.15" calcext:value-type="float">
            <text:p>5,15</text:p>
          </table:table-cell>
          <table:table-cell table:style-name="ce14" table:formula="of:=[.E10]*[.I10]" office:value-type="float" office:value="36.05" calcext:value-type="float">
            <text:p>36,05</text:p>
          </table:table-cell>
          <table:table-cell table:style-name="ce9" office:value-type="float" office:value="2.23" calcext:value-type="float">
            <text:p>2,230</text:p>
          </table:table-cell>
          <table:table-cell table:formula="of:=ROUND([.K10]*[Settings.$B$2]; 0)" office:value-type="float" office:value="2" calcext:value-type="float">
            <text:p>2</text:p>
          </table:table-cell>
          <table:table-cell table:style-name="ce14" office:value-type="float" office:value="1680" calcext:value-type="float">
            <text:p>1680,00</text:p>
          </table:table-cell>
          <table:table-cell table:style-name="ce14" table:formula="of:=[.M10]/[Settings.$B$1]" office:value-type="float" office:value="112" calcext:value-type="float">
            <text:p>112,00</text:p>
          </table:table-cell>
          <table:table-cell table:style-name="ce15" office:value-type="float" office:value="8400" calcext:value-type="float">
            <text:p>8400</text:p>
          </table:table-cell>
          <table:table-cell table:formula="of:=FLOOR([.O10]/[$Settings.$B$4];1)"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style-name="ce14" table:formula="of:=[.N10]*[.Q10]/(1-POWER((1-[.Q10]); ([.P10]+1)))" office:value-type="float" office:value="90.3225806451613" calcext:value-type="float">
            <text:p>90,32</text:p>
          </table:table-cell>
          <table:table-cell table:formula="of:=ROUND([.R10];0)" office:value-type="float" office:value="90" calcext:value-type="float">
            <text:p>90</text:p>
          </table:table-cell>
          <table:table-cell table:style-name="ce14" table:formula="of:=[.S10]*(1-POWER((1-[.Q10]); ([.P10]+1)))/[.Q10]" office:value-type="float" office:value="111.6" calcext:value-type="float">
            <text:p>111,60</text:p>
          </table:table-cell>
          <table:table-cell table:style-name="ce10" table:formula="of:=[.T10]/[.N10]" office:value-type="float" office:value="0.996428571428571" calcext:value-type="float">
            <text:p>0,996</text:p>
          </table:table-cell>
          <table:table-cell office:value-type="float" office:value="1.5" calcext:value-type="float">
            <text:p>1,50</text:p>
          </table:table-cell>
          <table:table-cell table:formula="of:=[.S10]*[.V10]" office:value-type="float" office:value="135" calcext:value-type="float">
            <text:p>135,00</text:p>
          </table:table-cell>
          <table:table-cell table:style-name="ce5" table:formula="of:=CEILING([.$C$1]/[.W10];1; )&amp;&quot; (&quot;&amp;ROUND([.$C$1]/[.W10];2)&amp;&quot;)&quot;" office:value-type="string" office:string-value="1 (0,25)" calcext:value-type="string">
            <text:p>1 (0,25)</text:p>
          </table:table-cell>
          <table:table-cell table:style-name="ce5" table:formula="of:=CEILING([.$C$1]/([.W10]*[.$C$4]);1; )&amp;&quot; (&quot;&amp;ROUND([.$C$1]/([.W10]*[.$C$4]);2)&amp;&quot;)&quot;" office:value-type="string" office:string-value="1 (0,14)" calcext:value-type="string">
            <text:p>1 (0,14)</text:p>
          </table:table-cell>
          <table:table-cell table:style-name="ce5" table:formula="of:=CEILING([.$C$2]/([.S10]*[.$C$4]);1; )&amp;&quot; (&quot;&amp;ROUND([.$C$3]/([.S10]*[.$C$4]);2)&amp;&quot;)&quot;" office:value-type="string" office:string-value="3 (1,9)" calcext:value-type="string">
            <text:p>3 (1,9)</text:p>
          </table:table-cell>
          <table:table-cell table:style-name="ce5" table:formula="of:=CEILING([.$C$3]/[.W10];1; )&amp;&quot; (&quot;&amp;ROUND([.$C$3]/[.W10];2)&amp;&quot;)&quot;" office:value-type="string" office:string-value="3 (2,3)" calcext:value-type="string">
            <text:p>3 (2,3)</text:p>
          </table:table-cell>
          <table:table-cell table:style-name="ce5" table:formula="of:=CEILING([.$C$3]/([.W10]*[.$C$4]);1; )&amp;&quot; (&quot;&amp;ROUND([.$C$3]/([.W10]*[.$C$4]);2)&amp;&quot;)&quot;" office:value-type="string" office:string-value="2 (1,26)" calcext:value-type="string">
            <text:p>2 (1,26)</text:p>
          </table:table-cell>
          <table:table-cell table:number-columns-repeated="996"/>
        </table:table-row>
        <table:table-row table:style-name="ro1" table:visibility="filter">
          <table:table-cell table:number-columns-repeated="2" office:value-type="string" calcext:value-type="string">
            <text:p>Cz 75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14" table:formula="of:=['Handgun and SMG Ammo'.F2]" office:value-type="float" office:value="0.54" calcext:value-type="float">
            <text:p>0,54</text:p>
          </table:table-cell>
          <table:table-cell table:style-name="ce14" table:formula="of:=[.E11]*[.I11]" office:value-type="float" office:value="8.64" calcext:value-type="float">
            <text:p>8,64</text:p>
          </table:table-cell>
          <table:table-cell table:style-name="ce9" office:value-type="float" office:value="1.3" calcext:value-type="float">
            <text:p>1,300</text:p>
          </table:table-cell>
          <table:table-cell table:formula="of:=ROUND([.K11]*[Settings.$B$2]; 0)" office:value-type="float" office:value="1" calcext:value-type="float">
            <text:p>1</text:p>
          </table:table-cell>
          <table:table-cell table:style-name="ce14" office:value-type="float" office:value="464.64" calcext:value-type="float">
            <text:p>464,64</text:p>
          </table:table-cell>
          <table:table-cell table:style-name="ce14" table:formula="of:=[.M11]/[Settings.$B$1]" office:value-type="float" office:value="30.976" calcext:value-type="float">
            <text:p>30,98</text:p>
          </table:table-cell>
          <table:table-cell table:style-name="ce15" office:value-type="float" office:value="2640" calcext:value-type="float">
            <text:p>2640</text:p>
          </table:table-cell>
          <table:table-cell table:formula="of:=FLOOR([.O11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N11]*[.Q11]/(1-POWER((1-[.Q11]); ([.P11]+1)))" office:value-type="float" office:value="30.976" calcext:value-type="float">
            <text:p>30,98</text:p>
          </table:table-cell>
          <table:table-cell table:formula="of:=ROUND([.R11];0)" office:value-type="float" office:value="31" calcext:value-type="float">
            <text:p>31</text:p>
          </table:table-cell>
          <table:table-cell table:style-name="ce14" table:formula="of:=[.S11]*(1-POWER((1-[.Q11]); ([.P11]+1)))/[.Q11]" office:value-type="float" office:value="31" calcext:value-type="float">
            <text:p>31,00</text:p>
          </table:table-cell>
          <table:table-cell table:style-name="ce10" table:formula="of:=[.T11]/[.N11]" office:value-type="float" office:value="1.00077479338843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S11]*[.V11]" office:value-type="float" office:value="46.5" calcext:value-type="float">
            <text:p>46,50</text:p>
          </table:table-cell>
          <table:table-cell table:style-name="ce5" table:formula="of:=CEILING([.$C$1]/[.W11];1; )&amp;&quot; (&quot;&amp;ROUND([.$C$1]/[.W11];2)&amp;&quot;)&quot;" office:value-type="string" office:string-value="1 (0,73)" calcext:value-type="string">
            <text:p>1 (0,73)</text:p>
          </table:table-cell>
          <table:table-cell table:style-name="ce5" table:formula="of:=CEILING([.$C$1]/([.W11]*[.$C$4]);1; )&amp;&quot; (&quot;&amp;ROUND([.$C$1]/([.W11]*[.$C$4]);2)&amp;&quot;)&quot;" office:value-type="string" office:string-value="1 (0,4)" calcext:value-type="string">
            <text:p>1 (0,4)</text:p>
          </table:table-cell>
          <table:table-cell table:style-name="ce5" table:formula="of:=CEILING([.$C$2]/([.S11]*[.$C$4]);1; )&amp;&quot; (&quot;&amp;ROUND([.$C$3]/([.S11]*[.$C$4]);2)&amp;&quot;)&quot;" office:value-type="string" office:string-value="8 (5,5)" calcext:value-type="string">
            <text:p>8 (5,5)</text:p>
          </table:table-cell>
          <table:table-cell table:style-name="ce5" table:formula="of:=CEILING([.$C$3]/[.W11];1; )&amp;&quot; (&quot;&amp;ROUND([.$C$3]/[.W11];2)&amp;&quot;)&quot;" office:value-type="string" office:string-value="7 (6,68)" calcext:value-type="string">
            <text:p>7 (6,68)</text:p>
          </table:table-cell>
          <table:table-cell table:style-name="ce5" table:formula="of:=CEILING([.$C$3]/([.W11]*[.$C$4]);1; )&amp;&quot; (&quot;&amp;ROUND([.$C$3]/([.W11]*[.$C$4]);2)&amp;&quot;)&quot;" office:value-type="string" office:string-value="4 (3,67)" calcext:value-type="string">
            <text:p>4 (3,67)</text:p>
          </table:table-cell>
          <table:table-cell office:value-type="string" calcext:value-type="string">
            <text:p>replace by non-laser version – not availabl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ive-seveN</text:p>
          </table:table-cell>
          <table:table-cell office:value-type="string" calcext:value-type="string">
            <text:p>FN Five-seveN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formula="of:=FLOOR(1500/POWER([.S12];2/3)/[.E12];1)*[.E12]" office:value-type="float" office:value="140" calcext:value-type="float">
            <text:p>140</text:p>
          </table:table-cell>
          <table:table-cell table:formula="of:=FLOOR([.F12]/3/[.E12];1)*[.E12]"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style-name="ce14" table:formula="of:=[$'Handgun and SMG Ammo'.$F$12]" office:value-type="float" office:value="0.85" calcext:value-type="float">
            <text:p>0,85</text:p>
          </table:table-cell>
          <table:table-cell table:style-name="ce14" table:formula="of:=[.E12]*[.I12]" office:value-type="float" office:value="17" calcext:value-type="float">
            <text:p>17,00</text:p>
          </table:table-cell>
          <table:table-cell table:style-name="ce9" office:value-type="float" office:value="0.74" calcext:value-type="float">
            <text:p>0,740</text:p>
          </table:table-cell>
          <table:table-cell table:formula="of:=ROUND([.K12]*[Settings.$B$2]; 0)" office:value-type="float" office:value="1" calcext:value-type="float">
            <text:p>1</text:p>
          </table:table-cell>
          <table:table-cell table:style-name="ce14" office:value-type="float" office:value="434.7225" calcext:value-type="float">
            <text:p>434,72</text:p>
          </table:table-cell>
          <table:table-cell table:style-name="ce14" table:formula="of:=[.M12]/[Settings.$B$1]" office:value-type="float" office:value="28.9815" calcext:value-type="float">
            <text:p>28,98</text:p>
          </table:table-cell>
          <table:table-cell table:style-name="ce15" office:value-type="float" office:value="1251" calcext:value-type="float">
            <text:p>1251</text:p>
          </table:table-cell>
          <table:table-cell table:formula="of:=FLOOR([.O12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N12]*[.Q12]/(1-POWER((1-[.Q12]); ([.P12]+1)))" office:value-type="float" office:value="28.9815" calcext:value-type="float">
            <text:p>28,98</text:p>
          </table:table-cell>
          <table:table-cell table:formula="of:=ROUND([.R12];0)" office:value-type="float" office:value="29" calcext:value-type="float">
            <text:p>29</text:p>
          </table:table-cell>
          <table:table-cell table:style-name="ce14" table:formula="of:=[.S12]*(1-POWER((1-[.Q12]); ([.P12]+1)))/[.Q12]" office:value-type="float" office:value="29" calcext:value-type="float">
            <text:p>29,00</text:p>
          </table:table-cell>
          <table:table-cell table:style-name="ce10" table:formula="of:=[.T12]/[.N12]" office:value-type="float" office:value="1.00063833825026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S12]*[.V12]" office:value-type="float" office:value="43.5" calcext:value-type="float">
            <text:p>43,50</text:p>
          </table:table-cell>
          <table:table-cell table:style-name="ce5" table:formula="of:=CEILING([.$C$1]/[.W12];1; )&amp;&quot; (&quot;&amp;ROUND([.$C$1]/[.W12];2)&amp;&quot;)&quot;" office:value-type="string" office:string-value="1 (0,78)" calcext:value-type="string">
            <text:p>1 (0,78)</text:p>
          </table:table-cell>
          <table:table-cell table:style-name="ce5" table:formula="of:=CEILING([.$C$1]/([.W12]*[.$C$4]);1; )&amp;&quot; (&quot;&amp;ROUND([.$C$1]/([.W12]*[.$C$4]);2)&amp;&quot;)&quot;" office:value-type="string" office:string-value="1 (0,43)" calcext:value-type="string">
            <text:p>1 (0,43)</text:p>
          </table:table-cell>
          <table:table-cell table:style-name="ce5" table:formula="of:=CEILING([.$C$2]/([.S12]*[.$C$4]);1; )&amp;&quot; (&quot;&amp;ROUND([.$C$3]/([.S12]*[.$C$4]);2)&amp;&quot;)&quot;" office:value-type="string" office:string-value="9 (5,88)" calcext:value-type="string">
            <text:p>9 (5,88)</text:p>
          </table:table-cell>
          <table:table-cell table:style-name="ce5" table:formula="of:=CEILING([.$C$3]/[.W12];1; )&amp;&quot; (&quot;&amp;ROUND([.$C$3]/[.W12];2)&amp;&quot;)&quot;" office:value-type="string" office:string-value="8 (7,14)" calcext:value-type="string">
            <text:p>8 (7,14)</text:p>
          </table:table-cell>
          <table:table-cell table:style-name="ce5" table:formula="of:=CEILING([.$C$3]/([.W12]*[.$C$4]);1; )&amp;&quot; (&quot;&amp;ROUND([.$C$3]/([.W12]*[.$C$4]);2)&amp;&quot;)&quot;" office:value-type="string" office:string-value="4 (3,92)" calcext:value-type="string">
            <text:p>4 (3,92)</text:p>
          </table:table-cell>
          <table:table-cell table:number-columns-repeated="996"/>
        </table:table-row>
        <table:table-row table:style-name="ro1" table:visibility="filter">
          <table:table-cell office:value-type="string" calcext:value-type="string">
            <text:p>Hi-Power</text:p>
          </table:table-cell>
          <table:table-cell office:value-type="string" calcext:value-type="string">
            <text:p>FN Browning Hi-Power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5" office:value-type="float" office:value="13" calcext:value-type="float">
            <text:p>13</text:p>
          </table:table-cell>
          <table:table-cell table:number-columns-repeated="3"/>
          <table:table-cell table:style-name="ce14" table:formula="of:=['Handgun and SMG Ammo'.F2]" office:value-type="float" office:value="0.54" calcext:value-type="float">
            <text:p>0,54</text:p>
          </table:table-cell>
          <table:table-cell table:style-name="ce14" table:formula="of:=[.E13]*[.I13]" office:value-type="float" office:value="7.02" calcext:value-type="float">
            <text:p>7,02</text:p>
          </table:table-cell>
          <table:table-cell table:style-name="ce9" office:value-type="float" office:value="1.19" calcext:value-type="float">
            <text:p>1,190</text:p>
          </table:table-cell>
          <table:table-cell table:formula="of:=ROUND([.K13]*[Settings.$B$2]; 0)" office:value-type="float" office:value="1" calcext:value-type="float">
            <text:p>1</text:p>
          </table:table-cell>
          <table:table-cell table:style-name="ce14" office:value-type="float" office:value="459.375" calcext:value-type="float">
            <text:p>459,38</text:p>
          </table:table-cell>
          <table:table-cell table:style-name="ce14" table:formula="of:=[.M13]/[Settings.$B$1]" office:value-type="float" office:value="30.625" calcext:value-type="float">
            <text:p>30,63</text:p>
          </table:table-cell>
          <table:table-cell table:style-name="ce15" office:value-type="float" office:value="2625" calcext:value-type="float">
            <text:p>2625</text:p>
          </table:table-cell>
          <table:table-cell table:formula="of:=FLOOR([.O13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N13]*[.Q13]/(1-POWER((1-[.Q13]); ([.P13]+1)))" office:value-type="float" office:value="30.625" calcext:value-type="float">
            <text:p>30,63</text:p>
          </table:table-cell>
          <table:table-cell table:formula="of:=ROUND([.R13];0)" office:value-type="float" office:value="31" calcext:value-type="float">
            <text:p>31</text:p>
          </table:table-cell>
          <table:table-cell table:style-name="ce14" table:formula="of:=[.S13]*(1-POWER((1-[.Q13]); ([.P13]+1)))/[.Q13]" office:value-type="float" office:value="31" calcext:value-type="float">
            <text:p>31,00</text:p>
          </table:table-cell>
          <table:table-cell table:style-name="ce10" table:formula="of:=[.T13]/[.N13]" office:value-type="float" office:value="1.01224489795918" calcext:value-type="float">
            <text:p>1,012</text:p>
          </table:table-cell>
          <table:table-cell office:value-type="float" office:value="1.5" calcext:value-type="float">
            <text:p>1,50</text:p>
          </table:table-cell>
          <table:table-cell table:formula="of:=[.S13]*[.V13]" office:value-type="float" office:value="46.5" calcext:value-type="float">
            <text:p>46,50</text:p>
          </table:table-cell>
          <table:table-cell table:style-name="ce5" table:formula="of:=CEILING([.$C$1]/[.W13];1; )&amp;&quot; (&quot;&amp;ROUND([.$C$1]/[.W13];2)&amp;&quot;)&quot;" office:value-type="string" office:string-value="1 (0,73)" calcext:value-type="string">
            <text:p>1 (0,73)</text:p>
          </table:table-cell>
          <table:table-cell table:style-name="ce5" table:formula="of:=CEILING([.$C$1]/([.W13]*[.$C$4]);1; )&amp;&quot; (&quot;&amp;ROUND([.$C$1]/([.W13]*[.$C$4]);2)&amp;&quot;)&quot;" office:value-type="string" office:string-value="1 (0,4)" calcext:value-type="string">
            <text:p>1 (0,4)</text:p>
          </table:table-cell>
          <table:table-cell table:style-name="ce5" table:formula="of:=CEILING([.$C$2]/([.S13]*[.$C$4]);1; )&amp;&quot; (&quot;&amp;ROUND([.$C$3]/([.S13]*[.$C$4]);2)&amp;&quot;)&quot;" office:value-type="string" office:string-value="8 (5,5)" calcext:value-type="string">
            <text:p>8 (5,5)</text:p>
          </table:table-cell>
          <table:table-cell table:style-name="ce5" table:formula="of:=CEILING([.$C$3]/[.W13];1; )&amp;&quot; (&quot;&amp;ROUND([.$C$3]/[.W13];2)&amp;&quot;)&quot;" office:value-type="string" office:string-value="7 (6,68)" calcext:value-type="string">
            <text:p>7 (6,68)</text:p>
          </table:table-cell>
          <table:table-cell table:style-name="ce5" table:formula="of:=CEILING([.$C$3]/([.W13]*[.$C$4]);1; )&amp;&quot; (&quot;&amp;ROUND([.$C$3]/([.W13]*[.$C$4]);2)&amp;&quot;)&quot;" office:value-type="string" office:string-value="4 (3,67)" calcext:value-type="string">
            <text:p>4 (3,67)</text:p>
          </table:table-cell>
          <table:table-cell table:number-columns-repeated="996"/>
        </table:table-row>
        <table:table-row table:style-name="ro1" table:visibility="filter">
          <table:table-cell table:number-columns-repeated="2" office:value-type="string" calcext:value-type="string">
            <text:p>M191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14" table:formula="of:=['Handgun and SMG Ammo'.F9]" office:value-type="float" office:value="1.41" calcext:value-type="float">
            <text:p>1,41</text:p>
          </table:table-cell>
          <table:table-cell table:style-name="ce14" table:formula="of:=[.E14]*[.I14]" office:value-type="float" office:value="9.87" calcext:value-type="float">
            <text:p>9,87</text:p>
          </table:table-cell>
          <table:table-cell table:style-name="ce9" office:value-type="float" office:value="1.246" calcext:value-type="float">
            <text:p>1,246</text:p>
          </table:table-cell>
          <table:table-cell table:formula="of:=ROUND([.K14]*[Settings.$B$2]; 0)" office:value-type="float" office:value="1" calcext:value-type="float">
            <text:p>1</text:p>
          </table:table-cell>
          <table:table-cell table:style-name="ce14" office:value-type="float" office:value="543.105" calcext:value-type="float">
            <text:p>543,11</text:p>
          </table:table-cell>
          <table:table-cell table:style-name="ce14" table:formula="of:=[.M14]/[Settings.$B$1]" office:value-type="float" office:value="36.207" calcext:value-type="float">
            <text:p>36,21</text:p>
          </table:table-cell>
          <table:table-cell table:style-name="ce15" office:value-type="float" office:value="4023" calcext:value-type="float">
            <text:p>4023</text:p>
          </table:table-cell>
          <table:table-cell table:formula="of:=FLOOR([.O14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N14]*[.Q14]/(1-POWER((1-[.Q14]); ([.P14]+1)))" office:value-type="float" office:value="30.1725" calcext:value-type="float">
            <text:p>30,17</text:p>
          </table:table-cell>
          <table:table-cell table:formula="of:=ROUND([.R14];0)" office:value-type="float" office:value="30" calcext:value-type="float">
            <text:p>30</text:p>
          </table:table-cell>
          <table:table-cell table:style-name="ce14" table:formula="of:=[.S14]*(1-POWER((1-[.Q14]); ([.P14]+1)))/[.Q14]" office:value-type="float" office:value="36" calcext:value-type="float">
            <text:p>36,00</text:p>
          </table:table-cell>
          <table:table-cell table:style-name="ce10" table:formula="of:=[.T14]/[.N14]" office:value-type="float" office:value="0.994282873477504" calcext:value-type="float">
            <text:p>0,994</text:p>
          </table:table-cell>
          <table:table-cell office:value-type="float" office:value="1.5" calcext:value-type="float">
            <text:p>1,50</text:p>
          </table:table-cell>
          <table:table-cell table:formula="of:=[.S14]*[.V14]" office:value-type="float" office:value="45" calcext:value-type="float">
            <text:p>45,00</text:p>
          </table:table-cell>
          <table:table-cell table:style-name="ce5" table:formula="of:=CEILING([.$C$1]/[.W14];1; )&amp;&quot; (&quot;&amp;ROUND([.$C$1]/[.W14];2)&amp;&quot;)&quot;" office:value-type="string" office:string-value="1 (0,75)" calcext:value-type="string">
            <text:p>1 (0,75)</text:p>
          </table:table-cell>
          <table:table-cell table:style-name="ce5" table:formula="of:=CEILING([.$C$1]/([.W14]*[.$C$4]);1; )&amp;&quot; (&quot;&amp;ROUND([.$C$1]/([.W14]*[.$C$4]);2)&amp;&quot;)&quot;" office:value-type="string" office:string-value="1 (0,41)" calcext:value-type="string">
            <text:p>1 (0,41)</text:p>
          </table:table-cell>
          <table:table-cell table:style-name="ce5" table:formula="of:=CEILING([.$C$2]/([.S14]*[.$C$4]);1; )&amp;&quot; (&quot;&amp;ROUND([.$C$3]/([.S14]*[.$C$4]);2)&amp;&quot;)&quot;" office:value-type="string" office:string-value="9 (5,69)" calcext:value-type="string">
            <text:p>9 (5,69)</text:p>
          </table:table-cell>
          <table:table-cell table:style-name="ce5" table:formula="of:=CEILING([.$C$3]/[.W14];1; )&amp;&quot; (&quot;&amp;ROUND([.$C$3]/[.W14];2)&amp;&quot;)&quot;" office:value-type="string" office:string-value="7 (6,9)" calcext:value-type="string">
            <text:p>7 (6,9)</text:p>
          </table:table-cell>
          <table:table-cell table:style-name="ce5" table:formula="of:=CEILING([.$C$3]/([.W14]*[.$C$4]);1; )&amp;&quot; (&quot;&amp;ROUND([.$C$3]/([.W14]*[.$C$4]);2)&amp;&quot;)&quot;" office:value-type="string" office:string-value="4 (3,79)" calcext:value-type="string">
            <text:p>4 (3,79)</text:p>
          </table:table-cell>
          <table:table-cell office:value-type="string" calcext:value-type="string">
            <text:p>remove the version with knife and replace with plain gun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Colt Python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FLOOR(1500/POWER([.S15];2/3)/[.E15];1)*[.E15]" office:value-type="float" office:value="102" calcext:value-type="float">
            <text:p>102</text:p>
          </table:table-cell>
          <table:table-cell table:formula="of:=FLOOR([.F15]/3/[.E15];1)*[.E15]"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table:style-name="ce14" table:formula="of:=['Handgun and SMG Ammo'.F7]" office:value-type="float" office:value="1.19" calcext:value-type="float">
            <text:p>1,19</text:p>
          </table:table-cell>
          <table:table-cell table:style-name="ce14" table:formula="of:=[.E15]*[.I15]" office:value-type="float" office:value="7.14" calcext:value-type="float">
            <text:p>7,14</text:p>
          </table:table-cell>
          <table:table-cell table:style-name="ce9" office:value-type="float" office:value="1.345" calcext:value-type="float">
            <text:p>1,345</text:p>
          </table:table-cell>
          <table:table-cell table:formula="of:=ROUND([.K15]*[Settings.$B$2]; 0)" office:value-type="float" office:value="1" calcext:value-type="float">
            <text:p>1</text:p>
          </table:table-cell>
          <table:table-cell table:style-name="ce14" office:value-type="float" office:value="952.66125" calcext:value-type="float">
            <text:p>952,66</text:p>
          </table:table-cell>
          <table:table-cell table:style-name="ce14" table:formula="of:=[.M15]/[Settings.$B$1]" office:value-type="float" office:value="63.51075" calcext:value-type="float">
            <text:p>63,51</text:p>
          </table:table-cell>
          <table:table-cell table:style-name="ce15" office:value-type="float" office:value="3928.5" calcext:value-type="float">
            <text:p>3929</text:p>
          </table:table-cell>
          <table:table-cell table:formula="of:=FLOOR([.O15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N15]*[.Q15]/(1-POWER((1-[.Q15]); ([.P15]+1)))" office:value-type="float" office:value="52.925625" calcext:value-type="float">
            <text:p>52,93</text:p>
          </table:table-cell>
          <table:table-cell table:formula="of:=ROUND([.R15];0)" office:value-type="float" office:value="53" calcext:value-type="float">
            <text:p>53</text:p>
          </table:table-cell>
          <table:table-cell table:style-name="ce14" table:formula="of:=[.S15]*(1-POWER((1-[.Q15]); ([.P15]+1)))/[.Q15]" office:value-type="float" office:value="63.6" calcext:value-type="float">
            <text:p>63,60</text:p>
          </table:table-cell>
          <table:table-cell table:style-name="ce10" table:formula="of:=[.T15]/[.N15]" office:value-type="float" office:value="1.00140527391032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S15]*[.V15]" office:value-type="float" office:value="79.5" calcext:value-type="float">
            <text:p>79,50</text:p>
          </table:table-cell>
          <table:table-cell table:style-name="ce5" table:formula="of:=CEILING([.$C$1]/[.W15];1; )&amp;&quot; (&quot;&amp;ROUND([.$C$1]/[.W15];2)&amp;&quot;)&quot;" office:value-type="string" office:string-value="1 (0,42)" calcext:value-type="string">
            <text:p>1 (0,42)</text:p>
          </table:table-cell>
          <table:table-cell table:style-name="ce5" table:formula="of:=CEILING([.$C$1]/([.W15]*[.$C$4]);1; )&amp;&quot; (&quot;&amp;ROUND([.$C$1]/([.W15]*[.$C$4]);2)&amp;&quot;)&quot;" office:value-type="string" office:string-value="1 (0,23)" calcext:value-type="string">
            <text:p>1 (0,23)</text:p>
          </table:table-cell>
          <table:table-cell table:style-name="ce5" table:formula="of:=CEILING([.$C$2]/([.S15]*[.$C$4]);1; )&amp;&quot; (&quot;&amp;ROUND([.$C$3]/([.S15]*[.$C$4]);2)&amp;&quot;)&quot;" office:value-type="string" office:string-value="5 (3,22)" calcext:value-type="string">
            <text:p>5 (3,22)</text:p>
          </table:table-cell>
          <table:table-cell table:style-name="ce5" table:formula="of:=CEILING([.$C$3]/[.W15];1; )&amp;&quot; (&quot;&amp;ROUND([.$C$3]/[.W15];2)&amp;&quot;)&quot;" office:value-type="string" office:string-value="4 (3,91)" calcext:value-type="string">
            <text:p>4 (3,91)</text:p>
          </table:table-cell>
          <table:table-cell table:style-name="ce5" table:formula="of:=CEILING([.$C$3]/([.W15]*[.$C$4]);1; )&amp;&quot; (&quot;&amp;ROUND([.$C$3]/([.W15]*[.$C$4]);2)&amp;&quot;)&quot;" office:value-type="string" office:string-value="3 (2,15)" calcext:value-type="string">
            <text:p>3 (2,15)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karov</text:p>
          </table:table-cell>
          <table:table-cell office:value-type="string" calcext:value-type="string">
            <text:p>Makarov PM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FLOOR(1500/POWER([.S16];2/3)/[.E16];1)*[.E16]" office:value-type="float" office:value="176" calcext:value-type="float">
            <text:p>176</text:p>
          </table:table-cell>
          <table:table-cell table:formula="of:=FLOOR([.F16]/3/[.E16];1)*[.E16]"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style-name="ce14" table:formula="of:=[$'Handgun and SMG Ammo'.$F$6]" office:value-type="float" office:value="0.59" calcext:value-type="float">
            <text:p>0,59</text:p>
          </table:table-cell>
          <table:table-cell table:style-name="ce14" table:formula="of:=[.E16]*[.I16]" office:value-type="float" office:value="4.72" calcext:value-type="float">
            <text:p>4,72</text:p>
          </table:table-cell>
          <table:table-cell table:style-name="ce9" office:value-type="float" office:value="0.83" calcext:value-type="float">
            <text:p>0,830</text:p>
          </table:table-cell>
          <table:table-cell table:formula="of:=ROUND([.K16]*[Settings.$B$2]; 0)" office:value-type="float" office:value="1" calcext:value-type="float">
            <text:p>1</text:p>
          </table:table-cell>
          <table:table-cell table:style-name="ce14" office:value-type="float" office:value="357.075" calcext:value-type="float">
            <text:p>357,08</text:p>
          </table:table-cell>
          <table:table-cell table:style-name="ce14" table:formula="of:=[.M16]/[Settings.$B$1]" office:value-type="float" office:value="23.805" calcext:value-type="float">
            <text:p>23,81</text:p>
          </table:table-cell>
          <table:table-cell table:style-name="ce15" office:value-type="float" office:value="2070" calcext:value-type="float">
            <text:p>2070</text:p>
          </table:table-cell>
          <table:table-cell table:formula="of:=FLOOR([.O16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N16]*[.Q16]/(1-POWER((1-[.Q16]); ([.P16]+1)))" office:value-type="float" office:value="23.805" calcext:value-type="float">
            <text:p>23,81</text:p>
          </table:table-cell>
          <table:table-cell table:formula="of:=ROUND([.R16];0)" office:value-type="float" office:value="24" calcext:value-type="float">
            <text:p>24</text:p>
          </table:table-cell>
          <table:table-cell table:style-name="ce14" table:formula="of:=[.S16]*(1-POWER((1-[.Q16]); ([.P16]+1)))/[.Q16]" office:value-type="float" office:value="24" calcext:value-type="float">
            <text:p>24,00</text:p>
          </table:table-cell>
          <table:table-cell table:style-name="ce10" table:formula="of:=[.T16]/[.N16]" office:value-type="float" office:value="1.00819155639572" calcext:value-type="float">
            <text:p>1,008</text:p>
          </table:table-cell>
          <table:table-cell office:value-type="float" office:value="1.5" calcext:value-type="float">
            <text:p>1,50</text:p>
          </table:table-cell>
          <table:table-cell table:formula="of:=[.S16]*[.V16]" office:value-type="float" office:value="36" calcext:value-type="float">
            <text:p>36,00</text:p>
          </table:table-cell>
          <table:table-cell table:style-name="ce5" table:formula="of:=CEILING([.$C$1]/[.W16];1; )&amp;&quot; (&quot;&amp;ROUND([.$C$1]/[.W16];2)&amp;&quot;)&quot;" office:value-type="string" office:string-value="1 (0,94)" calcext:value-type="string">
            <text:p>1 (0,94)</text:p>
          </table:table-cell>
          <table:table-cell table:style-name="ce5" table:formula="of:=CEILING([.$C$1]/([.W16]*[.$C$4]);1; )&amp;&quot; (&quot;&amp;ROUND([.$C$1]/([.W16]*[.$C$4]);2)&amp;&quot;)&quot;" office:value-type="string" office:string-value="1 (0,52)" calcext:value-type="string">
            <text:p>1 (0,52)</text:p>
          </table:table-cell>
          <table:table-cell table:style-name="ce5" table:formula="of:=CEILING([.$C$2]/([.S16]*[.$C$4]);1; )&amp;&quot; (&quot;&amp;ROUND([.$C$3]/([.S16]*[.$C$4]);2)&amp;&quot;)&quot;" office:value-type="string" office:string-value="11 (7,11)" calcext:value-type="string">
            <text:p>11 (7,11)</text:p>
          </table:table-cell>
          <table:table-cell table:style-name="ce5" table:formula="of:=CEILING([.$C$3]/[.W16];1; )&amp;&quot; (&quot;&amp;ROUND([.$C$3]/[.W16];2)&amp;&quot;)&quot;" office:value-type="string" office:string-value="9 (8,63)" calcext:value-type="string">
            <text:p>9 (8,63)</text:p>
          </table:table-cell>
          <table:table-cell table:style-name="ce5" table:formula="of:=CEILING([.$C$3]/([.W16]*[.$C$4]);1; )&amp;&quot; (&quot;&amp;ROUND([.$C$3]/([.W16]*[.$C$4]);2)&amp;&quot;)&quot;" office:value-type="string" office:string-value="5 (4,74)" calcext:value-type="string">
            <text:p>5 (4,74)</text:p>
          </table:table-cell>
          <table:table-cell table:number-columns-repeated="996"/>
        </table:table-row>
        <table:table-row table:style-name="ro1" table:visibility="filter">
          <table:table-cell office:value-type="string" calcext:value-type="string">
            <text:p>Contender</text:p>
          </table:table-cell>
          <table:table-cell office:value-type="string" calcext:value-type="string">
            <text:p>Thompson Contender G2</text:p>
          </table:table-cell>
          <table:table-cell table:style-name="ce1" office:value-type="string" calcext:value-type="string">
            <text:p>maybe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4" table:formula="of:=['Handgun and SMG Ammo'.F13]" office:value-type="float" office:value="1.88" calcext:value-type="float">
            <text:p>1,88</text:p>
          </table:table-cell>
          <table:table-cell table:style-name="ce14" table:formula="of:=[.E17]*[.I17]" office:value-type="float" office:value="1.88" calcext:value-type="float">
            <text:p>1,88</text:p>
          </table:table-cell>
          <table:table-cell table:style-name="ce9" office:value-type="float" office:value="1.53" calcext:value-type="float">
            <text:p>1,530</text:p>
          </table:table-cell>
          <table:table-cell table:formula="of:=ROUND([.K17]*[Settings.$B$2]; 0)" office:value-type="float" office:value="2" calcext:value-type="float">
            <text:p>2</text:p>
          </table:table-cell>
          <table:table-cell table:style-name="ce14" office:value-type="float" office:value="2177.165" calcext:value-type="float">
            <text:p>2177,17</text:p>
          </table:table-cell>
          <table:table-cell table:style-name="ce14" table:formula="of:=[.M17]/[Settings.$B$1]" office:value-type="float" office:value="145.144333333333" calcext:value-type="float">
            <text:p>145,14</text:p>
          </table:table-cell>
          <table:table-cell table:style-name="ce15" office:value-type="float" office:value="6499" calcext:value-type="float">
            <text:p>6499</text:p>
          </table:table-cell>
          <table:table-cell table:formula="of:=FLOOR([.O17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N17]*[.Q17]/(1-POWER((1-[.Q17]); ([.P17]+1)))" office:value-type="float" office:value="111.649487179487" calcext:value-type="float">
            <text:p>111,65</text:p>
          </table:table-cell>
          <table:table-cell table:formula="of:=ROUND([.R17];0)" office:value-type="float" office:value="112" calcext:value-type="float">
            <text:p>112</text:p>
          </table:table-cell>
          <table:table-cell table:style-name="ce14" table:formula="of:=[.S17]*(1-POWER((1-[.Q17]); ([.P17]+1)))/[.Q17]" office:value-type="float" office:value="145.6" calcext:value-type="float">
            <text:p>145,60</text:p>
          </table:table-cell>
          <table:table-cell table:style-name="ce10" table:formula="of:=[.T17]/[.N17]" office:value-type="float" office:value="1.00313940376591" calcext:value-type="float">
            <text:p>1,003</text:p>
          </table:table-cell>
          <table:table-cell office:value-type="float" office:value="2" calcext:value-type="float">
            <text:p>2,00</text:p>
          </table:table-cell>
          <table:table-cell table:formula="of:=[.S17]*[.V17]" office:value-type="float" office:value="224" calcext:value-type="float">
            <text:p>224,00</text:p>
          </table:table-cell>
          <table:table-cell table:style-name="ce5" table:formula="of:=CEILING([.$C$1]/[.W17];1; )&amp;&quot; (&quot;&amp;ROUND([.$C$1]/[.W17];2)&amp;&quot;)&quot;" office:value-type="string" office:string-value="1 (0,15)" calcext:value-type="string">
            <text:p>1 (0,15)</text:p>
          </table:table-cell>
          <table:table-cell table:style-name="ce5" table:formula="of:=CEILING([.$C$1]/([.W17]*[.$C$4]);1; )&amp;&quot; (&quot;&amp;ROUND([.$C$1]/([.W17]*[.$C$4]);2)&amp;&quot;)&quot;" office:value-type="string" office:string-value="1 (0,08)" calcext:value-type="string">
            <text:p>1 (0,08)</text:p>
          </table:table-cell>
          <table:table-cell table:style-name="ce5" table:formula="of:=CEILING([.$C$2]/([.S17]*[.$C$4]);1; )&amp;&quot; (&quot;&amp;ROUND([.$C$3]/([.S17]*[.$C$4]);2)&amp;&quot;)&quot;" office:value-type="string" office:string-value="3 (1,52)" calcext:value-type="string">
            <text:p>3 (1,52)</text:p>
          </table:table-cell>
          <table:table-cell table:style-name="ce5" table:formula="of:=CEILING([.$C$3]/[.W17];1; )&amp;&quot; (&quot;&amp;ROUND([.$C$3]/[.W17];2)&amp;&quot;)&quot;" office:value-type="string" office:string-value="2 (1,39)" calcext:value-type="string">
            <text:p>2 (1,39)</text:p>
          </table:table-cell>
          <table:table-cell table:style-name="ce5" table:formula="of:=CEILING([.$C$3]/([.W17]*[.$C$4]);1; )&amp;&quot; (&quot;&amp;ROUND([.$C$3]/([.W17]*[.$C$4]);2)&amp;&quot;)&quot;" office:value-type="string" office:string-value="1 (0,76)" calcext:value-type="string">
            <text:p>1 (0,76)</text:p>
          </table:table-cell>
          <table:table-cell office:value-type="string" calcext:value-type="string">
            <text:p>scope weights 360g</text:p>
          </table:table-cell>
          <table:table-cell table:number-columns-repeated="99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Gs" table:style-name="ta1">
        <office:forms form:automatic-focus="false" form:apply-design-mode="false"/>
        <table:table-column table:style-name="co4" table:default-cell-style-name="Default"/>
        <table:table-column table:style-name="co43" table:default-cell-style-name="Default"/>
        <table:table-column table:style-name="co44" table:default-cell-style-name="ce1"/>
        <table:table-column table:style-name="co45" table:default-cell-style-name="ce1"/>
        <table:table-column table:style-name="co45" table:default-cell-style-name="ce5"/>
        <table:table-column table:style-name="co8" table:default-cell-style-name="Default"/>
        <table:table-column table:style-name="co11" table:default-cell-style-name="Default"/>
        <table:table-column table:style-name="co46" table:default-cell-style-name="ce18"/>
        <table:table-column table:style-name="co9" table:default-cell-style-name="Default"/>
        <table:table-column table:style-name="co11" table:default-cell-style-name="ce14"/>
        <table:table-column table:style-name="co45" table:default-cell-style-name="ce14"/>
        <table:table-column table:style-name="co8" table:default-cell-style-name="ce10"/>
        <table:table-column table:style-name="co12" table:default-cell-style-name="Default"/>
        <table:table-column table:style-name="co47" table:default-cell-style-name="ce14"/>
        <table:table-column table:style-name="co6" table:default-cell-style-name="ce14"/>
        <table:table-column table:style-name="co32" table:default-cell-style-name="ce15"/>
        <table:table-column table:style-name="co34" table:default-cell-style-name="Default"/>
        <table:table-column table:style-name="co35" table:default-cell-style-name="Default"/>
        <table:table-column table:style-name="co28" table:default-cell-style-name="ce14"/>
        <table:table-column table:style-name="co19" table:default-cell-style-name="Default"/>
        <table:table-column table:style-name="co16" table:default-cell-style-name="ce14"/>
        <table:table-column table:style-name="co48" table:default-cell-style-name="ce10"/>
        <table:table-column table:style-name="co36" table:default-cell-style-name="ce14"/>
        <table:table-column table:style-name="co37" table:default-cell-style-name="ce14"/>
        <table:table-column table:style-name="co38" table:default-cell-style-name="ce5"/>
        <table:table-column table:style-name="co49" table:number-columns-repeated="2" table:default-cell-style-name="ce5"/>
        <table:table-column table:style-name="co47" table:default-cell-style-name="ce19"/>
        <table:table-column table:style-name="co45" table:default-cell-style-name="ce19"/>
        <table:table-column table:style-name="co50" table:default-cell-style-name="ce19"/>
        <table:table-column table:style-name="co3" table:number-columns-repeated="989" table:default-cell-style-name="Default"/>
        <table:table-row table:style-name="ro1">
          <table:table-cell table:style-name="ce1"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Rate of fire</text:p>
          </table:table-cell>
          <table:table-cell table:style-name="ce8" office:value-type="string" calcext:value-type="string">
            <text:p>FireRate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Mag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body</text:p>
          </table:table-cell>
          <table:table-cell table:style-name="ce13" office:value-type="string" calcext:value-type="string">
            <text:p>Husk head</text:p>
          </table:table-cell>
          <table:table-cell table:style-name="ce13" office:value-type="string" calcext:value-type="string">
            <text:p>Dps</text:p>
          </table:table-cell>
          <table:table-cell table:style-name="ce13" office:value-type="string" calcext:value-type="string">
            <text:p>Dam/mag</text:p>
          </table:table-cell>
          <table:table-cell table:style-name="ce13" office:value-type="string" calcext:value-type="string">
            <text:p>Time/mag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88"/>
        </table:table-row>
        <table:table-row table:style-name="ro1">
          <table:table-cell office:value-type="string" calcext:value-type="string">
            <text:p>M1A1</text:p>
          </table:table-cell>
          <table:table-cell office:value-type="string" calcext:value-type="string">
            <text:p>Thompson M1A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table:formula="of:=60/[.G7]" office:value-type="float" office:value="0.0857142857142857" calcext:value-type="float">
            <text:p>0,0857</text:p>
          </table:table-cell>
          <table:table-cell office:value-type="float" office:value="900" calcext:value-type="float">
            <text:p>90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7]*[.J7]" office:value-type="float" office:value="42.3" calcext:value-type="float">
            <text:p>42,30</text:p>
          </table:table-cell>
          <table:table-cell office:value-type="float" office:value="5.6" calcext:value-type="float">
            <text:p>5,600</text:p>
          </table:table-cell>
          <table:table-cell table:formula="of:=ROUND([.L7]*[Settings.$B$2]; 0)" office:value-type="float" office:value="6" calcext:value-type="float">
            <text:p>6</text:p>
          </table:table-cell>
          <table:table-cell office:value-type="float" office:value="670.5" calcext:value-type="float">
            <text:p>670,50</text:p>
          </table:table-cell>
          <table:table-cell table:formula="of:=[.N7]/[Settings.$B$1]" office:value-type="float" office:value="44.7" calcext:value-type="float">
            <text:p>44,70</text:p>
          </table:table-cell>
          <table:table-cell office:value-type="float" office:value="4470" calcext:value-type="float">
            <text:p>4470</text:p>
          </table:table-cell>
          <table:table-cell table:formula="of:=FLOOR([.P7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7]*[.R7]/(1-POWER((1-[.R7]); ([.Q7]+1)))" office:value-type="float" office:value="37.25" calcext:value-type="float">
            <text:p>37,25</text:p>
          </table:table-cell>
          <table:table-cell table:formula="of:=ROUND([.S7];0)" office:value-type="float" office:value="37" calcext:value-type="float">
            <text:p>37</text:p>
          </table:table-cell>
          <table:table-cell table:formula="of:=[.T7]*(1-POWER((1-[.R7]); ([.Q7]+1)))/[.R7]" office:value-type="float" office:value="44.4" calcext:value-type="float">
            <text:p>44,40</text:p>
          </table:table-cell>
          <table:table-cell table:formula="of:=[.U7]/[.O7]" office:value-type="float" office:value="0.993288590604027" calcext:value-type="float">
            <text:p>0,993</text:p>
          </table:table-cell>
          <table:table-cell office:value-type="float" office:value="1.5" calcext:value-type="float">
            <text:p>1,50</text:p>
          </table:table-cell>
          <table:table-cell table:formula="of:=[.T7]*[.W7]" office:value-type="float" office:value="55.5" calcext:value-type="float">
            <text:p>55,50</text:p>
          </table:table-cell>
          <table:table-cell table:formula="of:=CEILING([.$C$1]/([.U7]*[.$C$4]);1; )&amp;&quot; (&quot;&amp;ROUND([.$C$1]/([.U7]*[.$C$4]);2)&amp;&quot;)&quot;" office:value-type="string" office:string-value="8 (7,06)" calcext:value-type="string">
            <text:p>8 (7,06)</text:p>
          </table:table-cell>
          <table:table-cell table:formula="of:=CEILING([.$C$2]/([.U7]*[.$C$4]);1; )&amp;&quot; (&quot;&amp;ROUND([.$C$2]/([.U7]*[.$C$4]);2)&amp;&quot;)&quot;" office:value-type="string" office:string-value="16 (15,64)" calcext:value-type="string">
            <text:p>16 (15,64)</text:p>
          </table:table-cell>
          <table:table-cell table:formula="of:=CEILING([.$C$3]/([.X7]*[.$C$4]);1; )&amp;&quot; (&quot;&amp;ROUND([.$C$3]/([.X7]*[.$C$4]);2)&amp;&quot;)&quot;" office:value-type="string" office:string-value="4 (4)" calcext:value-type="string">
            <text:p>4 (4)</text:p>
          </table:table-cell>
          <table:table-cell table:formula="of:=[.T7]*[.G7]/60" office:value-type="float" office:value="431.666666666667" calcext:value-type="float">
            <text:p>431,67</text:p>
          </table:table-cell>
          <table:table-cell table:formula="of:=[.E7]*[.T7]" office:value-type="float" office:value="1110" calcext:value-type="float">
            <text:p>1110,00</text:p>
          </table:table-cell>
          <table:table-cell table:formula="of:=[.E7]*60/[.G7]" office:value-type="float" office:value="2.57142857142857" calcext:value-type="float">
            <text:p>2,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Thompson model 192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table:formula="of:=60/[.G8]" office:value-type="float" office:value="0.0545454545454545" calcext:value-type="float">
            <text:p>0,0545</text:p>
          </table:table-cell>
          <table:table-cell office:value-type="float" office:value="1450" calcext:value-type="float">
            <text:p>145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8]*[.J8]" office:value-type="float" office:value="70.5" calcext:value-type="float">
            <text:p>70,50</text:p>
          </table:table-cell>
          <table:table-cell office:value-type="float" office:value="7.05" calcext:value-type="float">
            <text:p>7,050</text:p>
          </table:table-cell>
          <table:table-cell table:formula="of:=ROUND([.L8]*[Settings.$B$2]; 0)" office:value-type="float" office:value="7" calcext:value-type="float">
            <text:p>7</text:p>
          </table:table-cell>
          <table:table-cell office:value-type="float" office:value="670.5" calcext:value-type="float">
            <text:p>670,50</text:p>
          </table:table-cell>
          <table:table-cell table:formula="of:=[.N8]/[Settings.$B$1]" office:value-type="float" office:value="44.7" calcext:value-type="float">
            <text:p>44,70</text:p>
          </table:table-cell>
          <table:table-cell office:value-type="float" office:value="4470" calcext:value-type="float">
            <text:p>4470</text:p>
          </table:table-cell>
          <table:table-cell table:formula="of:=FLOOR([.P8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8]*[.R8]/(1-POWER((1-[.R8]); ([.Q8]+1)))" office:value-type="float" office:value="37.25" calcext:value-type="float">
            <text:p>37,25</text:p>
          </table:table-cell>
          <table:table-cell table:formula="of:=ROUND([.S8];0)" office:value-type="float" office:value="37" calcext:value-type="float">
            <text:p>37</text:p>
          </table:table-cell>
          <table:table-cell table:formula="of:=[.T8]*(1-POWER((1-[.R8]); ([.Q8]+1)))/[.R8]" office:value-type="float" office:value="44.4" calcext:value-type="float">
            <text:p>44,40</text:p>
          </table:table-cell>
          <table:table-cell table:formula="of:=[.U8]/[.O8]" office:value-type="float" office:value="0.993288590604027" calcext:value-type="float">
            <text:p>0,993</text:p>
          </table:table-cell>
          <table:table-cell office:value-type="float" office:value="1.5" calcext:value-type="float">
            <text:p>1,50</text:p>
          </table:table-cell>
          <table:table-cell table:formula="of:=[.T8]*[.W8]" office:value-type="float" office:value="55.5" calcext:value-type="float">
            <text:p>55,50</text:p>
          </table:table-cell>
          <table:table-cell table:formula="of:=CEILING([.$C$1]/([.U8]*[.$C$4]);1; )&amp;&quot; (&quot;&amp;ROUND([.$C$1]/([.U8]*[.$C$4]);2)&amp;&quot;)&quot;" office:value-type="string" office:string-value="8 (7,06)" calcext:value-type="string">
            <text:p>8 (7,06)</text:p>
          </table:table-cell>
          <table:table-cell table:formula="of:=CEILING([.$C$2]/([.U8]*[.$C$4]);1; )&amp;&quot; (&quot;&amp;ROUND([.$C$2]/([.U8]*[.$C$4]);2)&amp;&quot;)&quot;" office:value-type="string" office:string-value="16 (15,64)" calcext:value-type="string">
            <text:p>16 (15,64)</text:p>
          </table:table-cell>
          <table:table-cell table:formula="of:=CEILING([.$C$3]/([.X8]*[.$C$4]);1; )&amp;&quot; (&quot;&amp;ROUND([.$C$3]/([.X8]*[.$C$4]);2)&amp;&quot;)&quot;" office:value-type="string" office:string-value="4 (4)" calcext:value-type="string">
            <text:p>4 (4)</text:p>
          </table:table-cell>
          <table:table-cell table:formula="of:=[.T8]*[.G8]/60" office:value-type="float" office:value="678.333333333333" calcext:value-type="float">
            <text:p>678,33</text:p>
          </table:table-cell>
          <table:table-cell table:formula="of:=[.E8]*[.T8]" office:value-type="float" office:value="1850" calcext:value-type="float">
            <text:p>1850,00</text:p>
          </table:table-cell>
          <table:table-cell table:formula="of:=[.E8]*60/[.G8]" office:value-type="float" office:value="2.72727272727273" calcext:value-type="float">
            <text:p>2,73</text:p>
          </table:table-cell>
          <table:table-cell table:number-columns-repeated="989"/>
        </table:table-row>
        <table:table-row table:style-name="ro1">
          <table:table-cell table:number-columns-repeated="2" office:value-type="string" calcext:value-type="string">
            <text:p>MAC-10</text:p>
          </table:table-cell>
          <table:table-cell office:value-type="string" calcext:value-type="string">
            <text:p>yes(1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145" calcext:value-type="float">
            <text:p>1145</text:p>
          </table:table-cell>
          <table:table-cell table:formula="of:=60/[.G9]" office:value-type="float" office:value="0.0524017467248908" calcext:value-type="float">
            <text:p>0,0524</text:p>
          </table:table-cell>
          <table:table-cell office:value-type="float" office:value="500" calcext:value-type="float">
            <text:p>50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9]*[.J9]" office:value-type="float" office:value="42.3" calcext:value-type="float">
            <text:p>42,30</text:p>
          </table:table-cell>
          <table:table-cell office:value-type="float" office:value="4.2" calcext:value-type="float">
            <text:p>4,200</text:p>
          </table:table-cell>
          <table:table-cell table:formula="of:=ROUND([.L9]*[Settings.$B$2]; 0)" office:value-type="float" office:value="4" calcext:value-type="float">
            <text:p>4</text:p>
          </table:table-cell>
          <table:table-cell office:value-type="float" office:value="540" calcext:value-type="float">
            <text:p>540,00</text:p>
          </table:table-cell>
          <table:table-cell table:formula="of:=[.N9]/[Settings.$B$1]" office:value-type="float" office:value="36" calcext:value-type="float">
            <text:p>36,00</text:p>
          </table:table-cell>
          <table:table-cell office:value-type="float" office:value="3600" calcext:value-type="float">
            <text:p>3600</text:p>
          </table:table-cell>
          <table:table-cell table:formula="of:=FLOOR([.P9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9]*[.R9]/(1-POWER((1-[.R9]); ([.Q9]+1)))" office:value-type="float" office:value="36" calcext:value-type="float">
            <text:p>36,00</text:p>
          </table:table-cell>
          <table:table-cell table:formula="of:=ROUND([.S9];0)" office:value-type="float" office:value="36" calcext:value-type="float">
            <text:p>36</text:p>
          </table:table-cell>
          <table:table-cell table:formula="of:=[.T9]*(1-POWER((1-[.R9]); ([.Q9]+1)))/[.R9]" office:value-type="float" office:value="36" calcext:value-type="float">
            <text:p>36,00</text:p>
          </table:table-cell>
          <table:table-cell table:formula="of:=[.U9]/[.O9]" office:value-type="float" office:value="1" calcext:value-type="float">
            <text:p>1,000</text:p>
          </table:table-cell>
          <table:table-cell office:value-type="float" office:value="1.5" calcext:value-type="float">
            <text:p>1,50</text:p>
          </table:table-cell>
          <table:table-cell table:formula="of:=[.T9]*[.W9]" office:value-type="float" office:value="54" calcext:value-type="float">
            <text:p>54,00</text:p>
          </table:table-cell>
          <table:table-cell table:formula="of:=CEILING([.$C$1]/([.U9]*[.$C$4]);1; )&amp;&quot; (&quot;&amp;ROUND([.$C$1]/([.U9]*[.$C$4]);2)&amp;&quot;)&quot;" office:value-type="string" office:string-value="9 (8,71)" calcext:value-type="string">
            <text:p>9 (8,71)</text:p>
          </table:table-cell>
          <table:table-cell table:formula="of:=CEILING([.$C$2]/([.U9]*[.$C$4]);1; )&amp;&quot; (&quot;&amp;ROUND([.$C$2]/([.U9]*[.$C$4]);2)&amp;&quot;)&quot;" office:value-type="string" office:string-value="20 (19,29)" calcext:value-type="string">
            <text:p>20 (19,29)</text:p>
          </table:table-cell>
          <table:table-cell table:formula="of:=CEILING([.$C$3]/([.X9]*[.$C$4]);1; )&amp;&quot; (&quot;&amp;ROUND([.$C$3]/([.X9]*[.$C$4]);2)&amp;&quot;)&quot;" office:value-type="string" office:string-value="5 (4,11)" calcext:value-type="string">
            <text:p>5 (4,11)</text:p>
          </table:table-cell>
          <table:table-cell table:formula="of:=[.T9]*[.G9]/60" office:value-type="float" office:value="687" calcext:value-type="float">
            <text:p>687,00</text:p>
          </table:table-cell>
          <table:table-cell table:formula="of:=[.E9]*[.T9]" office:value-type="float" office:value="1080" calcext:value-type="float">
            <text:p>1080,00</text:p>
          </table:table-cell>
          <table:table-cell table:formula="of:=[.E9]*60/[.G9]" office:value-type="float" office:value="1.57205240174672" calcext:value-type="float">
            <text:p>1,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P7</text:p>
          </table:table-cell>
          <table:table-cell office:value-type="string" calcext:value-type="string">
            <text:p>HK MP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950" calcext:value-type="float">
            <text:p>950</text:p>
          </table:table-cell>
          <table:table-cell table:formula="of:=60/[.G10]" office:value-type="float" office:value="0.0631578947368421" calcext:value-type="float">
            <text:p>0,0632</text:p>
          </table:table-cell>
          <table:table-cell office:value-type="float" office:value="525" calcext:value-type="float">
            <text:p>525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0]*[.J10]" office:value-type="float" office:value="10.8" calcext:value-type="float">
            <text:p>10,80</text:p>
          </table:table-cell>
          <table:table-cell office:value-type="float" office:value="2.25" calcext:value-type="float">
            <text:p>2,250</text:p>
          </table:table-cell>
          <table:table-cell table:formula="of:=ROUND([.L10]*[Settings.$B$2]; 0)" office:value-type="float" office:value="2" calcext:value-type="float">
            <text:p>2</text:p>
          </table:table-cell>
          <table:table-cell office:value-type="float" office:value="486" calcext:value-type="float">
            <text:p>486,00</text:p>
          </table:table-cell>
          <table:table-cell table:formula="of:=[.N10]/[Settings.$B$1]" office:value-type="float" office:value="32.4" calcext:value-type="float">
            <text:p>32,40</text:p>
          </table:table-cell>
          <table:table-cell office:value-type="float" office:value="1620" calcext:value-type="float">
            <text:p>1620</text:p>
          </table:table-cell>
          <table:table-cell table:formula="of:=FLOOR([.P10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0]*[.R10]/(1-POWER((1-[.R10]); ([.Q10]+1)))" office:value-type="float" office:value="32.4" calcext:value-type="float">
            <text:p>32,40</text:p>
          </table:table-cell>
          <table:table-cell table:formula="of:=ROUND([.S10];0)" office:value-type="float" office:value="32" calcext:value-type="float">
            <text:p>32</text:p>
          </table:table-cell>
          <table:table-cell table:formula="of:=[.T10]*(1-POWER((1-[.R10]); ([.Q10]+1)))/[.R10]" office:value-type="float" office:value="32" calcext:value-type="float">
            <text:p>32,00</text:p>
          </table:table-cell>
          <table:table-cell table:formula="of:=[.U10]/[.O10]" office:value-type="float" office:value="0.987654320987654" calcext:value-type="float">
            <text:p>0,988</text:p>
          </table:table-cell>
          <table:table-cell office:value-type="float" office:value="1.5" calcext:value-type="float">
            <text:p>1,50</text:p>
          </table:table-cell>
          <table:table-cell table:formula="of:=[.T10]*[.W10]" office:value-type="float" office:value="48" calcext:value-type="float">
            <text:p>48,00</text:p>
          </table:table-cell>
          <table:table-cell table:formula="of:=CEILING([.$C$1]/([.U10]*[.$C$4]);1; )&amp;&quot; (&quot;&amp;ROUND([.$C$1]/([.U10]*[.$C$4]);2)&amp;&quot;)&quot;" office:value-type="string" office:string-value="10 (9,79)" calcext:value-type="string">
            <text:p>10 (9,79)</text:p>
          </table:table-cell>
          <table:table-cell table:formula="of:=CEILING([.$C$2]/([.U10]*[.$C$4]);1; )&amp;&quot; (&quot;&amp;ROUND([.$C$2]/([.U10]*[.$C$4]);2)&amp;&quot;)&quot;" office:value-type="string" office:string-value="22 (21,7)" calcext:value-type="string">
            <text:p>22 (21,7)</text:p>
          </table:table-cell>
          <table:table-cell table:formula="of:=CEILING([.$C$3]/([.X10]*[.$C$4]);1; )&amp;&quot; (&quot;&amp;ROUND([.$C$3]/([.X10]*[.$C$4]);2)&amp;&quot;)&quot;" office:value-type="string" office:string-value="5 (4,62)" calcext:value-type="string">
            <text:p>5 (4,62)</text:p>
          </table:table-cell>
          <table:table-cell table:formula="of:=[.T10]*[.G10]/60" office:value-type="float" office:value="506.666666666667" calcext:value-type="float">
            <text:p>506,67</text:p>
          </table:table-cell>
          <table:table-cell table:formula="of:=[.E10]*[.T10]" office:value-type="float" office:value="640" calcext:value-type="float">
            <text:p>640,00</text:p>
          </table:table-cell>
          <table:table-cell table:formula="of:=[.E10]*60/[.G10]" office:value-type="float" office:value="1.26315789473684" calcext:value-type="float">
            <text:p>1,26</text:p>
          </table:table-cell>
          <table:table-cell office:value-type="string" calcext:value-type="string">
            <text:p>MP7A1 could hold a ligh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P5A4</text:p>
          </table:table-cell>
          <table:table-cell office:value-type="string" calcext:value-type="string">
            <text:p>HK MP5A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60/[.G11]" office:value-type="float" office:value="0.075" calcext:value-type="float">
            <text:p>0,0750</text:p>
          </table:table-cell>
          <table:table-cell office:value-type="float" office:value="1075" calcext:value-type="float">
            <text:p>1075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1]*[.J11]" office:value-type="float" office:value="16.2" calcext:value-type="float">
            <text:p>16,20</text:p>
          </table:table-cell>
          <table:table-cell office:value-type="float" office:value="3.43" calcext:value-type="float">
            <text:p>3,430</text:p>
          </table:table-cell>
          <table:table-cell table:formula="of:=ROUND([.L11]*[Settings.$B$2]; 0)" office:value-type="float" office:value="4" calcext:value-type="float">
            <text:p>4</text:p>
          </table:table-cell>
          <table:table-cell office:value-type="float" office:value="630.375" calcext:value-type="float">
            <text:p>630,38</text:p>
          </table:table-cell>
          <table:table-cell table:formula="of:=[.N11]/[Settings.$B$1]" office:value-type="float" office:value="42.025" calcext:value-type="float">
            <text:p>42,03</text:p>
          </table:table-cell>
          <table:table-cell office:value-type="float" office:value="3075" calcext:value-type="float">
            <text:p>3075</text:p>
          </table:table-cell>
          <table:table-cell table:formula="of:=FLOOR([.P11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1]*[.R11]/(1-POWER((1-[.R11]); ([.Q11]+1)))" office:value-type="float" office:value="42.025" calcext:value-type="float">
            <text:p>42,03</text:p>
          </table:table-cell>
          <table:table-cell table:formula="of:=ROUND([.S11];0)" office:value-type="float" office:value="42" calcext:value-type="float">
            <text:p>42</text:p>
          </table:table-cell>
          <table:table-cell table:formula="of:=[.T11]*(1-POWER((1-[.R11]); ([.Q11]+1)))/[.R11]" office:value-type="float" office:value="42" calcext:value-type="float">
            <text:p>42,00</text:p>
          </table:table-cell>
          <table:table-cell table:formula="of:=[.U11]/[.O11]" office:value-type="float" office:value="0.99940511600238" calcext:value-type="float">
            <text:p>0,999</text:p>
          </table:table-cell>
          <table:table-cell office:value-type="float" office:value="1.5" calcext:value-type="float">
            <text:p>1,50</text:p>
          </table:table-cell>
          <table:table-cell table:formula="of:=[.T11]*[.W11]" office:value-type="float" office:value="63" calcext:value-type="float">
            <text:p>63,00</text:p>
          </table:table-cell>
          <table:table-cell table:formula="of:=CEILING([.$C$1]/([.U11]*[.$C$4]);1; )&amp;&quot; (&quot;&amp;ROUND([.$C$1]/([.U11]*[.$C$4]);2)&amp;&quot;)&quot;" office:value-type="string" office:string-value="8 (7,46)" calcext:value-type="string">
            <text:p>8 (7,46)</text:p>
          </table:table-cell>
          <table:table-cell table:formula="of:=CEILING([.$C$2]/([.U11]*[.$C$4]);1; )&amp;&quot; (&quot;&amp;ROUND([.$C$2]/([.U11]*[.$C$4]);2)&amp;&quot;)&quot;" office:value-type="string" office:string-value="17 (16,53)" calcext:value-type="string">
            <text:p>17 (16,53)</text:p>
          </table:table-cell>
          <table:table-cell table:formula="of:=CEILING([.$C$3]/([.X11]*[.$C$4]);1; )&amp;&quot; (&quot;&amp;ROUND([.$C$3]/([.X11]*[.$C$4]);2)&amp;&quot;)&quot;" office:value-type="string" office:string-value="4 (3,52)" calcext:value-type="string">
            <text:p>4 (3,52)</text:p>
          </table:table-cell>
          <table:table-cell table:formula="of:=[.T11]*[.G11]/60" office:value-type="float" office:value="560" calcext:value-type="float">
            <text:p>560,00</text:p>
          </table:table-cell>
          <table:table-cell table:formula="of:=[.E11]*[.T11]" office:value-type="float" office:value="1260" calcext:value-type="float">
            <text:p>1260,00</text:p>
          </table:table-cell>
          <table:table-cell table:formula="of:=[.E11]*60/[.G11]" office:value-type="float" office:value="2.25" calcext:value-type="float">
            <text:p>2,25</text:p>
          </table:table-cell>
          <table:table-cell office:value-type="string" calcext:value-type="string">
            <text:p>has a ligh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P5SD6</text:p>
          </table:table-cell>
          <table:table-cell office:value-type="string" calcext:value-type="string">
            <text:p>HK MP5SD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table:formula="of:=60/[.G12]" office:value-type="float" office:value="0.075" calcext:value-type="float">
            <text:p>0,0750</text:p>
          </table:table-cell>
          <table:table-cell office:value-type="float" office:value="9999" calcext:value-type="float">
            <text:p>9999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2]*[.J12]" office:value-type="float" office:value="16.2" calcext:value-type="float">
            <text:p>16,20</text:p>
          </table:table-cell>
          <table:table-cell office:value-type="float" office:value="3.935" calcext:value-type="float">
            <text:p>3,935</text:p>
          </table:table-cell>
          <table:table-cell table:formula="of:=ROUND([.L12]*[Settings.$B$2]; 0)" office:value-type="float" office:value="4" calcext:value-type="float">
            <text:p>4</text:p>
          </table:table-cell>
          <table:table-cell office:value-type="float" office:value="451.17125" calcext:value-type="float">
            <text:p>451,17</text:p>
          </table:table-cell>
          <table:table-cell table:formula="of:=[.N12]/[Settings.$B$1]" office:value-type="float" office:value="30.0780833333333" calcext:value-type="float">
            <text:p>30,08</text:p>
          </table:table-cell>
          <table:table-cell office:value-type="float" office:value="2958.5" calcext:value-type="float">
            <text:p>2959</text:p>
          </table:table-cell>
          <table:table-cell table:formula="of:=FLOOR([.P12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2]*[.R12]/(1-POWER((1-[.R12]); ([.Q12]+1)))" office:value-type="float" office:value="30.0780833333333" calcext:value-type="float">
            <text:p>30,08</text:p>
          </table:table-cell>
          <table:table-cell table:formula="of:=ROUND([.S12];0)" office:value-type="float" office:value="30" calcext:value-type="float">
            <text:p>30</text:p>
          </table:table-cell>
          <table:table-cell table:formula="of:=[.T12]*(1-POWER((1-[.R12]); ([.Q12]+1)))/[.R12]" office:value-type="float" office:value="30" calcext:value-type="float">
            <text:p>30,00</text:p>
          </table:table-cell>
          <table:table-cell table:formula="of:=[.U12]/[.O12]" office:value-type="float" office:value="0.997403979087763" calcext:value-type="float">
            <text:p>0,997</text:p>
          </table:table-cell>
          <table:table-cell office:value-type="float" office:value="1.5" calcext:value-type="float">
            <text:p>1,50</text:p>
          </table:table-cell>
          <table:table-cell table:formula="of:=[.T12]*[.W12]" office:value-type="float" office:value="45" calcext:value-type="float">
            <text:p>45,00</text:p>
          </table:table-cell>
          <table:table-cell table:formula="of:=CEILING([.$C$1]/([.U12]*[.$C$4]);1; )&amp;&quot; (&quot;&amp;ROUND([.$C$1]/([.U12]*[.$C$4]);2)&amp;&quot;)&quot;" office:value-type="string" office:string-value="11 (10,45)" calcext:value-type="string">
            <text:p>11 (10,45)</text:p>
          </table:table-cell>
          <table:table-cell table:formula="of:=CEILING([.$C$2]/([.U12]*[.$C$4]);1; )&amp;&quot; (&quot;&amp;ROUND([.$C$2]/([.U12]*[.$C$4]);2)&amp;&quot;)&quot;" office:value-type="string" office:string-value="24 (23,14)" calcext:value-type="string">
            <text:p>24 (23,14)</text:p>
          </table:table-cell>
          <table:table-cell table:formula="of:=CEILING([.$C$3]/([.X12]*[.$C$4]);1; )&amp;&quot; (&quot;&amp;ROUND([.$C$3]/([.X12]*[.$C$4]);2)&amp;&quot;)&quot;" office:value-type="string" office:string-value="5 (4,93)" calcext:value-type="string">
            <text:p>5 (4,93)</text:p>
          </table:table-cell>
          <table:table-cell table:formula="of:=[.T12]*[.G12]/60" office:value-type="float" office:value="400" calcext:value-type="float">
            <text:p>400,00</text:p>
          </table:table-cell>
          <table:table-cell table:formula="of:=[.E12]*[.T12]" office:value-type="float" office:value="900" calcext:value-type="float">
            <text:p>900,00</text:p>
          </table:table-cell>
          <table:table-cell table:formula="of:=[.E12]*60/[.G12]" office:value-type="float" office:value="2.25" calcext:value-type="float">
            <text:p>2,25</text:p>
          </table:table-cell>
          <table:table-cell office:value-type="string" calcext:value-type="string">
            <text:p>subsonic rounds (different price)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P5KA4</text:p>
          </table:table-cell>
          <table:table-cell office:value-type="string" calcext:value-type="string">
            <text:p>HK MP5KA4</text:p>
          </table:table-cell>
          <table:table-cell office:value-type="string" calcext:value-type="string">
            <text:p>yes(1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formula="of:=60/[.G13]" office:value-type="float" office:value="0.0666666666666667" calcext:value-type="float">
            <text:p>0,0667</text:p>
          </table:table-cell>
          <table:table-cell office:value-type="float" office:value="450" calcext:value-type="float">
            <text:p>450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3]*[.J13]" office:value-type="float" office:value="8.1" calcext:value-type="float">
            <text:p>8,10</text:p>
          </table:table-cell>
          <table:table-cell office:value-type="float" office:value="2.302" calcext:value-type="float">
            <text:p>2,302</text:p>
          </table:table-cell>
          <table:table-cell table:formula="of:=ROUND([.L13]*[Settings.$B$2]; 0)" office:value-type="float" office:value="2" calcext:value-type="float">
            <text:p>2</text:p>
          </table:table-cell>
          <table:table-cell office:value-type="float" office:value="544.35375" calcext:value-type="float">
            <text:p>544,35</text:p>
          </table:table-cell>
          <table:table-cell table:formula="of:=[.N13]/[Settings.$B$1]" office:value-type="float" office:value="36.29025" calcext:value-type="float">
            <text:p>36,29</text:p>
          </table:table-cell>
          <table:table-cell office:value-type="float" office:value="2857.5" calcext:value-type="float">
            <text:p>2858</text:p>
          </table:table-cell>
          <table:table-cell table:formula="of:=FLOOR([.P13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3]*[.R13]/(1-POWER((1-[.R13]); ([.Q13]+1)))" office:value-type="float" office:value="36.29025" calcext:value-type="float">
            <text:p>36,29</text:p>
          </table:table-cell>
          <table:table-cell table:formula="of:=ROUND([.S13];0)" office:value-type="float" office:value="36" calcext:value-type="float">
            <text:p>36</text:p>
          </table:table-cell>
          <table:table-cell table:formula="of:=[.T13]*(1-POWER((1-[.R13]); ([.Q13]+1)))/[.R13]" office:value-type="float" office:value="36" calcext:value-type="float">
            <text:p>36,00</text:p>
          </table:table-cell>
          <table:table-cell table:formula="of:=[.U13]/[.O13]" office:value-type="float" office:value="0.992001984003968" calcext:value-type="float">
            <text:p>0,992</text:p>
          </table:table-cell>
          <table:table-cell office:value-type="float" office:value="1.5" calcext:value-type="float">
            <text:p>1,50</text:p>
          </table:table-cell>
          <table:table-cell table:formula="of:=[.T13]*[.W13]" office:value-type="float" office:value="54" calcext:value-type="float">
            <text:p>54,00</text:p>
          </table:table-cell>
          <table:table-cell table:formula="of:=CEILING([.$C$1]/([.U13]*[.$C$4]);1; )&amp;&quot; (&quot;&amp;ROUND([.$C$1]/([.U13]*[.$C$4]);2)&amp;&quot;)&quot;" office:value-type="string" office:string-value="9 (8,71)" calcext:value-type="string">
            <text:p>9 (8,71)</text:p>
          </table:table-cell>
          <table:table-cell table:formula="of:=CEILING([.$C$2]/([.U13]*[.$C$4]);1; )&amp;&quot; (&quot;&amp;ROUND([.$C$2]/([.U13]*[.$C$4]);2)&amp;&quot;)&quot;" office:value-type="string" office:string-value="20 (19,29)" calcext:value-type="string">
            <text:p>20 (19,29)</text:p>
          </table:table-cell>
          <table:table-cell table:formula="of:=CEILING([.$C$3]/([.X13]*[.$C$4]);1; )&amp;&quot; (&quot;&amp;ROUND([.$C$3]/([.X13]*[.$C$4]);2)&amp;&quot;)&quot;" office:value-type="string" office:string-value="5 (4,11)" calcext:value-type="string">
            <text:p>5 (4,11)</text:p>
          </table:table-cell>
          <table:table-cell table:formula="of:=[.T13]*[.G13]/60" office:value-type="float" office:value="540" calcext:value-type="float">
            <text:p>540,00</text:p>
          </table:table-cell>
          <table:table-cell table:formula="of:=[.E13]*[.T13]" office:value-type="float" office:value="540" calcext:value-type="float">
            <text:p>540,00</text:p>
          </table:table-cell>
          <table:table-cell table:formula="of:=[.E13]*60/[.G13]" office:value-type="float" office:value="1" calcext:value-type="float">
            <text:p>1,00</text:p>
          </table:table-cell>
          <table:table-cell table:number-columns-repeated="989"/>
        </table:table-row>
        <table:table-row table:style-name="ro1">
          <table:table-cell table:number-columns-repeated="2" office:value-type="string" calcext:value-type="string">
            <text:p>Kriss Vecto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60/[.G14]" office:value-type="float" office:value="0.06" calcext:value-type="float">
            <text:p>0,0600</text:p>
          </table:table-cell>
          <table:table-cell office:value-type="float" office:value="2450" calcext:value-type="float">
            <text:p>245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14]*[.J14]" office:value-type="float" office:value="42.3" calcext:value-type="float">
            <text:p>42,30</text:p>
          </table:table-cell>
          <table:table-cell office:value-type="float" office:value="3.32" calcext:value-type="float">
            <text:p>3,320</text:p>
          </table:table-cell>
          <table:table-cell table:formula="of:=ROUND([.L14]*[Settings.$B$2]; 0)" office:value-type="float" office:value="3" calcext:value-type="float">
            <text:p>3</text:p>
          </table:table-cell>
          <table:table-cell office:value-type="float" office:value="735" calcext:value-type="float">
            <text:p>735,00</text:p>
          </table:table-cell>
          <table:table-cell table:formula="of:=[.N14]/[Settings.$B$1]" office:value-type="float" office:value="49" calcext:value-type="float">
            <text:p>49,00</text:p>
          </table:table-cell>
          <table:table-cell office:value-type="float" office:value="4200" calcext:value-type="float">
            <text:p>4200</text:p>
          </table:table-cell>
          <table:table-cell table:formula="of:=FLOOR([.P14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14]*[.R14]/(1-POWER((1-[.R14]); ([.Q14]+1)))" office:value-type="float" office:value="40.8333333333333" calcext:value-type="float">
            <text:p>40,83</text:p>
          </table:table-cell>
          <table:table-cell table:formula="of:=ROUND([.S14];0)" office:value-type="float" office:value="41" calcext:value-type="float">
            <text:p>41</text:p>
          </table:table-cell>
          <table:table-cell table:formula="of:=[.T14]*(1-POWER((1-[.R14]); ([.Q14]+1)))/[.R14]" office:value-type="float" office:value="49.2" calcext:value-type="float">
            <text:p>49,20</text:p>
          </table:table-cell>
          <table:table-cell table:formula="of:=[.U14]/[.O14]" office:value-type="float" office:value="1.00408163265306" calcext:value-type="float">
            <text:p>1,004</text:p>
          </table:table-cell>
          <table:table-cell office:value-type="float" office:value="1.5" calcext:value-type="float">
            <text:p>1,50</text:p>
          </table:table-cell>
          <table:table-cell table:formula="of:=[.T14]*[.W14]" office:value-type="float" office:value="61.5" calcext:value-type="float">
            <text:p>61,50</text:p>
          </table:table-cell>
          <table:table-cell table:formula="of:=CEILING([.$C$1]/([.U14]*[.$C$4]);1; )&amp;&quot; (&quot;&amp;ROUND([.$C$1]/([.U14]*[.$C$4]);2)&amp;&quot;)&quot;" office:value-type="string" office:string-value="7 (6,37)" calcext:value-type="string">
            <text:p>7 (6,37)</text:p>
          </table:table-cell>
          <table:table-cell table:formula="of:=CEILING([.$C$2]/([.U14]*[.$C$4]);1; )&amp;&quot; (&quot;&amp;ROUND([.$C$2]/([.U14]*[.$C$4]);2)&amp;&quot;)&quot;" office:value-type="string" office:string-value="15 (14,11)" calcext:value-type="string">
            <text:p>15 (14,11)</text:p>
          </table:table-cell>
          <table:table-cell table:formula="of:=CEILING([.$C$3]/([.X14]*[.$C$4]);1; )&amp;&quot; (&quot;&amp;ROUND([.$C$3]/([.X14]*[.$C$4]);2)&amp;&quot;)&quot;" office:value-type="string" office:string-value="4 (3,61)" calcext:value-type="string">
            <text:p>4 (3,61)</text:p>
          </table:table-cell>
          <table:table-cell table:formula="of:=[.T14]*[.G14]/60" office:value-type="float" office:value="683.333333333333" calcext:value-type="float">
            <text:p>683,33</text:p>
          </table:table-cell>
          <table:table-cell table:formula="of:=[.E14]*[.T14]" office:value-type="float" office:value="1230" calcext:value-type="float">
            <text:p>1230,00</text:p>
          </table:table-cell>
          <table:table-cell table:formula="of:=[.E14]*60/[.G14]" office:value-type="float" office:value="1.8" calcext:value-type="float">
            <text:p>1,80</text:p>
          </table:table-cell>
          <table:table-cell office:value-type="string" calcext:value-type="string">
            <text:p>can hold a ligh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90</text:p>
          </table:table-cell>
          <table:table-cell office:value-type="string" calcext:value-type="string">
            <text:p>FN P9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formula="of:=60/[.G15]" office:value-type="float" office:value="0.0666666666666667" calcext:value-type="float">
            <text:p>0,0667</text:p>
          </table:table-cell>
          <table:table-cell office:value-type="float" office:value="2250" calcext:value-type="float">
            <text:p>2250</text:p>
          </table:table-cell>
          <table:table-cell table:formula="of:=[$'Handgun and SMG Ammo'.$F$12]" office:value-type="float" office:value="0.85" calcext:value-type="float">
            <text:p>0,85</text:p>
          </table:table-cell>
          <table:table-cell table:formula="of:=[.E15]*[.J15]" office:value-type="float" office:value="42.5" calcext:value-type="float">
            <text:p>42,50</text:p>
          </table:table-cell>
          <table:table-cell office:value-type="float" office:value="2.93" calcext:value-type="float">
            <text:p>2,930</text:p>
          </table:table-cell>
          <table:table-cell table:formula="of:=ROUND([.L15]*[Settings.$B$2]; 0)" office:value-type="float" office:value="3" calcext:value-type="float">
            <text:p>3</text:p>
          </table:table-cell>
          <table:table-cell office:value-type="float" office:value="512.656" calcext:value-type="float">
            <text:p>512,66</text:p>
          </table:table-cell>
          <table:table-cell table:formula="of:=[.N15]/[Settings.$B$1]" office:value-type="float" office:value="34.1770666666667" calcext:value-type="float">
            <text:p>34,18</text:p>
          </table:table-cell>
          <table:table-cell office:value-type="float" office:value="1432" calcext:value-type="float">
            <text:p>1432</text:p>
          </table:table-cell>
          <table:table-cell table:formula="of:=FLOOR([.P15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5]*[.R15]/(1-POWER((1-[.R15]); ([.Q15]+1)))" office:value-type="float" office:value="34.1770666666667" calcext:value-type="float">
            <text:p>34,18</text:p>
          </table:table-cell>
          <table:table-cell table:formula="of:=ROUND([.S15];0)" office:value-type="float" office:value="34" calcext:value-type="float">
            <text:p>34</text:p>
          </table:table-cell>
          <table:table-cell table:formula="of:=[.T15]*(1-POWER((1-[.R15]); ([.Q15]+1)))/[.R15]" office:value-type="float" office:value="34" calcext:value-type="float">
            <text:p>34,00</text:p>
          </table:table-cell>
          <table:table-cell table:formula="of:=[.U15]/[.O15]" office:value-type="float" office:value="0.994819137979464" calcext:value-type="float">
            <text:p>0,995</text:p>
          </table:table-cell>
          <table:table-cell office:value-type="float" office:value="1.5" calcext:value-type="float">
            <text:p>1,50</text:p>
          </table:table-cell>
          <table:table-cell table:formula="of:=[.T15]*[.W15]" office:value-type="float" office:value="51" calcext:value-type="float">
            <text:p>51,00</text:p>
          </table:table-cell>
          <table:table-cell table:formula="of:=CEILING([.$C$1]/([.U15]*[.$C$4]);1; )&amp;&quot; (&quot;&amp;ROUND([.$C$1]/([.U15]*[.$C$4]);2)&amp;&quot;)&quot;" office:value-type="string" office:string-value="10 (9,22)" calcext:value-type="string">
            <text:p>10 (9,22)</text:p>
          </table:table-cell>
          <table:table-cell table:formula="of:=CEILING([.$C$2]/([.U15]*[.$C$4]);1; )&amp;&quot; (&quot;&amp;ROUND([.$C$2]/([.U15]*[.$C$4]);2)&amp;&quot;)&quot;" office:value-type="string" office:string-value="21 (20,42)" calcext:value-type="string">
            <text:p>21 (20,42)</text:p>
          </table:table-cell>
          <table:table-cell table:formula="of:=CEILING([.$C$3]/([.X15]*[.$C$4]);1; )&amp;&quot; (&quot;&amp;ROUND([.$C$3]/([.X15]*[.$C$4]);2)&amp;&quot;)&quot;" office:value-type="string" office:string-value="5 (4,35)" calcext:value-type="string">
            <text:p>5 (4,35)</text:p>
          </table:table-cell>
          <table:table-cell table:formula="of:=[.T15]*[.G15]/60" office:value-type="float" office:value="510" calcext:value-type="float">
            <text:p>510,00</text:p>
          </table:table-cell>
          <table:table-cell table:formula="of:=[.E15]*[.T15]" office:value-type="float" office:value="1700" calcext:value-type="float">
            <text:p>1700,00</text:p>
          </table:table-cell>
          <table:table-cell table:formula="of:=[.E15]*60/[.G15]" office:value-type="float" office:value="3.33333333333333" calcext:value-type="float">
            <text:p>3,3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zon</text:p>
          </table:table-cell>
          <table:table-cell office:value-type="string" calcext:value-type="string">
            <text:p>PP-19 Bizon-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table:formula="of:=60/[.G16]" office:value-type="float" office:value="0.0857142857142857" calcext:value-type="float">
            <text:p>0,0857</text:p>
          </table:table-cell>
          <table:table-cell office:value-type="float" office:value="850" calcext:value-type="float">
            <text:p>850</text:p>
          </table:table-cell>
          <table:table-cell table:formula="of:=[$'Handgun and SMG Ammo'.$F$6]" office:value-type="float" office:value="0.59" calcext:value-type="float">
            <text:p>0,59</text:p>
          </table:table-cell>
          <table:table-cell table:formula="of:=[.E16]*[.J16]" office:value-type="float" office:value="37.76" calcext:value-type="float">
            <text:p>37,76</text:p>
          </table:table-cell>
          <table:table-cell office:value-type="float" office:value="3" calcext:value-type="float">
            <text:p>3,000</text:p>
          </table:table-cell>
          <table:table-cell table:formula="of:=ROUND([.L16]*[Settings.$B$2]; 0)" office:value-type="float" office:value="3" calcext:value-type="float">
            <text:p>3</text:p>
          </table:table-cell>
          <table:table-cell office:value-type="float" office:value="468.075" calcext:value-type="float">
            <text:p>468,08</text:p>
          </table:table-cell>
          <table:table-cell table:formula="of:=[.N16]/[Settings.$B$1]" office:value-type="float" office:value="31.205" calcext:value-type="float">
            <text:p>31,21</text:p>
          </table:table-cell>
          <table:table-cell office:value-type="float" office:value="2370" calcext:value-type="float">
            <text:p>2370</text:p>
          </table:table-cell>
          <table:table-cell table:formula="of:=FLOOR([.P16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6]*[.R16]/(1-POWER((1-[.R16]); ([.Q16]+1)))" office:value-type="float" office:value="31.205" calcext:value-type="float">
            <text:p>31,21</text:p>
          </table:table-cell>
          <table:table-cell table:formula="of:=ROUND([.S16];0)" office:value-type="float" office:value="31" calcext:value-type="float">
            <text:p>31</text:p>
          </table:table-cell>
          <table:table-cell table:formula="of:=[.T16]*(1-POWER((1-[.R16]); ([.Q16]+1)))/[.R16]" office:value-type="float" office:value="31" calcext:value-type="float">
            <text:p>31,00</text:p>
          </table:table-cell>
          <table:table-cell table:formula="of:=[.U16]/[.O16]" office:value-type="float" office:value="0.993430539977568" calcext:value-type="float">
            <text:p>0,993</text:p>
          </table:table-cell>
          <table:table-cell office:value-type="float" office:value="1.5" calcext:value-type="float">
            <text:p>1,50</text:p>
          </table:table-cell>
          <table:table-cell table:formula="of:=[.T16]*[.W16]" office:value-type="float" office:value="46.5" calcext:value-type="float">
            <text:p>46,50</text:p>
          </table:table-cell>
          <table:table-cell table:formula="of:=CEILING([.$C$1]/([.U16]*[.$C$4]);1; )&amp;&quot; (&quot;&amp;ROUND([.$C$1]/([.U16]*[.$C$4]);2)&amp;&quot;)&quot;" office:value-type="string" office:string-value="11 (10,11)" calcext:value-type="string">
            <text:p>11 (10,11)</text:p>
          </table:table-cell>
          <table:table-cell table:formula="of:=CEILING([.$C$2]/([.U16]*[.$C$4]);1; )&amp;&quot; (&quot;&amp;ROUND([.$C$2]/([.U16]*[.$C$4]);2)&amp;&quot;)&quot;" office:value-type="string" office:string-value="23 (22,4)" calcext:value-type="string">
            <text:p>23 (22,4)</text:p>
          </table:table-cell>
          <table:table-cell table:formula="of:=CEILING([.$C$3]/([.X16]*[.$C$4]);1; )&amp;&quot; (&quot;&amp;ROUND([.$C$3]/([.X16]*[.$C$4]);2)&amp;&quot;)&quot;" office:value-type="string" office:string-value="5 (4,77)" calcext:value-type="string">
            <text:p>5 (4,77)</text:p>
          </table:table-cell>
          <table:table-cell table:formula="of:=[.T16]*[.G16]/60" office:value-type="float" office:value="361.666666666667" calcext:value-type="float">
            <text:p>361,67</text:p>
          </table:table-cell>
          <table:table-cell table:formula="of:=[.E16]*[.T16]" office:value-type="float" office:value="1984" calcext:value-type="float">
            <text:p>1984,00</text:p>
          </table:table-cell>
          <table:table-cell table:formula="of:=[.E16]*60/[.G16]" office:value-type="float" office:value="5.48571428571429" calcext:value-type="float">
            <text:p>5,4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UMP45</text:p>
          </table:table-cell>
          <table:table-cell office:value-type="string" calcext:value-type="string">
            <text:p>HK UMP45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650" calcext:value-type="float">
            <text:p>650</text:p>
          </table:table-cell>
          <table:table-cell table:formula="of:=60/[.G17]" office:value-type="float" office:value="0.0923076923076923" calcext:value-type="float">
            <text:p>0,0923</text:p>
          </table:table-cell>
          <table:table-cell office:value-type="float" office:value="1100" calcext:value-type="float">
            <text:p>110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17]*[.J17]" office:value-type="float" office:value="35.25" calcext:value-type="float">
            <text:p>35,25</text:p>
          </table:table-cell>
          <table:table-cell office:value-type="float" office:value="3.2" calcext:value-type="float">
            <text:p>3,200</text:p>
          </table:table-cell>
          <table:table-cell table:formula="of:=ROUND([.L17]*[Settings.$B$2]; 0)" office:value-type="float" office:value="3" calcext:value-type="float">
            <text:p>3</text:p>
          </table:table-cell>
          <table:table-cell office:value-type="float" office:value="821.4" calcext:value-type="float">
            <text:p>821,40</text:p>
          </table:table-cell>
          <table:table-cell table:formula="of:=[.N17]/[Settings.$B$1]" office:value-type="float" office:value="54.76" calcext:value-type="float">
            <text:p>54,76</text:p>
          </table:table-cell>
          <table:table-cell office:value-type="float" office:value="4440" calcext:value-type="float">
            <text:p>4440</text:p>
          </table:table-cell>
          <table:table-cell table:formula="of:=FLOOR([.P17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17]*[.R17]/(1-POWER((1-[.R17]); ([.Q17]+1)))" office:value-type="float" office:value="45.6333333333333" calcext:value-type="float">
            <text:p>45,63</text:p>
          </table:table-cell>
          <table:table-cell table:formula="of:=ROUND([.S17];0)" office:value-type="float" office:value="46" calcext:value-type="float">
            <text:p>46</text:p>
          </table:table-cell>
          <table:table-cell table:formula="of:=[.T17]*(1-POWER((1-[.R17]); ([.Q17]+1)))/[.R17]" office:value-type="float" office:value="55.2" calcext:value-type="float">
            <text:p>55,20</text:p>
          </table:table-cell>
          <table:table-cell table:formula="of:=[.U17]/[.O17]" office:value-type="float" office:value="1.00803506208912" calcext:value-type="float">
            <text:p>1,008</text:p>
          </table:table-cell>
          <table:table-cell office:value-type="float" office:value="1.5" calcext:value-type="float">
            <text:p>1,50</text:p>
          </table:table-cell>
          <table:table-cell table:formula="of:=[.T17]*[.W17]" office:value-type="float" office:value="69" calcext:value-type="float">
            <text:p>69,00</text:p>
          </table:table-cell>
          <table:table-cell table:formula="of:=CEILING([.$C$1]/([.U17]*[.$C$4]);1; )&amp;&quot; (&quot;&amp;ROUND([.$C$1]/([.U17]*[.$C$4]);2)&amp;&quot;)&quot;" office:value-type="string" office:string-value="6 (5,68)" calcext:value-type="string">
            <text:p>6 (5,68)</text:p>
          </table:table-cell>
          <table:table-cell table:formula="of:=CEILING([.$C$2]/([.U17]*[.$C$4]);1; )&amp;&quot; (&quot;&amp;ROUND([.$C$2]/([.U17]*[.$C$4]);2)&amp;&quot;)&quot;" office:value-type="string" office:string-value="13 (12,58)" calcext:value-type="string">
            <text:p>13 (12,58)</text:p>
          </table:table-cell>
          <table:table-cell table:formula="of:=CEILING([.$C$3]/([.X17]*[.$C$4]);1; )&amp;&quot; (&quot;&amp;ROUND([.$C$3]/([.X17]*[.$C$4]);2)&amp;&quot;)&quot;" office:value-type="string" office:string-value="4 (3,21)" calcext:value-type="string">
            <text:p>4 (3,21)</text:p>
          </table:table-cell>
          <table:table-cell table:formula="of:=[.T17]*[.G17]/60" office:value-type="float" office:value="498.333333333333" calcext:value-type="float">
            <text:p>498,33</text:p>
          </table:table-cell>
          <table:table-cell table:formula="of:=[.E17]*[.T17]" office:value-type="float" office:value="1150" calcext:value-type="float">
            <text:p>1150,00</text:p>
          </table:table-cell>
          <table:table-cell table:formula="of:=[.E17]*60/[.G17]" office:value-type="float" office:value="2.30769230769231" calcext:value-type="float">
            <text:p>2,31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8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89"/>
        </table:table-row>
      </table:table>
      <table:table table:name="Handgun and SMG Ammo" table:style-name="ta1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53" table:default-cell-style-name="ce14"/>
        <table:table-column table:style-name="co15" table:default-cell-style-name="ce18"/>
        <table:table-column table:style-name="co22" table:default-cell-style-name="ce18"/>
        <table:table-column table:style-name="co53" table:default-cell-style-name="Default"/>
        <table:table-row table:style-name="ro1"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Weight [grain]</text:p>
          </table:table-cell>
          <table:table-cell table:style-name="ce13" office:value-type="string" calcext:value-type="string">
            <text:p>Weight [g]</text:p>
          </table:table-cell>
          <table:table-cell table:style-name="ce13" office:value-type="string" calcext:value-type="string">
            <text:p>Price [CZK]</text:p>
          </table:table-cell>
          <table:table-cell table:style-name="ce13" office:value-type="string" calcext:value-type="string">
            <text:p>Price [USD]</text:p>
          </table:table-cell>
          <table:table-cell table:style-name="ce13" office:value-type="string" calcext:value-type="string">
            <text:p>Price [pts]</text:p>
          </table:table-cell>
        </table:table-row>
        <table:table-row table:style-name="ro1">
          <table:table-cell office:value-type="string" calcext:value-type="string">
            <text:p>9x19mm standard</text:p>
          </table:table-cell>
          <table:table-cell office:value-type="float" office:value="115" calcext:value-type="float">
            <text:p>115</text:p>
          </table:table-cell>
          <table:table-cell office:value-type="float" office:value="7.5" calcext:value-type="float">
            <text:p>7,50</text:p>
          </table:table-cell>
          <table:table-cell table:formula="of:=260/50" office:value-type="float" office:value="5.2" calcext:value-type="float">
            <text:p>5,2000</text:p>
          </table:table-cell>
          <table:table-cell table:formula="of:=13.79/50" office:value-type="float" office:value="0.2758" calcext:value-type="float">
            <text:p>0,2758</text:p>
          </table:table-cell>
          <table:table-cell table:formula="of:=ROUND(IF(ISBLANK([.D2]);[.E2]*2;[.D2]/20+[.E2]);2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9x19mm</text:p>
          </table:table-cell>
          <table:table-cell/>
          <table:table-cell office:value-type="float" office:value="8" calcext:value-type="float">
            <text:p>8,00</text:p>
          </table:table-cell>
          <table:table-cell table:formula="of:=260/50" office:value-type="float" office:value="5.2" calcext:value-type="float">
            <text:p>5,2000</text:p>
          </table:table-cell>
          <table:table-cell table:formula="of:=15.19/50" office:value-type="float" office:value="0.3038" calcext:value-type="float">
            <text:p>0,3038</text:p>
          </table:table-cell>
          <table:table-cell table:formula="of:=ROUND(IF(ISBLANK([.D3]);[.E3]*2;[.D3]/20+[.E3]);2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9x19mm subsonic</text:p>
          </table:table-cell>
          <table:table-cell/>
          <table:table-cell office:value-type="float" office:value="9.7" calcext:value-type="float">
            <text:p>9,70</text:p>
          </table:table-cell>
          <table:table-cell table:formula="of:=330/50" office:value-type="float" office:value="6.6" calcext:value-type="float">
            <text:p>6,6000</text:p>
          </table:table-cell>
          <table:table-cell table:formula="of:=21.84/20" office:value-type="float" office:value="1.092" calcext:value-type="float">
            <text:p>1,0920</text:p>
          </table:table-cell>
          <table:table-cell table:formula="of:=ROUND(IF(ISBLANK([.D4]);[.E4]*2;[.D4]/20+[.E4]);2)" office:value-type="float" office:value="1.42" calcext:value-type="float">
            <text:p>1,42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office:value-type="float" office:value="240" calcext:value-type="float">
            <text:p>240</text:p>
          </table:table-cell>
          <table:table-cell office:value-type="float" office:value="15.5" calcext:value-type="float">
            <text:p>15,50</text:p>
          </table:table-cell>
          <table:table-cell table:formula="of:=606/50" office:value-type="float" office:value="12.12" calcext:value-type="float">
            <text:p>12,1200</text:p>
          </table:table-cell>
          <table:table-cell table:formula="of:=32.2/20" office:value-type="float" office:value="1.61" calcext:value-type="float">
            <text:p>1,6100</text:p>
          </table:table-cell>
          <table:table-cell table:formula="of:=ROUND(IF(ISBLANK([.D5]);[.E5]*2;[.D5]/20+[.E5]);2)" office:value-type="float" office:value="2.22" calcext:value-type="float">
            <text:p>2,22</text:p>
          </table:table-cell>
        </table:table-row>
        <table:table-row table:style-name="ro1">
          <table:table-cell office:value-type="string" calcext:value-type="string">
            <text:p>9x18mm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,00</text:p>
          </table:table-cell>
          <table:table-cell table:formula="of:=328/50" office:value-type="float" office:value="6.56" calcext:value-type="float">
            <text:p>6,5600</text:p>
          </table:table-cell>
          <table:table-cell table:formula="of:=13.19/50" office:value-type="float" office:value="0.2638" calcext:value-type="float">
            <text:p>0,2638</text:p>
          </table:table-cell>
          <table:table-cell table:formula="of:=ROUND(IF(ISBLANK([.D6]);[.E6]*2;[.D6]/20+[.E6]);2)"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.357 magnum standard</text:p>
          </table:table-cell>
          <table:table-cell office:value-type="float" office:value="158" calcext:value-type="float">
            <text:p>158</text:p>
          </table:table-cell>
          <table:table-cell office:value-type="float" office:value="10.25" calcext:value-type="float">
            <text:p>10,25</text:p>
          </table:table-cell>
          <table:table-cell table:formula="of:=400/50" office:value-type="float" office:value="8" calcext:value-type="float">
            <text:p>8,0000</text:p>
          </table:table-cell>
          <table:table-cell table:formula="of:=39.59/50" office:value-type="float" office:value="0.7918" calcext:value-type="float">
            <text:p>0,7918</text:p>
          </table:table-cell>
          <table:table-cell table:formula="of:=ROUND(IF(ISBLANK([.D7]);[.E7]*2;[.D7]/20+[.E7]);2)"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.357 magnum light</text:p>
          </table:table-cell>
          <table:table-cell office:value-type="float" office:value="125" calcext:value-type="float">
            <text:p>125</text:p>
          </table:table-cell>
          <table:table-cell office:value-type="float" office:value="8.1" calcext:value-type="float">
            <text:p>8,10</text:p>
          </table:table-cell>
          <table:table-cell/>
          <table:table-cell table:formula="of:=25.32/20" office:value-type="float" office:value="1.266" calcext:value-type="float">
            <text:p>1,2660</text:p>
          </table:table-cell>
          <table:table-cell table:formula="of:=ROUND(IF(ISBLANK([.D8]);[.E8]*2;[.D8]/20+[.E8]);2)"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230" calcext:value-type="float">
            <text:p>230</text:p>
          </table:table-cell>
          <table:table-cell office:value-type="float" office:value="14.9" calcext:value-type="float">
            <text:p>14,90</text:p>
          </table:table-cell>
          <table:table-cell table:formula="of:=425/50" office:value-type="float" office:value="8.5" calcext:value-type="float">
            <text:p>8,5000</text:p>
          </table:table-cell>
          <table:table-cell table:formula="of:=19.79/20" office:value-type="float" office:value="0.9895" calcext:value-type="float">
            <text:p>0,9895</text:p>
          </table:table-cell>
          <table:table-cell table:formula="of:=ROUND(IF(ISBLANK([.D9]);[.E9]*2;[.D9]/20+[.E9]);2)"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.50 AE</text:p>
          </table:table-cell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,00</text:p>
          </table:table-cell>
          <table:table-cell office:value-type="float" office:value="39" calcext:value-type="float">
            <text:p>39,0000</text:p>
          </table:table-cell>
          <table:table-cell table:formula="of:=63.99/20" office:value-type="float" office:value="3.1995" calcext:value-type="float">
            <text:p>3,1995</text:p>
          </table:table-cell>
          <table:table-cell table:formula="of:=ROUND(IF(ISBLANK([.D10]);[.E10]*2;[.D10]/20+[.E10]);2)"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4.6x30mm</text:p>
          </table:table-cell>
          <table:table-cell/>
          <table:table-cell office:value-type="float" office:value="2.7" calcext:value-type="float">
            <text:p>2,70</text:p>
          </table:table-cell>
          <table:table-cell/>
          <table:table-cell table:formula="of:=21.95/50" office:value-type="float" office:value="0.439" calcext:value-type="float">
            <text:p>0,4390</text:p>
          </table:table-cell>
          <table:table-cell table:formula="of:=ROUND(IF(ISBLANK([.D11]);[.E11]*2;[.D11]/20+[.E11]);2)"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5.7x28mm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,00</text:p>
          </table:table-cell>
          <table:table-cell/>
          <table:table-cell table:formula="of:=21.19/50" office:value-type="float" office:value="0.4238" calcext:value-type="float">
            <text:p>0,4238</text:p>
          </table:table-cell>
          <table:table-cell table:formula="of:=ROUND(IF(ISBLANK([.D12]);[.E12]*2;[.D12]/20+[.E12]);2)"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.30-30Winchester</text:p>
          </table:table-cell>
          <table:table-cell office:value-type="float" office:value="150" calcext:value-type="float">
            <text:p>150</text:p>
          </table:table-cell>
          <table:table-cell office:value-type="float" office:value="9.7" calcext:value-type="float">
            <text:p>9,70</text:p>
          </table:table-cell>
          <table:table-cell table:formula="of:=434/20" office:value-type="float" office:value="21.7" calcext:value-type="float">
            <text:p>21,7000</text:p>
          </table:table-cell>
          <table:table-cell table:formula="of:=15.99/20" office:value-type="float" office:value="0.7995" calcext:value-type="float">
            <text:p>0,7995</text:p>
          </table:table-cell>
          <table:table-cell table:formula="of:=ROUND(IF(ISBLANK([.D13]);[.E13]*2;[.D13]/20+[.E13]);2)" office:value-type="float" office:value="1.88" calcext:value-type="float">
            <text:p>1,88</text:p>
          </table:table-cell>
        </table:table-row>
      </table:table>
      <table:table table:name="Rifles" table:style-name="ta1">
        <office:forms form:automatic-focus="false" form:apply-design-mode="false"/>
        <table:table-column table:style-name="co4" table:default-cell-style-name="Default"/>
        <table:table-column table:style-name="co54" table:default-cell-style-name="Default"/>
        <table:table-column table:style-name="co31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6" table:default-cell-style-name="ce14"/>
        <table:table-column table:style-name="co37" table:default-cell-style-name="ce14"/>
        <table:table-column table:style-name="co4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998" table:default-cell-style-name="Default"/>
        <table:table-row table:style-name="ro1">
          <table:table-cell table:style-name="ce1"/>
          <table:table-cell table:style-name="ce3" office:value-type="string" calcext:value-type="string">
            <text:p>Husk head health (hard, 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Scrake head health (hard, 3P)</text:p>
          </table:table-cell>
          <table:table-cell table:style-name="ce3" office:value-type="float" office:value="1404" calcext:value-type="float">
            <text:p>1404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Fleshpound head health (hard, 3P)</text:p>
          </table:table-cell>
          <table:table-cell table:style-name="ce3" office:value-type="float" office:value="3024" calcext:value-type="float">
            <text:p>3024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Sharpshooter headshot multi (level 4)</text:p>
          </table:table-cell>
          <table:table-cell table:style-name="ce3" office:value-type="float" office:value="2.25" calcext:value-type="float">
            <text:p>2,25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 table:number-columns-repeated="20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2" office:value-type="string" calcext:value-type="string">
            <text:p>Mag size</text:p>
          </table:table-cell>
          <table:table-cell table:style-name="ce2" office:value-type="string" calcext:value-type="string">
            <text:p>Max ammo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Husk SHS#</text:p>
          </table:table-cell>
          <table:table-cell table:style-name="ce13" office:value-type="string" calcext:value-type="string">
            <text:p>Scrake SHS#</text:p>
          </table:table-cell>
          <table:table-cell table:style-name="ce13" office:value-type="string" calcext:value-type="string">
            <text:p>FP SHS#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7"/>
        </table:table-row>
        <table:table-row table:style-name="ro1">
          <table:table-cell table:number-columns-repeated="2" office:value-type="string" calcext:value-type="string">
            <text:p>M14 EBR-R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7]*[.H7]" office:value-type="float" office:value="22.8" calcext:value-type="float">
            <text:p>22,80</text:p>
          </table:table-cell>
          <table:table-cell table:style-name="ce9" office:value-type="float" office:value="5.78" calcext:value-type="float">
            <text:p>5,780</text:p>
          </table:table-cell>
          <table:table-cell table:formula="of:=ROUND([.J7]*[Settings.$B$2]; 0)" office:value-type="float" office:value="6" calcext:value-type="float">
            <text:p>6</text:p>
          </table:table-cell>
          <table:table-cell table:style-name="ce14" office:value-type="float" office:value="3474.332975" calcext:value-type="float">
            <text:p>3474,33</text:p>
          </table:table-cell>
          <table:table-cell table:style-name="ce14" table:formula="of:=[.L7]/[Settings.$B$1]" office:value-type="float" office:value="231.622198333333" calcext:value-type="float">
            <text:p>231,62</text:p>
          </table:table-cell>
          <table:table-cell table:style-name="ce15" office:value-type="float" office:value="8146.15" calcext:value-type="float">
            <text:p>8146</text:p>
          </table:table-cell>
          <table:table-cell table:formula="of:=FLOOR([.N7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7]*[.P7]/(1-POWER((1-[.P7]); ([.O7]+1)))" office:value-type="float" office:value="166.634675059952" calcext:value-type="float">
            <text:p>166,63</text:p>
          </table:table-cell>
          <table:table-cell table:formula="of:=ROUND([.Q7];0)" office:value-type="float" office:value="167" calcext:value-type="float">
            <text:p>167</text:p>
          </table:table-cell>
          <table:table-cell table:style-name="ce14" table:formula="of:=[.R7]*(1-POWER((1-[.P7]); ([.O7]+1)))/[.P7]" office:value-type="float" office:value="232.13" calcext:value-type="float">
            <text:p>232,13</text:p>
          </table:table-cell>
          <table:table-cell table:style-name="ce10" table:formula="of:=[.S7]/[.M7]" office:value-type="float" office:value="1.00219237046501" calcext:value-type="float">
            <text:p>1,002</text:p>
          </table:table-cell>
          <table:table-cell office:value-type="float" office:value="1.75" calcext:value-type="float">
            <text:p>1,75</text:p>
          </table:table-cell>
          <table:table-cell table:formula="of:=[.R7]*[.U7]" office:value-type="float" office:value="292.25" calcext:value-type="float">
            <text:p>292,25</text:p>
          </table:table-cell>
          <table:table-cell table:style-name="ce5" table:formula="of:=CEILING([.$C$1]/([.V7]*[.$C$4]);1; )&amp;&quot; (&quot;&amp;ROUND([.$C$1]/([.V7]*[.$C$4]);2)&amp;&quot;)&quot;" office:value-type="string" office:string-value="1 (0,47)" calcext:value-type="string">
            <text:p>1 (0,47)</text:p>
          </table:table-cell>
          <table:table-cell table:style-name="ce5" table:formula="of:=CEILING([.$C$2]/([.V7]*[.$C$4]);1; )&amp;&quot; (&quot;&amp;ROUND([.$C$2]/([.V7]*[.$C$4]);2)&amp;&quot;)&quot;" office:value-type="string" office:string-value="3 (2,14)" calcext:value-type="string">
            <text:p>3 (2,14)</text:p>
          </table:table-cell>
          <table:table-cell table:style-name="ce5" table:formula="of:=CEILING([.$C$3]/([.V7]*[.$C$4]);1; )&amp;&quot; (&quot;&amp;ROUND([.$C$3]/([.V7]*[.$C$4]);2)&amp;&quot;)&quot;" office:value-type="string" office:string-value="5 (4,6)" calcext:value-type="string">
            <text:p>5 (4,6)</text:p>
          </table:table-cell>
          <table:table-cell office:value-type="string" calcext:value-type="string">
            <text:p>can hold a ligh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inchester '92</text:p>
          </table:table-cell>
          <table:table-cell office:value-type="string" calcext:value-type="string">
            <text:p>Winchester model 189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formula="of:=[$'Rifle and Machinegun Ammo'.$F$2]" office:value-type="float" office:value="2.22" calcext:value-type="float">
            <text:p>2,22</text:p>
          </table:table-cell>
          <table:table-cell table:style-name="ce14" table:formula="of:=[.E8]*[.H8]" office:value-type="float" office:value="22.2" calcext:value-type="float">
            <text:p>22,20</text:p>
          </table:table-cell>
          <table:table-cell table:style-name="ce9" office:value-type="float" office:value="3.325" calcext:value-type="float">
            <text:p>3,325</text:p>
          </table:table-cell>
          <table:table-cell table:formula="of:=ROUND([.J8]*[Settings.$B$2]; 0)" office:value-type="float" office:value="3" calcext:value-type="float">
            <text:p>3</text:p>
          </table:table-cell>
          <table:table-cell table:style-name="ce14" office:value-type="float" office:value="1943.75" calcext:value-type="float">
            <text:p>1943,75</text:p>
          </table:table-cell>
          <table:table-cell table:style-name="ce14" table:formula="of:=[.L8]/[Settings.$B$1]" office:value-type="float" office:value="129.583333333333" calcext:value-type="float">
            <text:p>129,58</text:p>
          </table:table-cell>
          <table:table-cell table:style-name="ce15" office:value-type="float" office:value="7775" calcext:value-type="float">
            <text:p>7775</text:p>
          </table:table-cell>
          <table:table-cell table:formula="of:=FLOOR([.N8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M8]*[.P8]/(1-POWER((1-[.P8]); ([.O8]+1)))" office:value-type="float" office:value="107.986111111111" calcext:value-type="float">
            <text:p>107,99</text:p>
          </table:table-cell>
          <table:table-cell table:formula="of:=ROUND([.Q8];0)" office:value-type="float" office:value="108" calcext:value-type="float">
            <text:p>108</text:p>
          </table:table-cell>
          <table:table-cell table:style-name="ce14" table:formula="of:=[.R8]*(1-POWER((1-[.P8]); ([.O8]+1)))/[.P8]" office:value-type="float" office:value="129.6" calcext:value-type="float">
            <text:p>129,60</text:p>
          </table:table-cell>
          <table:table-cell table:style-name="ce10" table:formula="of:=[.S8]/[.M8]" office:value-type="float" office:value="1.00012861736334" calcext:value-type="float">
            <text:p>1,000</text:p>
          </table:table-cell>
          <table:table-cell office:value-type="float" office:value="1.75" calcext:value-type="float">
            <text:p>1,75</text:p>
          </table:table-cell>
          <table:table-cell table:formula="of:=[.R8]*[.U8]" office:value-type="float" office:value="189" calcext:value-type="float">
            <text:p>189,00</text:p>
          </table:table-cell>
          <table:table-cell table:style-name="ce5" table:formula="of:=CEILING([.$C$1]/([.V8]*[.$C$4]);1; )&amp;&quot; (&quot;&amp;ROUND([.$C$1]/([.V8]*[.$C$4]);2)&amp;&quot;)&quot;" office:value-type="string" office:string-value="1 (0,73)" calcext:value-type="string">
            <text:p>1 (0,73)</text:p>
          </table:table-cell>
          <table:table-cell table:style-name="ce5" table:formula="of:=CEILING([.$C$2]/([.V8]*[.$C$4]);1; )&amp;&quot; (&quot;&amp;ROUND([.$C$2]/([.V8]*[.$C$4]);2)&amp;&quot;)&quot;" office:value-type="string" office:string-value="4 (3,3)" calcext:value-type="string">
            <text:p>4 (3,3)</text:p>
          </table:table-cell>
          <table:table-cell table:style-name="ce5" table:formula="of:=CEILING([.$C$3]/([.V8]*[.$C$4]);1; )&amp;&quot; (&quot;&amp;ROUND([.$C$3]/([.V8]*[.$C$4]);2)&amp;&quot;)&quot;" office:value-type="string" office:string-value="8 (7,11)" calcext:value-type="string">
            <text:p>8 (7,11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99</text:p>
          </table:table-cell>
          <table:table-cell office:value-type="string" calcext:value-type="string">
            <text:p>Barett M9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500" calcext:value-type="float">
            <text:p>3500</text:p>
          </table:table-cell>
          <table:table-cell table:formula="of:=[$'Rifle and Machinegun Ammo'.$F$3]" office:value-type="float" office:value="7.77" calcext:value-type="float">
            <text:p>7,77</text:p>
          </table:table-cell>
          <table:table-cell table:style-name="ce14" table:formula="of:=[.E9]*[.H9]" office:value-type="float" office:value="7.77" calcext:value-type="float">
            <text:p>7,77</text:p>
          </table:table-cell>
          <table:table-cell table:style-name="ce9" office:value-type="float" office:value="10" calcext:value-type="float">
            <text:p>10,000</text:p>
          </table:table-cell>
          <table:table-cell table:formula="of:=ROUND([.J9]*[Settings.$B$2]; 0)" office:value-type="float" office:value="11" calcext:value-type="float">
            <text:p>11</text:p>
          </table:table-cell>
          <table:table-cell table:style-name="ce14" office:value-type="float" office:value="15038.55526" calcext:value-type="float">
            <text:p>15038,56</text:p>
          </table:table-cell>
          <table:table-cell table:style-name="ce14" table:formula="of:=[.L9]/[Settings.$B$1]" office:value-type="float" office:value="1002.57035066667" calcext:value-type="float">
            <text:p>1002,57</text:p>
          </table:table-cell>
          <table:table-cell table:style-name="ce15" office:value-type="float" office:value="35891.54" calcext:value-type="float">
            <text:p>35892</text:p>
          </table:table-cell>
          <table:table-cell table:formula="of:=FLOOR([.N9]/[$Settings.$B$4];1)"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style-name="ce14" table:formula="of:=[.M9]*[.P9]/(1-POWER((1-[.P9]); ([.O9]+1)))" office:value-type="float" office:value="601.605293287201" calcext:value-type="float">
            <text:p>601,61</text:p>
          </table:table-cell>
          <table:table-cell table:formula="of:=ROUND([.Q9];0)" office:value-type="float" office:value="602" calcext:value-type="float">
            <text:p>602</text:p>
          </table:table-cell>
          <table:table-cell table:style-name="ce14" table:formula="of:=[.R9]*(1-POWER((1-[.P9]); ([.O9]+1)))/[.P9]" office:value-type="float" office:value="1003.228126208" calcext:value-type="float">
            <text:p>1003,23</text:p>
          </table:table-cell>
          <table:table-cell table:style-name="ce10" table:formula="of:=[.S9]/[.M9]" office:value-type="float" office:value="1.00065608916212" calcext:value-type="float">
            <text:p>1,001</text:p>
          </table:table-cell>
          <table:table-cell office:value-type="float" office:value="2.5" calcext:value-type="float">
            <text:p>2,50</text:p>
          </table:table-cell>
          <table:table-cell table:formula="of:=[.R9]*[.U9]" office:value-type="float" office:value="1505" calcext:value-type="float">
            <text:p>1505,00</text:p>
          </table:table-cell>
          <table:table-cell table:style-name="ce5" table:formula="of:=CEILING([.$C$1]/([.V9]*[.$C$4]);1; )&amp;&quot; (&quot;&amp;ROUND([.$C$1]/([.V9]*[.$C$4]);2)&amp;&quot;)&quot;" office:value-type="string" office:string-value="1 (0,09)" calcext:value-type="string">
            <text:p>1 (0,09)</text:p>
          </table:table-cell>
          <table:table-cell table:style-name="ce5" table:formula="of:=CEILING([.$C$2]/([.V9]*[.$C$4]);1; )&amp;&quot; (&quot;&amp;ROUND([.$C$2]/([.V9]*[.$C$4]);2)&amp;&quot;)&quot;" office:value-type="string" office:string-value="1 (0,41)" calcext:value-type="string">
            <text:p>1 (0,41)</text:p>
          </table:table-cell>
          <table:table-cell table:style-name="ce5" table:formula="of:=CEILING([.$C$3]/([.V9]*[.$C$4]);1; )&amp;&quot; (&quot;&amp;ROUND([.$C$3]/([.V9]*[.$C$4]);2)&amp;&quot;)&quot;" office:value-type="string" office:string-value="1 (0,89)" calcext:value-type="string">
            <text:p>1 (0,89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FB</text:p>
          </table:table-cell>
          <table:table-cell office:value-type="string" calcext:value-type="string">
            <text:p>Kel-Tec RFB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750" calcext:value-type="float">
            <text:p>175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0]*[.H10]" office:value-type="float" office:value="22.8" calcext:value-type="float">
            <text:p>22,80</text:p>
          </table:table-cell>
          <table:table-cell table:style-name="ce9" office:value-type="float" office:value="4.38" calcext:value-type="float">
            <text:p>4,380</text:p>
          </table:table-cell>
          <table:table-cell table:formula="of:=ROUND([.J10]*[Settings.$B$2]; 0)" office:value-type="float" office:value="5" calcext:value-type="float">
            <text:p>5</text:p>
          </table:table-cell>
          <table:table-cell table:style-name="ce14" office:value-type="float" office:value="2758.04" calcext:value-type="float">
            <text:p>2758,04</text:p>
          </table:table-cell>
          <table:table-cell table:style-name="ce14" table:formula="of:=[.L10]/[Settings.$B$1]" office:value-type="float" office:value="183.869333333333" calcext:value-type="float">
            <text:p>183,87</text:p>
          </table:table-cell>
          <table:table-cell table:style-name="ce15" office:value-type="float" office:value="7258" calcext:value-type="float">
            <text:p>7258</text:p>
          </table:table-cell>
          <table:table-cell table:formula="of:=FLOOR([.N10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0]*[.P10]/(1-POWER((1-[.P10]); ([.O10]+1)))" office:value-type="float" office:value="141.437948717949" calcext:value-type="float">
            <text:p>141,44</text:p>
          </table:table-cell>
          <table:table-cell table:formula="of:=ROUND([.Q10];0)" office:value-type="float" office:value="141" calcext:value-type="float">
            <text:p>141</text:p>
          </table:table-cell>
          <table:table-cell table:style-name="ce14" table:formula="of:=[.R10]*(1-POWER((1-[.P10]); ([.O10]+1)))/[.P10]" office:value-type="float" office:value="183.3" calcext:value-type="float">
            <text:p>183,30</text:p>
          </table:table-cell>
          <table:table-cell table:style-name="ce10" table:formula="of:=[.S10]/[.M10]" office:value-type="float" office:value="0.996903598207422" calcext:value-type="float">
            <text:p>0,997</text:p>
          </table:table-cell>
          <table:table-cell office:value-type="float" office:value="1.5" calcext:value-type="float">
            <text:p>1,50</text:p>
          </table:table-cell>
          <table:table-cell table:formula="of:=[.R10]*[.U10]" office:value-type="float" office:value="211.5" calcext:value-type="float">
            <text:p>211,50</text:p>
          </table:table-cell>
          <table:table-cell table:style-name="ce5" table:formula="of:=CEILING([.$C$1]/[.V10];1; )&amp;&quot; (&quot;&amp;ROUND([.$C$1]/[.V10];2)&amp;&quot;)&quot;" office:value-type="string" office:string-value="2 (1,47)" calcext:value-type="string">
            <text:p>2 (1,47)</text:p>
          </table:table-cell>
          <table:table-cell table:style-name="ce5" table:formula="of:=CEILING([.$C$2]/[.V10];1; )&amp;&quot; (&quot;&amp;ROUND([.$C$2]/[.V10];2)&amp;&quot;)&quot;" office:value-type="string" office:string-value="7 (6,64)" calcext:value-type="string">
            <text:p>7 (6,64)</text:p>
          </table:table-cell>
          <table:table-cell table:style-name="ce5" table:formula="of:=CEILING([.$C$2]/[.V10];1; )&amp;&quot; (&quot;&amp;ROUND([.$C$2]/[.V10];2)&amp;&quot;)&quot;" office:value-type="string" office:string-value="7 (6,64)" calcext:value-type="string">
            <text:p>7 (6,64)</text:p>
          </table:table-cell>
          <table:table-cell office:value-type="string" calcext:value-type="string">
            <text:p>can hold a light, remove automatic fir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gton 700</text:p>
          </table:table-cell>
          <table:table-cell office:value-type="string" calcext:value-type="string">
            <text:p>Remington 700 SPS Tact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1]*[.H11]" office:value-type="float" office:value="5.7" calcext:value-type="float">
            <text:p>5,70</text:p>
          </table:table-cell>
          <table:table-cell table:style-name="ce9" office:value-type="float" office:value="4.05" calcext:value-type="float">
            <text:p>4,050</text:p>
          </table:table-cell>
          <table:table-cell table:formula="of:=ROUND([.J11]*[Settings.$B$2]; 0)" office:value-type="float" office:value="4" calcext:value-type="float">
            <text:p>4</text:p>
          </table:table-cell>
          <table:table-cell table:style-name="ce14" office:value-type="float" office:value="3132.8775" calcext:value-type="float">
            <text:p>3132,88</text:p>
          </table:table-cell>
          <table:table-cell table:style-name="ce14" table:formula="of:=[.L11]/[Settings.$B$1]" office:value-type="float" office:value="208.8585" calcext:value-type="float">
            <text:p>208,86</text:p>
          </table:table-cell>
          <table:table-cell table:style-name="ce15" office:value-type="float" office:value="7735.5" calcext:value-type="float">
            <text:p>7736</text:p>
          </table:table-cell>
          <table:table-cell table:formula="of:=FLOOR([.N11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1]*[.P11]/(1-POWER((1-[.P11]); ([.O11]+1)))" office:value-type="float" office:value="160.660384615385" calcext:value-type="float">
            <text:p>160,66</text:p>
          </table:table-cell>
          <table:table-cell table:formula="of:=ROUND([.Q11];0)" office:value-type="float" office:value="161" calcext:value-type="float">
            <text:p>161</text:p>
          </table:table-cell>
          <table:table-cell table:style-name="ce14" table:formula="of:=[.R11]*(1-POWER((1-[.P11]); ([.O11]+1)))/[.P11]" office:value-type="float" office:value="209.3" calcext:value-type="float">
            <text:p>209,30</text:p>
          </table:table-cell>
          <table:table-cell table:style-name="ce10" table:formula="of:=[.S11]/[.M11]" office:value-type="float" office:value="1.00211387135309" calcext:value-type="float">
            <text:p>1,002</text:p>
          </table:table-cell>
          <table:table-cell office:value-type="float" office:value="1.75" calcext:value-type="float">
            <text:p>1,75</text:p>
          </table:table-cell>
          <table:table-cell table:formula="of:=[.R11]*[.U11]" office:value-type="float" office:value="281.75" calcext:value-type="float">
            <text:p>281,75</text:p>
          </table:table-cell>
          <table:table-cell table:style-name="ce5" table:formula="of:=CEILING([.$C$1]/([.V11]*[.$C$4]);1; )&amp;&quot; (&quot;&amp;ROUND([.$C$1]/([.V11]*[.$C$4]);2)&amp;&quot;)&quot;" office:value-type="string" office:string-value="1 (0,49)" calcext:value-type="string">
            <text:p>1 (0,49)</text:p>
          </table:table-cell>
          <table:table-cell table:style-name="ce5" table:formula="of:=CEILING([.$C$2]/([.V11]*[.$C$4]);1; )&amp;&quot; (&quot;&amp;ROUND([.$C$2]/([.V11]*[.$C$4]);2)&amp;&quot;)&quot;" office:value-type="string" office:string-value="3 (2,21)" calcext:value-type="string">
            <text:p>3 (2,21)</text:p>
          </table:table-cell>
          <table:table-cell table:style-name="ce5" table:formula="of:=CEILING([.$C$3]/([.V11]*[.$C$4]);1; )&amp;&quot; (&quot;&amp;ROUND([.$C$3]/([.V11]*[.$C$4]);2)&amp;&quot;)&quot;" office:value-type="string" office:string-value="5 (4,77)" calcext:value-type="string">
            <text:p>5 (4,77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ctic Warfare</text:p>
          </table:table-cell>
          <table:table-cell office:value-type="string" calcext:value-type="string">
            <text:p>Accuracy International Arctic Warfare</text:p>
          </table:table-cell>
          <table:table-cell table:style-name="ce1" office:value-type="string" calcext:value-type="string">
            <text:p>maybe</text:p>
          </table:table-cell>
          <table:table-cell table:style-name="ce1"/>
          <table:table-cell table:style-name="ce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2]*[.H12]" office:value-type="float" office:value="11.4" calcext:value-type="float">
            <text:p>11,40</text:p>
          </table:table-cell>
          <table:table-cell table:style-name="ce9" office:value-type="float" office:value="6.84" calcext:value-type="float">
            <text:p>6,840</text:p>
          </table:table-cell>
          <table:table-cell table:formula="of:=ROUND([.J12]*[Settings.$B$2]; 0)" office:value-type="float" office:value="7" calcext:value-type="float">
            <text:p>7</text:p>
          </table:table-cell>
          <table:table-cell table:style-name="ce14" office:value-type="float" office:value="3739.899375" calcext:value-type="float">
            <text:p>3739,90</text:p>
          </table:table-cell>
          <table:table-cell table:style-name="ce14" table:formula="of:=[.L12]/[Settings.$B$1]" office:value-type="float" office:value="249.326625" calcext:value-type="float">
            <text:p>249,33</text:p>
          </table:table-cell>
          <table:table-cell table:style-name="ce15" office:value-type="float" office:value="8451.75" calcext:value-type="float">
            <text:p>8452</text:p>
          </table:table-cell>
          <table:table-cell table:formula="of:=FLOOR([.N12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12]*[.P12]/(1-POWER((1-[.P12]); ([.O12]+1)))" office:value-type="float" office:value="179.371672661871" calcext:value-type="float">
            <text:p>179,37</text:p>
          </table:table-cell>
          <table:table-cell table:formula="of:=ROUND([.Q12];0)" office:value-type="float" office:value="179" calcext:value-type="float">
            <text:p>179</text:p>
          </table:table-cell>
          <table:table-cell table:style-name="ce14" table:formula="of:=[.R12]*(1-POWER((1-[.P12]); ([.O12]+1)))/[.P12]" office:value-type="float" office:value="248.81" calcext:value-type="float">
            <text:p>248,81</text:p>
          </table:table-cell>
          <table:table-cell table:style-name="ce10" table:formula="of:=[.S12]/[.M12]" office:value-type="float" office:value="0.997927918849421" calcext:value-type="float">
            <text:p>0,998</text:p>
          </table:table-cell>
          <table:table-cell office:value-type="float" office:value="1.75" calcext:value-type="float">
            <text:p>1,75</text:p>
          </table:table-cell>
          <table:table-cell table:formula="of:=[.R12]*[.U12]" office:value-type="float" office:value="313.25" calcext:value-type="float">
            <text:p>313,25</text:p>
          </table:table-cell>
          <table:table-cell table:style-name="ce5" table:formula="of:=CEILING([.$C$1]/([.V12]*[.$C$4]);1; )&amp;&quot; (&quot;&amp;ROUND([.$C$1]/([.V12]*[.$C$4]);2)&amp;&quot;)&quot;" office:value-type="string" office:string-value="1 (0,44)" calcext:value-type="string">
            <text:p>1 (0,44)</text:p>
          </table:table-cell>
          <table:table-cell table:style-name="ce5" table:formula="of:=CEILING([.$C$2]/([.V12]*[.$C$4]);1; )&amp;&quot; (&quot;&amp;ROUND([.$C$2]/([.V12]*[.$C$4]);2)&amp;&quot;)&quot;" office:value-type="string" office:string-value="2 (1,99)" calcext:value-type="string">
            <text:p>2 (1,99)</text:p>
          </table:table-cell>
          <table:table-cell table:style-name="ce5" table:formula="of:=CEILING([.$C$3]/([.V12]*[.$C$4]);1; )&amp;&quot; (&quot;&amp;ROUND([.$C$3]/([.V12]*[.$C$4]);2)&amp;&quot;)&quot;" office:value-type="string" office:string-value="5 (4,29)" calcext:value-type="string">
            <text:p>5 (4,29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VD</text:p>
          </table:table-cell>
          <table:table-cell office:value-type="string" calcext:value-type="string">
            <text:p>Dragunov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$'Rifle and Machinegun Ammo'.$F$7]" office:value-type="float" office:value="0.59" calcext:value-type="float">
            <text:p>0,59</text:p>
          </table:table-cell>
          <table:table-cell table:style-name="ce14" table:formula="of:=[.E13]*[.H13]" office:value-type="float" office:value="5.9" calcext:value-type="float">
            <text:p>5,90</text:p>
          </table:table-cell>
          <table:table-cell table:style-name="ce9" office:value-type="float" office:value="4.52" calcext:value-type="float">
            <text:p>4,520</text:p>
          </table:table-cell>
          <table:table-cell table:formula="of:=ROUND([.J13]*[Settings.$B$2]; 0)" office:value-type="float" office:value="5" calcext:value-type="float">
            <text:p>5</text:p>
          </table:table-cell>
          <table:table-cell table:style-name="ce14" office:value-type="float" office:value="3310.1645" calcext:value-type="float">
            <text:p>3310,16</text:p>
          </table:table-cell>
          <table:table-cell table:style-name="ce14" table:formula="of:=[.L13]/[Settings.$B$1]" office:value-type="float" office:value="220.677633333333" calcext:value-type="float">
            <text:p>220,68</text:p>
          </table:table-cell>
          <table:table-cell table:style-name="ce15" office:value-type="float" office:value="7976.3" calcext:value-type="float">
            <text:p>7976</text:p>
          </table:table-cell>
          <table:table-cell table:formula="of:=FLOOR([.N13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13]*[.P13]/(1-POWER((1-[.P13]); ([.O13]+1)))" office:value-type="float" office:value="158.760887290168" calcext:value-type="float">
            <text:p>158,76</text:p>
          </table:table-cell>
          <table:table-cell table:formula="of:=ROUND([.Q13];0)" office:value-type="float" office:value="159" calcext:value-type="float">
            <text:p>159</text:p>
          </table:table-cell>
          <table:table-cell table:style-name="ce14" table:formula="of:=[.R13]*(1-POWER((1-[.P13]); ([.O13]+1)))/[.P13]" office:value-type="float" office:value="221.01" calcext:value-type="float">
            <text:p>221,01</text:p>
          </table:table-cell>
          <table:table-cell table:style-name="ce10" table:formula="of:=[.S13]/[.M13]" office:value-type="float" office:value="1.00150611850257" calcext:value-type="float">
            <text:p>1,002</text:p>
          </table:table-cell>
          <table:table-cell office:value-type="float" office:value="1.75" calcext:value-type="float">
            <text:p>1,75</text:p>
          </table:table-cell>
          <table:table-cell table:formula="of:=[.R13]*[.U13]" office:value-type="float" office:value="278.25" calcext:value-type="float">
            <text:p>278,25</text:p>
          </table:table-cell>
          <table:table-cell table:style-name="ce5" table:formula="of:=CEILING([.$C$1]/([.V13]*[.$C$4]);1; )&amp;&quot; (&quot;&amp;ROUND([.$C$1]/([.V13]*[.$C$4]);2)&amp;&quot;)&quot;" office:value-type="string" office:string-value="1 (0,5)" calcext:value-type="string">
            <text:p>1 (0,5)</text:p>
          </table:table-cell>
          <table:table-cell table:style-name="ce5" table:formula="of:=CEILING([.$C$2]/([.V13]*[.$C$4]);1; )&amp;&quot; (&quot;&amp;ROUND([.$C$2]/([.V13]*[.$C$4]);2)&amp;&quot;)&quot;" office:value-type="string" office:string-value="3 (2,24)" calcext:value-type="string">
            <text:p>3 (2,24)</text:p>
          </table:table-cell>
          <table:table-cell table:style-name="ce5" table:formula="of:=CEILING([.$C$3]/([.V13]*[.$C$4]);1; )&amp;&quot; (&quot;&amp;ROUND([.$C$3]/([.V13]*[.$C$4]);2)&amp;&quot;)&quot;" office:value-type="string" office:string-value="5 (4,83)" calcext:value-type="string">
            <text:p>5 (4,83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R-25</text:p>
          </table:table-cell>
          <table:table-cell office:value-type="string" calcext:value-type="string">
            <text:p>SR-25 (Mk11 mod 0)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4]*[.H14]" office:value-type="float" office:value="22.8" calcext:value-type="float">
            <text:p>22,80</text:p>
          </table:table-cell>
          <table:table-cell table:style-name="ce9" office:value-type="float" office:value="7.58" calcext:value-type="float">
            <text:p>7,580</text:p>
          </table:table-cell>
          <table:table-cell table:formula="of:=ROUND([.J14]*[Settings.$B$2]; 0)" office:value-type="float" office:value="8" calcext:value-type="float">
            <text:p>8</text:p>
          </table:table-cell>
          <table:table-cell table:style-name="ce14" office:value-type="float" office:value="3056" calcext:value-type="float">
            <text:p>3056,00</text:p>
          </table:table-cell>
          <table:table-cell table:style-name="ce14" table:formula="of:=[.L14]/[Settings.$B$1]" office:value-type="float" office:value="203.733333333333" calcext:value-type="float">
            <text:p>203,73</text:p>
          </table:table-cell>
          <table:table-cell table:style-name="ce15" office:value-type="float" office:value="7640" calcext:value-type="float">
            <text:p>7640</text:p>
          </table:table-cell>
          <table:table-cell table:formula="of:=FLOOR([.N14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4]*[.P14]/(1-POWER((1-[.P14]); ([.O14]+1)))" office:value-type="float" office:value="156.717948717949" calcext:value-type="float">
            <text:p>156,72</text:p>
          </table:table-cell>
          <table:table-cell table:formula="of:=ROUND([.Q14];0)" office:value-type="float" office:value="157" calcext:value-type="float">
            <text:p>157</text:p>
          </table:table-cell>
          <table:table-cell table:style-name="ce14" table:formula="of:=[.R14]*(1-POWER((1-[.P14]); ([.O14]+1)))/[.P14]" office:value-type="float" office:value="204.1" calcext:value-type="float">
            <text:p>204,10</text:p>
          </table:table-cell>
          <table:table-cell table:style-name="ce10" table:formula="of:=[.S14]/[.M14]" office:value-type="float" office:value="1.0017997382199" calcext:value-type="float">
            <text:p>1,002</text:p>
          </table:table-cell>
          <table:table-cell office:value-type="float" office:value="1.75" calcext:value-type="float">
            <text:p>1,75</text:p>
          </table:table-cell>
          <table:table-cell table:formula="of:=[.R14]*[.U14]" office:value-type="float" office:value="274.75" calcext:value-type="float">
            <text:p>274,75</text:p>
          </table:table-cell>
          <table:table-cell table:style-name="ce5" table:formula="of:=CEILING([.$C$1]/([.V14]*[.$C$4]);1; )&amp;&quot; (&quot;&amp;ROUND([.$C$1]/([.V14]*[.$C$4]);2)&amp;&quot;)&quot;" office:value-type="string" office:string-value="1 (0,5)" calcext:value-type="string">
            <text:p>1 (0,5)</text:p>
          </table:table-cell>
          <table:table-cell table:style-name="ce5" table:formula="of:=CEILING([.$C$2]/([.V14]*[.$C$4]);1; )&amp;&quot; (&quot;&amp;ROUND([.$C$2]/([.V14]*[.$C$4]);2)&amp;&quot;)&quot;" office:value-type="string" office:string-value="3 (2,27)" calcext:value-type="string">
            <text:p>3 (2,27)</text:p>
          </table:table-cell>
          <table:table-cell table:style-name="ce5" table:formula="of:=CEILING([.$C$3]/([.V14]*[.$C$4]);1; )&amp;&quot; (&quot;&amp;ROUND([.$C$3]/([.V14]*[.$C$4]);2)&amp;&quot;)&quot;" office:value-type="string" office:string-value="5 (4,89)" calcext:value-type="string">
            <text:p>5 (4,89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S50</text:p>
          </table:table-cell>
          <table:table-cell office:value-type="string" calcext:value-type="string">
            <text:p>Accuracy International AS50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5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$'Rifle and Machinegun Ammo'.$F$3]" office:value-type="float" office:value="7.77" calcext:value-type="float">
            <text:p>7,77</text:p>
          </table:table-cell>
          <table:table-cell table:style-name="ce14" table:formula="of:=[.E15]*[.H15]" office:value-type="float" office:value="38.85" calcext:value-type="float">
            <text:p>38,85</text:p>
          </table:table-cell>
          <table:table-cell table:style-name="ce9" office:value-type="float" office:value="14.75" calcext:value-type="float">
            <text:p>14,750</text:p>
          </table:table-cell>
          <table:table-cell table:formula="of:=ROUND([.J15]*[Settings.$B$2]; 0)" office:value-type="float" office:value="15" calcext:value-type="float">
            <text:p>15</text:p>
          </table:table-cell>
          <table:table-cell table:style-name="ce14" office:value-type="float" office:value="14505.000535" calcext:value-type="float">
            <text:p>14505,00</text:p>
          </table:table-cell>
          <table:table-cell table:style-name="ce14" table:formula="of:=[.L15]/[Settings.$B$1]" office:value-type="float" office:value="967.000035666667" calcext:value-type="float">
            <text:p>967,00</text:p>
          </table:table-cell>
          <table:table-cell table:style-name="ce15" office:value-type="float" office:value="35249.09" calcext:value-type="float">
            <text:p>35249</text:p>
          </table:table-cell>
          <table:table-cell table:formula="of:=FLOOR([.N15]/[$Settings.$B$4];1)"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style-name="ce14" table:formula="of:=[.M15]*[.P15]/(1-POWER((1-[.P15]); ([.O15]+1)))" office:value-type="float" office:value="580.2608661618" calcext:value-type="float">
            <text:p>580,26</text:p>
          </table:table-cell>
          <table:table-cell table:formula="of:=ROUND([.Q15];0)" office:value-type="float" office:value="580" calcext:value-type="float">
            <text:p>580</text:p>
          </table:table-cell>
          <table:table-cell table:style-name="ce14" table:formula="of:=[.R15]*(1-POWER((1-[.P15]); ([.O15]+1)))/[.P15]" office:value-type="float" office:value="966.56530432" calcext:value-type="float">
            <text:p>966,57</text:p>
          </table:table-cell>
          <table:table-cell table:style-name="ce10" table:formula="of:=[.S15]/[.M15]" office:value-type="float" office:value="0.999550432956947" calcext:value-type="float">
            <text:p>1,000</text:p>
          </table:table-cell>
          <table:table-cell office:value-type="float" office:value="2.5" calcext:value-type="float">
            <text:p>2,50</text:p>
          </table:table-cell>
          <table:table-cell table:formula="of:=[.R15]*[.U15]" office:value-type="float" office:value="1450" calcext:value-type="float">
            <text:p>1450,00</text:p>
          </table:table-cell>
          <table:table-cell table:style-name="ce5" table:formula="of:=CEILING([.$C$1]/([.V15]*[.$C$4]);1; )&amp;&quot; (&quot;&amp;ROUND([.$C$1]/([.V15]*[.$C$4]);2)&amp;&quot;)&quot;" office:value-type="string" office:string-value="1 (0,1)" calcext:value-type="string">
            <text:p>1 (0,1)</text:p>
          </table:table-cell>
          <table:table-cell table:style-name="ce5" table:formula="of:=CEILING([.$C$2]/([.V15]*[.$C$4]);1; )&amp;&quot; (&quot;&amp;ROUND([.$C$2]/([.V15]*[.$C$4]);2)&amp;&quot;)&quot;" office:value-type="string" office:string-value="1 (0,43)" calcext:value-type="string">
            <text:p>1 (0,43)</text:p>
          </table:table-cell>
          <table:table-cell table:style-name="ce5" table:formula="of:=CEILING([.$C$3]/([.V15]*[.$C$4]);1; )&amp;&quot; (&quot;&amp;ROUND([.$C$3]/([.V15]*[.$C$4]);2)&amp;&quot;)&quot;" office:value-type="string" office:string-value="1 (0,93)" calcext:value-type="string">
            <text:p>1 (0,93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in-Nagant</text:p>
          </table:table-cell>
          <table:table-cell office:value-type="string" calcext:value-type="string">
            <text:p>Mosin-Nagant 1891/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$'Rifle and Machinegun Ammo'.$F$7]" office:value-type="float" office:value="0.59" calcext:value-type="float">
            <text:p>0,59</text:p>
          </table:table-cell>
          <table:table-cell table:style-name="ce14" table:formula="of:=[.E16]*[.H16]" office:value-type="float" office:value="2.95" calcext:value-type="float">
            <text:p>2,95</text:p>
          </table:table-cell>
          <table:table-cell table:style-name="ce9" office:value-type="float" office:value="4.11" calcext:value-type="float">
            <text:p>4,110</text:p>
          </table:table-cell>
          <table:table-cell table:formula="of:=ROUND([.J16]*[Settings.$B$2]; 0)" office:value-type="float" office:value="4" calcext:value-type="float">
            <text:p>4</text:p>
          </table:table-cell>
          <table:table-cell table:style-name="ce14" office:value-type="float" office:value="3620.20232" calcext:value-type="float">
            <text:p>3620,20</text:p>
          </table:table-cell>
          <table:table-cell table:style-name="ce14" table:formula="of:=[.L16]/[Settings.$B$1]" office:value-type="float" office:value="241.346821333333" calcext:value-type="float">
            <text:p>241,35</text:p>
          </table:table-cell>
          <table:table-cell table:style-name="ce15" office:value-type="float" office:value="8341.48" calcext:value-type="float">
            <text:p>8341</text:p>
          </table:table-cell>
          <table:table-cell table:formula="of:=FLOOR([.N16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16]*[.P16]/(1-POWER((1-[.P16]); ([.O16]+1)))" office:value-type="float" office:value="173.630806714628" calcext:value-type="float">
            <text:p>173,63</text:p>
          </table:table-cell>
          <table:table-cell table:formula="of:=ROUND([.Q16];0)" office:value-type="float" office:value="174" calcext:value-type="float">
            <text:p>174</text:p>
          </table:table-cell>
          <table:table-cell table:style-name="ce14" table:formula="of:=[.R16]*(1-POWER((1-[.P16]); ([.O16]+1)))/[.P16]" office:value-type="float" office:value="241.86" calcext:value-type="float">
            <text:p>241,86</text:p>
          </table:table-cell>
          <table:table-cell table:style-name="ce10" table:formula="of:=[.S16]/[.M16]" office:value-type="float" office:value="1.0021263121007" calcext:value-type="float">
            <text:p>1,002</text:p>
          </table:table-cell>
          <table:table-cell office:value-type="float" office:value="1.75" calcext:value-type="float">
            <text:p>1,75</text:p>
          </table:table-cell>
          <table:table-cell table:formula="of:=[.R16]*[.U16]" office:value-type="float" office:value="304.5" calcext:value-type="float">
            <text:p>304,50</text:p>
          </table:table-cell>
          <table:table-cell table:style-name="ce5" table:formula="of:=CEILING([.$C$1]/([.V16]*[.$C$4]);1; )&amp;&quot; (&quot;&amp;ROUND([.$C$1]/([.V16]*[.$C$4]);2)&amp;&quot;)&quot;" office:value-type="string" office:string-value="1 (0,45)" calcext:value-type="string">
            <text:p>1 (0,45)</text:p>
          </table:table-cell>
          <table:table-cell table:style-name="ce5" table:formula="of:=CEILING([.$C$2]/([.V16]*[.$C$4]);1; )&amp;&quot; (&quot;&amp;ROUND([.$C$2]/([.V16]*[.$C$4]);2)&amp;&quot;)&quot;" office:value-type="string" office:string-value="3 (2,05)" calcext:value-type="string">
            <text:p>3 (2,05)</text:p>
          </table:table-cell>
          <table:table-cell table:style-name="ce5" table:formula="of:=CEILING([.$C$3]/([.V16]*[.$C$4]);1; )&amp;&quot; (&quot;&amp;ROUND([.$C$3]/([.V16]*[.$C$4]);2)&amp;&quot;)&quot;" office:value-type="string" office:string-value="5 (4,41)" calcext:value-type="string">
            <text:p>5 (4,41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82A1</text:p>
          </table:table-cell>
          <table:table-cell office:value-type="string" calcext:value-type="string">
            <text:p>Barett M82A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table:formula="of:=[$'Rifle and Machinegun Ammo'.$F$3]" office:value-type="float" office:value="7.77" calcext:value-type="float">
            <text:p>7,77</text:p>
          </table:table-cell>
          <table:table-cell table:style-name="ce14" table:formula="of:=[.E17]*[.H17]" office:value-type="float" office:value="77.7" calcext:value-type="float">
            <text:p>77,70</text:p>
          </table:table-cell>
          <table:table-cell table:style-name="ce9" office:value-type="float" office:value="15.17" calcext:value-type="float">
            <text:p>15,170</text:p>
          </table:table-cell>
          <table:table-cell table:formula="of:=ROUND([.J17]*[Settings.$B$2]; 0)" office:value-type="float" office:value="16" calcext:value-type="float">
            <text:p>16</text:p>
          </table:table-cell>
          <table:table-cell table:style-name="ce14" office:value-type="float" office:value="15038.55526" calcext:value-type="float">
            <text:p>15038,56</text:p>
          </table:table-cell>
          <table:table-cell table:style-name="ce14" table:formula="of:=[.L17]/[Settings.$B$1]" office:value-type="float" office:value="1002.57035066667" calcext:value-type="float">
            <text:p>1002,57</text:p>
          </table:table-cell>
          <table:table-cell table:style-name="ce15" office:value-type="float" office:value="35891.54" calcext:value-type="float">
            <text:p>35892</text:p>
          </table:table-cell>
          <table:table-cell table:formula="of:=FLOOR([.N17]/[$Settings.$B$4];1)"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style-name="ce14" table:formula="of:=[.M17]*[.P17]/(1-POWER((1-[.P17]); ([.O17]+1)))" office:value-type="float" office:value="601.605293287201" calcext:value-type="float">
            <text:p>601,61</text:p>
          </table:table-cell>
          <table:table-cell table:formula="of:=ROUND([.Q17];0)" office:value-type="float" office:value="602" calcext:value-type="float">
            <text:p>602</text:p>
          </table:table-cell>
          <table:table-cell table:style-name="ce14" table:formula="of:=[.R17]*(1-POWER((1-[.P17]); ([.O17]+1)))/[.P17]" office:value-type="float" office:value="1003.228126208" calcext:value-type="float">
            <text:p>1003,23</text:p>
          </table:table-cell>
          <table:table-cell table:style-name="ce10" table:formula="of:=[.S17]/[.M17]" office:value-type="float" office:value="1.00065608916212" calcext:value-type="float">
            <text:p>1,001</text:p>
          </table:table-cell>
          <table:table-cell office:value-type="float" office:value="2.5" calcext:value-type="float">
            <text:p>2,50</text:p>
          </table:table-cell>
          <table:table-cell table:formula="of:=[.R17]*[.U17]" office:value-type="float" office:value="1505" calcext:value-type="float">
            <text:p>1505,00</text:p>
          </table:table-cell>
          <table:table-cell table:style-name="ce5" table:formula="of:=CEILING([.$C$1]/([.V17]*[.$C$4]);1; )&amp;&quot; (&quot;&amp;ROUND([.$C$1]/([.V17]*[.$C$4]);2)&amp;&quot;)&quot;" office:value-type="string" office:string-value="1 (0,09)" calcext:value-type="string">
            <text:p>1 (0,09)</text:p>
          </table:table-cell>
          <table:table-cell table:style-name="ce5" table:formula="of:=CEILING([.$C$2]/([.V17]*[.$C$4]);1; )&amp;&quot; (&quot;&amp;ROUND([.$C$2]/([.V17]*[.$C$4]);2)&amp;&quot;)&quot;" office:value-type="string" office:string-value="1 (0,41)" calcext:value-type="string">
            <text:p>1 (0,41)</text:p>
          </table:table-cell>
          <table:table-cell table:style-name="ce5" table:formula="of:=CEILING([.$C$3]/([.V17]*[.$C$4]);1; )&amp;&quot; (&quot;&amp;ROUND([.$C$3]/([.V17]*[.$C$4]);2)&amp;&quot;)&quot;" office:value-type="string" office:string-value="1 (0,89)" calcext:value-type="string">
            <text:p>1 (0,89)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ssault Rifles" table:style-name="ta1">
        <office:forms form:automatic-focus="false" form:apply-design-mode="false"/>
        <table:table-column table:style-name="co4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6" table:default-cell-style-name="Default"/>
        <table:table-column table:style-name="co6" table:default-cell-style-name="ce5"/>
        <table:table-column table:style-name="co32" table:default-cell-style-name="Default"/>
        <table:table-column table:style-name="co49" table:default-cell-style-name="Default"/>
        <table:table-column table:style-name="co46" table:default-cell-style-name="ce18"/>
        <table:table-column table:style-name="co9" table:default-cell-style-name="Default"/>
        <table:table-column table:style-name="co11" table:default-cell-style-name="Default"/>
        <table:table-column table:style-name="co11" table:default-cell-style-name="ce14"/>
        <table:table-column table:style-name="co3" table:default-cell-style-name="ce9"/>
        <table:table-column table:style-name="co12" table:default-cell-style-name="Default"/>
        <table:table-column table:style-name="co47" table:default-cell-style-name="ce14"/>
        <table:table-column table:style-name="co6" table:default-cell-style-name="ce14"/>
        <table:table-column table:style-name="co32" table:default-cell-style-name="ce15"/>
        <table:table-column table:style-name="co34" table:default-cell-style-name="Default"/>
        <table:table-column table:style-name="co35" table:default-cell-style-name="Default"/>
        <table:table-column table:style-name="co28" table:default-cell-style-name="ce14"/>
        <table:table-column table:style-name="co9" table:default-cell-style-name="Default"/>
        <table:table-column table:style-name="co16" table:default-cell-style-name="ce14"/>
        <table:table-column table:style-name="co48" table:default-cell-style-name="ce10"/>
        <table:table-column table:style-name="co36" table:default-cell-style-name="ce14"/>
        <table:table-column table:style-name="co37" table:default-cell-style-name="ce14"/>
        <table:table-column table:style-name="co41" table:default-cell-style-name="ce5"/>
        <table:table-column table:style-name="co55" table:default-cell-style-name="ce5"/>
        <table:table-column table:style-name="co56" table:default-cell-style-name="ce5"/>
        <table:table-column table:style-name="co33" table:default-cell-style-name="ce19"/>
        <table:table-column table:style-name="co45" table:default-cell-style-name="ce19"/>
        <table:table-column table:style-name="co50" table:default-cell-style-name="ce19"/>
        <table:table-column table:style-name="co57" table:default-cell-style-name="Default"/>
        <table:table-column table:style-name="co3" table:number-columns-repeated="992" table:default-cell-style-name="Default"/>
        <table:table-row table:style-name="ro1">
          <table:table-cell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Rate of fire</text:p>
          </table:table-cell>
          <table:table-cell table:style-name="ce8" office:value-type="string" calcext:value-type="string">
            <text:p>FireRate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body</text:p>
          </table:table-cell>
          <table:table-cell table:style-name="ce13" office:value-type="string" calcext:value-type="string">
            <text:p>Husk head</text:p>
          </table:table-cell>
          <table:table-cell table:style-name="ce13" office:value-type="string" calcext:value-type="string">
            <text:p>Dps</text:p>
          </table:table-cell>
          <table:table-cell table:style-name="ce13" office:value-type="string" calcext:value-type="string">
            <text:p>Dam/mag</text:p>
          </table:table-cell>
          <table:table-cell table:style-name="ce13" office:value-type="string" calcext:value-type="string">
            <text:p>Time/mag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2"/>
        </table:table-row>
        <table:table-row table:style-name="ro1">
          <table:table-cell office:value-type="string" calcext:value-type="string">
            <text:p>L22A1</text:p>
          </table:table-cell>
          <table:table-cell office:value-type="string" calcext:value-type="string">
            <text:p>L22A1 Carbin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table:formula="of:=60/[.G7]" office:value-type="float" office:value="0.08" calcext:value-type="float">
            <text:p>0,0800</text:p>
          </table:table-cell>
          <table:table-cell office:value-type="float" office:value="400" calcext:value-type="float">
            <text:p>400</text:p>
          </table:table-cell>
          <table:table-cell table:formula="of:=[$'Rifle and Machinegun Ammo'.$F$4]" office:value-type="float" office:value="0.81" calcext:value-type="float">
            <text:p>0,81</text:p>
          </table:table-cell>
          <table:table-cell table:formula="of:=[.E7]*[.J7]" office:value-type="float" office:value="24.3" calcext:value-type="float">
            <text:p>24,30</text:p>
          </table:table-cell>
          <table:table-cell office:value-type="float" office:value="4.85" calcext:value-type="float">
            <text:p>4,850</text:p>
          </table:table-cell>
          <table:table-cell table:formula="of:=ROUND([.L7]*[Settings.$B$2]; 0)" office:value-type="float" office:value="5" calcext:value-type="float">
            <text:p>5</text:p>
          </table:table-cell>
          <table:table-cell office:value-type="float" office:value="1411.2" calcext:value-type="float">
            <text:p>1411,20</text:p>
          </table:table-cell>
          <table:table-cell table:formula="of:=[.N7]/[Settings.$B$1]" office:value-type="float" office:value="94.08" calcext:value-type="float">
            <text:p>94,08</text:p>
          </table:table-cell>
          <table:table-cell office:value-type="float" office:value="3360" calcext:value-type="float">
            <text:p>3360</text:p>
          </table:table-cell>
          <table:table-cell table:formula="of:=FLOOR([.P7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7]*[.R7]/(1-POWER((1-[.R7]); ([.Q7]+1)))" office:value-type="float" office:value="94.08" calcext:value-type="float">
            <text:p>94,08</text:p>
          </table:table-cell>
          <table:table-cell table:formula="of:=ROUND([.S7];0)" office:value-type="float" office:value="94" calcext:value-type="float">
            <text:p>94</text:p>
          </table:table-cell>
          <table:table-cell table:formula="of:=[.T7]*(1-POWER((1-[.R7]); ([.Q7]+1)))/[.R7]" office:value-type="float" office:value="94" calcext:value-type="float">
            <text:p>94,00</text:p>
          </table:table-cell>
          <table:table-cell table:formula="of:=[.U7]/[.O7]" office:value-type="float" office:value="0.999149659863946" calcext:value-type="float">
            <text:p>0,999</text:p>
          </table:table-cell>
          <table:table-cell office:value-type="float" office:value="1.5" calcext:value-type="float">
            <text:p>1,50</text:p>
          </table:table-cell>
          <table:table-cell table:formula="of:=[.T7]*[.W7]" office:value-type="float" office:value="141" calcext:value-type="float">
            <text:p>141,00</text:p>
          </table:table-cell>
          <table:table-cell table:formula="of:=CEILING([.$C$1]/([.U7]*[.$C$4]);1; )&amp;&quot; (&quot;&amp;ROUND([.$C$1]/([.U7]*[.$C$4]);2)&amp;&quot;)&quot;" office:value-type="string" office:string-value="4 (3,33)" calcext:value-type="string">
            <text:p>4 (3,33)</text:p>
          </table:table-cell>
          <table:table-cell table:formula="of:=CEILING([.$C$2]/([.U7]*[.$C$4]);1; )&amp;&quot; (&quot;&amp;ROUND([.$C$2]/([.U7]*[.$C$4]);2)&amp;&quot;)&quot;" office:value-type="string" office:string-value="8 (7,39)" calcext:value-type="string">
            <text:p>8 (7,39)</text:p>
          </table:table-cell>
          <table:table-cell table:formula="of:=CEILING([.$C$3]/([.X7]*[.$C$4]);1; )&amp;&quot; (&quot;&amp;ROUND([.$C$3]/([.X7]*[.$C$4]);2)&amp;&quot;)&quot;" office:value-type="string" office:string-value="2 (1,57)" calcext:value-type="string">
            <text:p>2 (1,57)</text:p>
          </table:table-cell>
          <table:table-cell table:formula="of:=[.T7]*[.G7]/60" office:value-type="float" office:value="1175" calcext:value-type="float">
            <text:p>1175,00</text:p>
          </table:table-cell>
          <table:table-cell table:formula="of:=[.E7]*[.T7]" office:value-type="float" office:value="2820" calcext:value-type="float">
            <text:p>2820,00</text:p>
          </table:table-cell>
          <table:table-cell table:formula="of:=[.E7]*60/[.G7]" office:value-type="float" office:value="2.4" calcext:value-type="float">
            <text:p>2,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Kb 42</text:p>
          </table:table-cell>
          <table:table-cell office:value-type="string" calcext:value-type="string">
            <text:p>Maschinenkarabiner 1942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550" calcext:value-type="float">
            <text:p>550</text:p>
          </table:table-cell>
          <table:table-cell table:formula="of:=60/[.G8]" office:value-type="float" office:value="0.109090909090909" calcext:value-type="float">
            <text:p>0,1091</text:p>
          </table:table-cell>
          <table:table-cell office:value-type="float" office:value="1100" calcext:value-type="float">
            <text:p>1100</text:p>
          </table:table-cell>
          <table:table-cell table:formula="of:=[$'Rifle and Machinegun Ammo'.$F$9]" office:value-type="float" office:value="2.11" calcext:value-type="float">
            <text:p>2,11</text:p>
          </table:table-cell>
          <table:table-cell table:formula="of:=[.E8]*[.J8]" office:value-type="float" office:value="52.75" calcext:value-type="float">
            <text:p>52,75</text:p>
          </table:table-cell>
          <table:table-cell office:value-type="float" office:value="5.1" calcext:value-type="float">
            <text:p>5,100</text:p>
          </table:table-cell>
          <table:table-cell table:formula="of:=ROUND([.L8]*[Settings.$B$2]; 0)" office:value-type="float" office:value="5" calcext:value-type="float">
            <text:p>5</text:p>
          </table:table-cell>
          <table:table-cell office:value-type="float" office:value="1900.36125" calcext:value-type="float">
            <text:p>1900,36</text:p>
          </table:table-cell>
          <table:table-cell table:formula="of:=[.N8]/[Settings.$B$1]" office:value-type="float" office:value="126.69075" calcext:value-type="float">
            <text:p>126,69</text:p>
          </table:table-cell>
          <table:table-cell office:value-type="float" office:value="5548.5" calcext:value-type="float">
            <text:p>5549</text:p>
          </table:table-cell>
          <table:table-cell table:formula="of:=FLOOR([.P8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8]*[.R8]/(1-POWER((1-[.R8]); ([.Q8]+1)))" office:value-type="float" office:value="97.4544230769231" calcext:value-type="float">
            <text:p>97,45</text:p>
          </table:table-cell>
          <table:table-cell table:formula="of:=ROUND([.S8];0)" office:value-type="float" office:value="97" calcext:value-type="float">
            <text:p>97</text:p>
          </table:table-cell>
          <table:table-cell table:formula="of:=[.T8]*(1-POWER((1-[.R8]); ([.Q8]+1)))/[.R8]" office:value-type="float" office:value="126.1" calcext:value-type="float">
            <text:p>126,10</text:p>
          </table:table-cell>
          <table:table-cell table:formula="of:=[.U8]/[.O8]" office:value-type="float" office:value="0.995337070780621" calcext:value-type="float">
            <text:p>0,995</text:p>
          </table:table-cell>
          <table:table-cell office:value-type="float" office:value="1.5" calcext:value-type="float">
            <text:p>1,50</text:p>
          </table:table-cell>
          <table:table-cell table:formula="of:=[.T8]*[.W8]" office:value-type="float" office:value="145.5" calcext:value-type="float">
            <text:p>145,50</text:p>
          </table:table-cell>
          <table:table-cell table:formula="of:=CEILING([.$C$1]/([.U8]*[.$C$4]);1; )&amp;&quot; (&quot;&amp;ROUND([.$C$1]/([.U8]*[.$C$4]);2)&amp;&quot;)&quot;" office:value-type="string" office:string-value="3 (2,49)" calcext:value-type="string">
            <text:p>3 (2,49)</text:p>
          </table:table-cell>
          <table:table-cell table:formula="of:=CEILING([.$C$2]/([.U8]*[.$C$4]);1; )&amp;&quot; (&quot;&amp;ROUND([.$C$2]/([.U8]*[.$C$4]);2)&amp;&quot;)&quot;" office:value-type="string" office:string-value="6 (5,51)" calcext:value-type="string">
            <text:p>6 (5,51)</text:p>
          </table:table-cell>
          <table:table-cell table:formula="of:=CEILING([.$C$3]/([.X8]*[.$C$4]);1; )&amp;&quot; (&quot;&amp;ROUND([.$C$3]/([.X8]*[.$C$4]);2)&amp;&quot;)&quot;" office:value-type="string" office:string-value="2 (1,52)" calcext:value-type="string">
            <text:p>2 (1,52)</text:p>
          </table:table-cell>
          <table:table-cell table:formula="of:=[.T8]*[.G8]/60" office:value-type="float" office:value="889.166666666667" calcext:value-type="float">
            <text:p>889,17</text:p>
          </table:table-cell>
          <table:table-cell table:formula="of:=[.E8]*[.T8]" office:value-type="float" office:value="2425" calcext:value-type="float">
            <text:p>2425,00</text:p>
          </table:table-cell>
          <table:table-cell table:formula="of:=[.E8]*60/[.G8]" office:value-type="float" office:value="2.72727272727273" calcext:value-type="float">
            <text:p>2,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4 Carbi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60/[.G9]" office:value-type="float" office:value="0.075" calcext:value-type="float">
            <text:p>0,0750</text:p>
          </table:table-cell>
          <table:table-cell office:value-type="float" office:value="1000" calcext:value-type="float">
            <text:p>1000</text:p>
          </table:table-cell>
          <table:table-cell table:formula="of:=[$'Rifle and Machinegun Ammo'.$F$4]" office:value-type="float" office:value="0.81" calcext:value-type="float">
            <text:p>0,81</text:p>
          </table:table-cell>
          <table:table-cell table:formula="of:=[.E9]*[.J9]" office:value-type="float" office:value="24.3" calcext:value-type="float">
            <text:p>24,30</text:p>
          </table:table-cell>
          <table:table-cell office:value-type="float" office:value="3.4" calcext:value-type="float">
            <text:p>3,400</text:p>
          </table:table-cell>
          <table:table-cell table:formula="of:=ROUND([.L9]*[Settings.$B$2]; 0)" office:value-type="float" office:value="4" calcext:value-type="float">
            <text:p>4</text:p>
          </table:table-cell>
          <table:table-cell office:value-type="float" office:value="1513.8" calcext:value-type="float">
            <text:p>1513,80</text:p>
          </table:table-cell>
          <table:table-cell table:formula="of:=[.N9]/[Settings.$B$1]" office:value-type="float" office:value="100.92" calcext:value-type="float">
            <text:p>100,92</text:p>
          </table:table-cell>
          <table:table-cell office:value-type="float" office:value="3480" calcext:value-type="float">
            <text:p>3480</text:p>
          </table:table-cell>
          <table:table-cell table:formula="of:=FLOOR([.P9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9]*[.R9]/(1-POWER((1-[.R9]); ([.Q9]+1)))" office:value-type="float" office:value="100.92" calcext:value-type="float">
            <text:p>100,92</text:p>
          </table:table-cell>
          <table:table-cell table:formula="of:=ROUND([.S9];0)" office:value-type="float" office:value="101" calcext:value-type="float">
            <text:p>101</text:p>
          </table:table-cell>
          <table:table-cell table:formula="of:=[.T9]*(1-POWER((1-[.R9]); ([.Q9]+1)))/[.R9]" office:value-type="float" office:value="101" calcext:value-type="float">
            <text:p>101,00</text:p>
          </table:table-cell>
          <table:table-cell table:formula="of:=[.U9]/[.O9]" office:value-type="float" office:value="1.00079270709473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T9]*[.W9]" office:value-type="float" office:value="151.5" calcext:value-type="float">
            <text:p>151,50</text:p>
          </table:table-cell>
          <table:table-cell table:formula="of:=CEILING([.$C$1]/([.U9]*[.$C$4]);1; )&amp;&quot; (&quot;&amp;ROUND([.$C$1]/([.U9]*[.$C$4]);2)&amp;&quot;)&quot;" office:value-type="string" office:string-value="4 (3,1)" calcext:value-type="string">
            <text:p>4 (3,1)</text:p>
          </table:table-cell>
          <table:table-cell table:formula="of:=CEILING([.$C$2]/([.U9]*[.$C$4]);1; )&amp;&quot; (&quot;&amp;ROUND([.$C$2]/([.U9]*[.$C$4]);2)&amp;&quot;)&quot;" office:value-type="string" office:string-value="7 (6,87)" calcext:value-type="string">
            <text:p>7 (6,87)</text:p>
          </table:table-cell>
          <table:table-cell table:formula="of:=CEILING([.$C$3]/([.X9]*[.$C$4]);1; )&amp;&quot; (&quot;&amp;ROUND([.$C$3]/([.X9]*[.$C$4]);2)&amp;&quot;)&quot;" office:value-type="string" office:string-value="2 (1,46)" calcext:value-type="string">
            <text:p>2 (1,46)</text:p>
          </table:table-cell>
          <table:table-cell table:formula="of:=[.T9]*[.G9]/60" office:value-type="float" office:value="1346.66666666667" calcext:value-type="float">
            <text:p>1346,67</text:p>
          </table:table-cell>
          <table:table-cell table:formula="of:=[.E9]*[.T9]" office:value-type="float" office:value="3030" calcext:value-type="float">
            <text:p>3030,00</text:p>
          </table:table-cell>
          <table:table-cell table:formula="of:=[.E9]*60/[.G9]" office:value-type="float" office:value="2.25" calcext:value-type="float">
            <text:p>2,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CAR-H</text:p>
          </table:table-cell>
          <table:table-cell office:value-type="string" calcext:value-type="string">
            <text:p>SCAR-H Mk17 Standard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formula="of:=60/[.G10]" office:value-type="float" office:value="0.1" calcext:value-type="float">
            <text:p>0,1000</text:p>
          </table:table-cell>
          <table:table-cell office:value-type="float" office:value="2500" calcext:value-type="float">
            <text:p>250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formula="of:=[.E10]*[.J10]" office:value-type="float" office:value="22.8" calcext:value-type="float">
            <text:p>22,80</text:p>
          </table:table-cell>
          <table:table-cell office:value-type="float" office:value="3.58" calcext:value-type="float">
            <text:p>3,580</text:p>
          </table:table-cell>
          <table:table-cell table:formula="of:=ROUND([.L10]*[Settings.$B$2]; 0)" office:value-type="float" office:value="4" calcext:value-type="float">
            <text:p>4</text:p>
          </table:table-cell>
          <table:table-cell office:value-type="float" office:value="2434.2759" calcext:value-type="float">
            <text:p>2434,28</text:p>
          </table:table-cell>
          <table:table-cell table:formula="of:=[.N10]/[Settings.$B$1]" office:value-type="float" office:value="162.28506" calcext:value-type="float">
            <text:p>162,29</text:p>
          </table:table-cell>
          <table:table-cell office:value-type="float" office:value="6818.7" calcext:value-type="float">
            <text:p>6819</text:p>
          </table:table-cell>
          <table:table-cell table:formula="of:=FLOOR([.P10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10]*[.R10]/(1-POWER((1-[.R10]); ([.Q10]+1)))" office:value-type="float" office:value="124.834661538462" calcext:value-type="float">
            <text:p>124,83</text:p>
          </table:table-cell>
          <table:table-cell table:formula="of:=ROUND([.S10];0)" office:value-type="float" office:value="125" calcext:value-type="float">
            <text:p>125</text:p>
          </table:table-cell>
          <table:table-cell table:formula="of:=[.T10]*(1-POWER((1-[.R10]); ([.Q10]+1)))/[.R10]" office:value-type="float" office:value="162.5" calcext:value-type="float">
            <text:p>162,50</text:p>
          </table:table-cell>
          <table:table-cell table:formula="of:=[.U10]/[.O10]" office:value-type="float" office:value="1.00132445956516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T10]*[.W10]" office:value-type="float" office:value="187.5" calcext:value-type="float">
            <text:p>187,50</text:p>
          </table:table-cell>
          <table:table-cell table:formula="of:=CEILING([.$C$1]/([.U10]*[.$C$4]);1; )&amp;&quot; (&quot;&amp;ROUND([.$C$1]/([.U10]*[.$C$4]);2)&amp;&quot;)&quot;" office:value-type="string" office:string-value="2 (1,93)" calcext:value-type="string">
            <text:p>2 (1,93)</text:p>
          </table:table-cell>
          <table:table-cell table:formula="of:=CEILING([.$C$2]/([.U10]*[.$C$4]);1; )&amp;&quot; (&quot;&amp;ROUND([.$C$2]/([.U10]*[.$C$4]);2)&amp;&quot;)&quot;" office:value-type="string" office:string-value="5 (4,27)" calcext:value-type="string">
            <text:p>5 (4,27)</text:p>
          </table:table-cell>
          <table:table-cell table:formula="of:=CEILING([.$C$3]/([.X10]*[.$C$4]);1; )&amp;&quot; (&quot;&amp;ROUND([.$C$3]/([.X10]*[.$C$4]);2)&amp;&quot;)&quot;" office:value-type="string" office:string-value="2 (1,18)" calcext:value-type="string">
            <text:p>2 (1,18)</text:p>
          </table:table-cell>
          <table:table-cell table:formula="of:=[.T10]*[.G10]/60" office:value-type="float" office:value="1250" calcext:value-type="float">
            <text:p>1250,00</text:p>
          </table:table-cell>
          <table:table-cell table:formula="of:=[.E10]*[.T10]" office:value-type="float" office:value="2500" calcext:value-type="float">
            <text:p>2500,00</text:p>
          </table:table-cell>
          <table:table-cell table:formula="of:=[.E10]*60/[.G10]" office:value-type="float" office:value="2" calcext:value-type="float">
            <text:p>2,0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FN FAL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675" calcext:value-type="float">
            <text:p>675</text:p>
          </table:table-cell>
          <table:table-cell table:formula="of:=60/[.G11]" office:value-type="float" office:value="0.0888888888888889" calcext:value-type="float">
            <text:p>0,0889</text:p>
          </table:table-cell>
          <table:table-cell office:value-type="float" office:value="2750" calcext:value-type="float">
            <text:p>275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formula="of:=[.E11]*[.J11]" office:value-type="float" office:value="22.8" calcext:value-type="float">
            <text:p>22,80</text:p>
          </table:table-cell>
          <table:table-cell office:value-type="float" office:value="4.98" calcext:value-type="float">
            <text:p>4,980</text:p>
          </table:table-cell>
          <table:table-cell table:formula="of:=ROUND([.L11]*[Settings.$B$2]; 0)" office:value-type="float" office:value="5" calcext:value-type="float">
            <text:p>5</text:p>
          </table:table-cell>
          <table:table-cell office:value-type="float" office:value="3249.984375" calcext:value-type="float">
            <text:p>3249,98</text:p>
          </table:table-cell>
          <table:table-cell table:formula="of:=[.N11]/[Settings.$B$1]" office:value-type="float" office:value="216.665625" calcext:value-type="float">
            <text:p>216,67</text:p>
          </table:table-cell>
          <table:table-cell office:value-type="float" office:value="7878.75" calcext:value-type="float">
            <text:p>7879</text:p>
          </table:table-cell>
          <table:table-cell table:formula="of:=FLOOR([.P11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formula="of:=[.O11]*[.R11]/(1-POWER((1-[.R11]); ([.Q11]+1)))" office:value-type="float" office:value="155.874550359712" calcext:value-type="float">
            <text:p>155,87</text:p>
          </table:table-cell>
          <table:table-cell table:formula="of:=ROUND([.S11];0)" office:value-type="float" office:value="156" calcext:value-type="float">
            <text:p>156</text:p>
          </table:table-cell>
          <table:table-cell table:formula="of:=[.T11]*(1-POWER((1-[.R11]); ([.Q11]+1)))/[.R11]" office:value-type="float" office:value="216.84" calcext:value-type="float">
            <text:p>216,84</text:p>
          </table:table-cell>
          <table:table-cell table:formula="of:=[.U11]/[.O11]" office:value-type="float" office:value="1.00080481156159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T11]*[.W11]" office:value-type="float" office:value="234" calcext:value-type="float">
            <text:p>234,00</text:p>
          </table:table-cell>
          <table:table-cell table:formula="of:=CEILING([.$C$1]/([.U11]*[.$C$4]);1; )&amp;&quot; (&quot;&amp;ROUND([.$C$1]/([.U11]*[.$C$4]);2)&amp;&quot;)&quot;" office:value-type="string" office:string-value="2 (1,45)" calcext:value-type="string">
            <text:p>2 (1,45)</text:p>
          </table:table-cell>
          <table:table-cell table:formula="of:=CEILING([.$C$2]/([.U11]*[.$C$4]);1; )&amp;&quot; (&quot;&amp;ROUND([.$C$2]/([.U11]*[.$C$4]);2)&amp;&quot;)&quot;" office:value-type="string" office:string-value="4 (3,2)" calcext:value-type="string">
            <text:p>4 (3,2)</text:p>
          </table:table-cell>
          <table:table-cell table:formula="of:=CEILING([.$C$3]/([.X11]*[.$C$4]);1; )&amp;&quot; (&quot;&amp;ROUND([.$C$3]/([.X11]*[.$C$4]);2)&amp;&quot;)&quot;" office:value-type="string" office:string-value="1 (0,95)" calcext:value-type="string">
            <text:p>1 (0,95)</text:p>
          </table:table-cell>
          <table:table-cell table:formula="of:=[.T11]*[.G11]/60" office:value-type="float" office:value="1755" calcext:value-type="float">
            <text:p>1755,00</text:p>
          </table:table-cell>
          <table:table-cell table:formula="of:=[.E11]*[.T11]" office:value-type="float" office:value="3120" calcext:value-type="float">
            <text:p>3120,00</text:p>
          </table:table-cell>
          <table:table-cell table:formula="of:=[.E11]*60/[.G11]" office:value-type="float" office:value="1.77777777777778" calcext:value-type="float">
            <text:p>1,78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L85A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650" calcext:value-type="float">
            <text:p>650</text:p>
          </table:table-cell>
          <table:table-cell table:formula="of:=60/[.G12]" office:value-type="float" office:value="0.0923076923076923" calcext:value-type="float">
            <text:p>0,0923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2]*[.J12]" office:value-type="float" office:value="24.3" calcext:value-type="float">
            <text:p>24,30</text:p>
          </table:table-cell>
          <table:table-cell office:value-type="float" office:value="4.98" calcext:value-type="float">
            <text:p>4,980</text:p>
          </table:table-cell>
          <table:table-cell table:formula="of:=ROUND([.L12]*[Settings.$B$2]; 0)" office:value-type="float" office:value="5" calcext:value-type="float">
            <text:p>5</text:p>
          </table:table-cell>
          <table:table-cell office:value-type="float" office:value="1711.25" calcext:value-type="float">
            <text:p>1711,25</text:p>
          </table:table-cell>
          <table:table-cell table:formula="of:=[.N12]/[Settings.$B$1]" office:value-type="float" office:value="114.083333333333" calcext:value-type="float">
            <text:p>114,08</text:p>
          </table:table-cell>
          <table:table-cell office:value-type="float" office:value="3700" calcext:value-type="float">
            <text:p>3700</text:p>
          </table:table-cell>
          <table:table-cell table:formula="of:=FLOOR([.P12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2]*[.R12]/(1-POWER((1-[.R12]); ([.Q12]+1)))" office:value-type="float" office:value="114.083333333333" calcext:value-type="float">
            <text:p>114,08</text:p>
          </table:table-cell>
          <table:table-cell table:formula="of:=ROUND([.S12];0)" office:value-type="float" office:value="114" calcext:value-type="float">
            <text:p>114</text:p>
          </table:table-cell>
          <table:table-cell table:formula="of:=[.T12]*(1-POWER((1-[.R12]); ([.Q12]+1)))/[.R12]" office:value-type="float" office:value="114" calcext:value-type="float">
            <text:p>114,00</text:p>
          </table:table-cell>
          <table:table-cell table:formula="of:=[.U12]/[.O12]" office:value-type="float" office:value="0.99926953981008" calcext:value-type="float">
            <text:p>0,999</text:p>
          </table:table-cell>
          <table:table-cell office:value-type="float" office:value="1.5" calcext:value-type="float">
            <text:p>1,50</text:p>
          </table:table-cell>
          <table:table-cell table:formula="of:=[.T12]*[.W12]" office:value-type="float" office:value="171" calcext:value-type="float">
            <text:p>171,00</text:p>
          </table:table-cell>
          <table:table-cell table:formula="of:=CEILING([.$C$1]/([.U12]*[.$C$4]);1; )&amp;&quot; (&quot;&amp;ROUND([.$C$1]/([.U12]*[.$C$4]);2)&amp;&quot;)&quot;" office:value-type="string" office:string-value="3 (2,75)" calcext:value-type="string">
            <text:p>3 (2,75)</text:p>
          </table:table-cell>
          <table:table-cell table:formula="of:=CEILING([.$C$2]/([.U12]*[.$C$4]);1; )&amp;&quot; (&quot;&amp;ROUND([.$C$2]/([.U12]*[.$C$4]);2)&amp;&quot;)&quot;" office:value-type="string" office:string-value="7 (6,09)" calcext:value-type="string">
            <text:p>7 (6,09)</text:p>
          </table:table-cell>
          <table:table-cell table:formula="of:=CEILING([.$C$3]/([.X12]*[.$C$4]);1; )&amp;&quot; (&quot;&amp;ROUND([.$C$3]/([.X12]*[.$C$4]);2)&amp;&quot;)&quot;" office:value-type="string" office:string-value="2 (1,3)" calcext:value-type="string">
            <text:p>2 (1,3)</text:p>
          </table:table-cell>
          <table:table-cell table:formula="of:=[.T12]*[.G12]/60" office:value-type="float" office:value="1235" calcext:value-type="float">
            <text:p>1235,00</text:p>
          </table:table-cell>
          <table:table-cell table:formula="of:=[.E12]*[.T12]" office:value-type="float" office:value="3420" calcext:value-type="float">
            <text:p>3420,00</text:p>
          </table:table-cell>
          <table:table-cell table:formula="of:=[.E12]*60/[.G12]" office:value-type="float" office:value="2.76923076923077" calcext:value-type="float">
            <text:p>2,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teyr AUG</text:p>
          </table:table-cell>
          <table:table-cell office:value-type="string" calcext:value-type="string">
            <text:p>Steyr AUG A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table:formula="of:=60/[.G13]" office:value-type="float" office:value="0.0857142857142857" calcext:value-type="float">
            <text:p>0,0857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3]*[.J13]" office:value-type="float" office:value="24.3" calcext:value-type="float">
            <text:p>24,30</text:p>
          </table:table-cell>
          <table:table-cell office:value-type="float" office:value="4.09" calcext:value-type="float">
            <text:p>4,090</text:p>
          </table:table-cell>
          <table:table-cell table:formula="of:=ROUND([.L13]*[Settings.$B$2]; 0)" office:value-type="float" office:value="4" calcext:value-type="float">
            <text:p>4</text:p>
          </table:table-cell>
          <table:table-cell office:value-type="float" office:value="1656.2" calcext:value-type="float">
            <text:p>1656,20</text:p>
          </table:table-cell>
          <table:table-cell table:formula="of:=[.N13]/[Settings.$B$1]" office:value-type="float" office:value="110.413333333333" calcext:value-type="float">
            <text:p>110,41</text:p>
          </table:table-cell>
          <table:table-cell office:value-type="float" office:value="3640" calcext:value-type="float">
            <text:p>3640</text:p>
          </table:table-cell>
          <table:table-cell table:formula="of:=FLOOR([.P13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3]*[.R13]/(1-POWER((1-[.R13]); ([.Q13]+1)))" office:value-type="float" office:value="110.413333333333" calcext:value-type="float">
            <text:p>110,41</text:p>
          </table:table-cell>
          <table:table-cell table:formula="of:=ROUND([.S13];0)" office:value-type="float" office:value="110" calcext:value-type="float">
            <text:p>110</text:p>
          </table:table-cell>
          <table:table-cell table:formula="of:=[.T13]*(1-POWER((1-[.R13]); ([.Q13]+1)))/[.R13]" office:value-type="float" office:value="110" calcext:value-type="float">
            <text:p>110,00</text:p>
          </table:table-cell>
          <table:table-cell table:formula="of:=[.U13]/[.O13]" office:value-type="float" office:value="0.996256490761985" calcext:value-type="float">
            <text:p>0,996</text:p>
          </table:table-cell>
          <table:table-cell office:value-type="float" office:value="1.5" calcext:value-type="float">
            <text:p>1,50</text:p>
          </table:table-cell>
          <table:table-cell table:formula="of:=[.T13]*[.W13]" office:value-type="float" office:value="165" calcext:value-type="float">
            <text:p>165,00</text:p>
          </table:table-cell>
          <table:table-cell table:formula="of:=CEILING([.$C$1]/([.U13]*[.$C$4]);1; )&amp;&quot; (&quot;&amp;ROUND([.$C$1]/([.U13]*[.$C$4]);2)&amp;&quot;)&quot;" office:value-type="string" office:string-value="3 (2,85)" calcext:value-type="string">
            <text:p>3 (2,85)</text:p>
          </table:table-cell>
          <table:table-cell table:formula="of:=CEILING([.$C$2]/([.U13]*[.$C$4]);1; )&amp;&quot; (&quot;&amp;ROUND([.$C$2]/([.U13]*[.$C$4]);2)&amp;&quot;)&quot;" office:value-type="string" office:string-value="7 (6,31)" calcext:value-type="string">
            <text:p>7 (6,31)</text:p>
          </table:table-cell>
          <table:table-cell table:formula="of:=CEILING([.$C$3]/([.X13]*[.$C$4]);1; )&amp;&quot; (&quot;&amp;ROUND([.$C$3]/([.X13]*[.$C$4]);2)&amp;&quot;)&quot;" office:value-type="string" office:string-value="2 (1,34)" calcext:value-type="string">
            <text:p>2 (1,34)</text:p>
          </table:table-cell>
          <table:table-cell table:formula="of:=[.T13]*[.G13]/60" office:value-type="float" office:value="1283.33333333333" calcext:value-type="float">
            <text:p>1283,33</text:p>
          </table:table-cell>
          <table:table-cell table:formula="of:=[.E13]*[.T13]" office:value-type="float" office:value="3300" calcext:value-type="float">
            <text:p>3300,00</text:p>
          </table:table-cell>
          <table:table-cell table:formula="of:=[.E13]*60/[.G13]" office:value-type="float" office:value="2.57142857142857" calcext:value-type="float">
            <text:p>2,57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HK G36C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table:formula="of:=60/[.G14]" office:value-type="float" office:value="0.08" calcext:value-type="float">
            <text:p>0,0800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4]*[.J14]" office:value-type="float" office:value="24.3" calcext:value-type="float">
            <text:p>24,30</text:p>
          </table:table-cell>
          <table:table-cell office:value-type="float" office:value="3.31" calcext:value-type="float">
            <text:p>3,310</text:p>
          </table:table-cell>
          <table:table-cell table:formula="of:=ROUND([.L14]*[Settings.$B$2]; 0)" office:value-type="float" office:value="3" calcext:value-type="float">
            <text:p>3</text:p>
          </table:table-cell>
          <table:table-cell office:value-type="float" office:value="1125" calcext:value-type="float">
            <text:p>1125,00</text:p>
          </table:table-cell>
          <table:table-cell table:formula="of:=[.N14]/[Settings.$B$1]" office:value-type="float" office:value="75" calcext:value-type="float">
            <text:p>75,00</text:p>
          </table:table-cell>
          <table:table-cell office:value-type="float" office:value="3000" calcext:value-type="float">
            <text:p>3000</text:p>
          </table:table-cell>
          <table:table-cell table:formula="of:=FLOOR([.P14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4]*[.R14]/(1-POWER((1-[.R14]); ([.Q14]+1)))" office:value-type="float" office:value="75" calcext:value-type="float">
            <text:p>75,00</text:p>
          </table:table-cell>
          <table:table-cell table:formula="of:=ROUND([.S14];0)" office:value-type="float" office:value="75" calcext:value-type="float">
            <text:p>75</text:p>
          </table:table-cell>
          <table:table-cell table:formula="of:=[.T14]*(1-POWER((1-[.R14]); ([.Q14]+1)))/[.R14]" office:value-type="float" office:value="75" calcext:value-type="float">
            <text:p>75,00</text:p>
          </table:table-cell>
          <table:table-cell table:formula="of:=[.U14]/[.O14]" office:value-type="float" office:value="1" calcext:value-type="float">
            <text:p>1,000</text:p>
          </table:table-cell>
          <table:table-cell office:value-type="float" office:value="1.5" calcext:value-type="float">
            <text:p>1,50</text:p>
          </table:table-cell>
          <table:table-cell table:formula="of:=[.T14]*[.W14]" office:value-type="float" office:value="112.5" calcext:value-type="float">
            <text:p>112,50</text:p>
          </table:table-cell>
          <table:table-cell table:formula="of:=CEILING([.$C$1]/([.U14]*[.$C$4]);1; )&amp;&quot; (&quot;&amp;ROUND([.$C$1]/([.U14]*[.$C$4]);2)&amp;&quot;)&quot;" office:value-type="string" office:string-value="5 (4,18)" calcext:value-type="string">
            <text:p>5 (4,18)</text:p>
          </table:table-cell>
          <table:table-cell table:formula="of:=CEILING([.$C$2]/([.U14]*[.$C$4]);1; )&amp;&quot; (&quot;&amp;ROUND([.$C$2]/([.U14]*[.$C$4]);2)&amp;&quot;)&quot;" office:value-type="string" office:string-value="10 (9,26)" calcext:value-type="string">
            <text:p>10 (9,26)</text:p>
          </table:table-cell>
          <table:table-cell table:formula="of:=CEILING([.$C$3]/([.X14]*[.$C$4]);1; )&amp;&quot; (&quot;&amp;ROUND([.$C$3]/([.X14]*[.$C$4]);2)&amp;&quot;)&quot;" office:value-type="string" office:string-value="2 (1,97)" calcext:value-type="string">
            <text:p>2 (1,97)</text:p>
          </table:table-cell>
          <table:table-cell table:formula="of:=[.T14]*[.G14]/60" office:value-type="float" office:value="937.5" calcext:value-type="float">
            <text:p>937,50</text:p>
          </table:table-cell>
          <table:table-cell table:formula="of:=[.E14]*[.T14]" office:value-type="float" office:value="2250" calcext:value-type="float">
            <text:p>2250,00</text:p>
          </table:table-cell>
          <table:table-cell table:formula="of:=[.E14]*60/[.G14]" office:value-type="float" office:value="2.4" calcext:value-type="float">
            <text:p>2,4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K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table:formula="of:=60/[.G15]" office:value-type="float" office:value="0.1" calcext:value-type="float">
            <text:p>0,1000</text:p>
          </table:table-cell>
          <table:table-cell office:value-type="float" office:value="1000" calcext:value-type="float">
            <text:p>1000</text:p>
          </table:table-cell>
          <table:table-cell table:formula="of:=[$'Rifle and Machinegun Ammo'.$F$5]" office:value-type="float" office:value="0.6" calcext:value-type="float">
            <text:p>0,6</text:p>
          </table:table-cell>
          <table:table-cell table:formula="of:=[.E15]*[.J15]" office:value-type="float" office:value="18" calcext:value-type="float">
            <text:p>18,00</text:p>
          </table:table-cell>
          <table:table-cell office:value-type="float" office:value="3.74" calcext:value-type="float">
            <text:p>3,740</text:p>
          </table:table-cell>
          <table:table-cell table:formula="of:=ROUND([.L15]*[Settings.$B$2]; 0)" office:value-type="float" office:value="4" calcext:value-type="float">
            <text:p>4</text:p>
          </table:table-cell>
          <table:table-cell office:value-type="float" office:value="2076.21875" calcext:value-type="float">
            <text:p>2076,22</text:p>
          </table:table-cell>
          <table:table-cell table:formula="of:=[.N15]/[Settings.$B$1]" office:value-type="float" office:value="138.414583333333" calcext:value-type="float">
            <text:p>138,41</text:p>
          </table:table-cell>
          <table:table-cell office:value-type="float" office:value="5727.5" calcext:value-type="float">
            <text:p>5728</text:p>
          </table:table-cell>
          <table:table-cell table:formula="of:=FLOOR([.P15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15]*[.R15]/(1-POWER((1-[.R15]); ([.Q15]+1)))" office:value-type="float" office:value="106.472756410256" calcext:value-type="float">
            <text:p>106,47</text:p>
          </table:table-cell>
          <table:table-cell table:formula="of:=ROUND([.S15];0)" office:value-type="float" office:value="106" calcext:value-type="float">
            <text:p>106</text:p>
          </table:table-cell>
          <table:table-cell table:formula="of:=[.T15]*(1-POWER((1-[.R15]); ([.Q15]+1)))/[.R15]" office:value-type="float" office:value="137.8" calcext:value-type="float">
            <text:p>137,80</text:p>
          </table:table-cell>
          <table:table-cell table:formula="of:=[.U15]/[.O15]" office:value-type="float" office:value="0.995559836842818" calcext:value-type="float">
            <text:p>0,996</text:p>
          </table:table-cell>
          <table:table-cell office:value-type="float" office:value="1.5" calcext:value-type="float">
            <text:p>1,50</text:p>
          </table:table-cell>
          <table:table-cell table:formula="of:=[.T15]*[.W15]" office:value-type="float" office:value="159" calcext:value-type="float">
            <text:p>159,00</text:p>
          </table:table-cell>
          <table:table-cell table:formula="of:=CEILING([.$C$1]/([.U15]*[.$C$4]);1; )&amp;&quot; (&quot;&amp;ROUND([.$C$1]/([.U15]*[.$C$4]);2)&amp;&quot;)&quot;" office:value-type="string" office:string-value="3 (2,27)" calcext:value-type="string">
            <text:p>3 (2,27)</text:p>
          </table:table-cell>
          <table:table-cell table:formula="of:=CEILING([.$C$2]/([.U15]*[.$C$4]);1; )&amp;&quot; (&quot;&amp;ROUND([.$C$2]/([.U15]*[.$C$4]);2)&amp;&quot;)&quot;" office:value-type="string" office:string-value="6 (5,04)" calcext:value-type="string">
            <text:p>6 (5,04)</text:p>
          </table:table-cell>
          <table:table-cell table:formula="of:=CEILING([.$C$3]/([.X15]*[.$C$4]);1; )&amp;&quot; (&quot;&amp;ROUND([.$C$3]/([.X15]*[.$C$4]);2)&amp;&quot;)&quot;" office:value-type="string" office:string-value="2 (1,39)" calcext:value-type="string">
            <text:p>2 (1,39)</text:p>
          </table:table-cell>
          <table:table-cell table:formula="of:=[.T15]*[.G15]/60" office:value-type="float" office:value="1060" calcext:value-type="float">
            <text:p>1060,00</text:p>
          </table:table-cell>
          <table:table-cell table:formula="of:=[.E15]*[.T15]" office:value-type="float" office:value="3180" calcext:value-type="float">
            <text:p>3180,00</text:p>
          </table:table-cell>
          <table:table-cell table:formula="of:=[.E15]*60/[.G15]" office:value-type="float" office:value="3" calcext:value-type="float">
            <text:p>3,0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K-4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table:formula="of:=60/[.G16]" office:value-type="float" office:value="0.1" calcext:value-type="float">
            <text:p>0,1000</text:p>
          </table:table-cell>
          <table:table-cell office:value-type="float" office:value="1000" calcext:value-type="float">
            <text:p>1000</text:p>
          </table:table-cell>
          <table:table-cell table:formula="of:=[$'Rifle and Machinegun Ammo'.$F$5]" office:value-type="float" office:value="0.6" calcext:value-type="float">
            <text:p>0,6</text:p>
          </table:table-cell>
          <table:table-cell table:formula="of:=[.E16]*[.J16]" office:value-type="float" office:value="18" calcext:value-type="float">
            <text:p>18,00</text:p>
          </table:table-cell>
          <table:table-cell office:value-type="float" office:value="4.3" calcext:value-type="float">
            <text:p>4,300</text:p>
          </table:table-cell>
          <table:table-cell table:formula="of:=ROUND([.L16]*[Settings.$B$2]; 0)" office:value-type="float" office:value="5" calcext:value-type="float">
            <text:p>5</text:p>
          </table:table-cell>
          <table:table-cell office:value-type="float" office:value="2076.21875" calcext:value-type="float">
            <text:p>2076,22</text:p>
          </table:table-cell>
          <table:table-cell table:formula="of:=[.N16]/[Settings.$B$1]" office:value-type="float" office:value="138.414583333333" calcext:value-type="float">
            <text:p>138,41</text:p>
          </table:table-cell>
          <table:table-cell office:value-type="float" office:value="5727.5" calcext:value-type="float">
            <text:p>5728</text:p>
          </table:table-cell>
          <table:table-cell table:formula="of:=FLOOR([.P16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16]*[.R16]/(1-POWER((1-[.R16]); ([.Q16]+1)))" office:value-type="float" office:value="106.472756410256" calcext:value-type="float">
            <text:p>106,47</text:p>
          </table:table-cell>
          <table:table-cell table:formula="of:=ROUND([.S16];0)" office:value-type="float" office:value="106" calcext:value-type="float">
            <text:p>106</text:p>
          </table:table-cell>
          <table:table-cell table:formula="of:=[.T16]*(1-POWER((1-[.R16]); ([.Q16]+1)))/[.R16]" office:value-type="float" office:value="137.8" calcext:value-type="float">
            <text:p>137,80</text:p>
          </table:table-cell>
          <table:table-cell table:formula="of:=[.U16]/[.O16]" office:value-type="float" office:value="0.995559836842818" calcext:value-type="float">
            <text:p>0,996</text:p>
          </table:table-cell>
          <table:table-cell office:value-type="float" office:value="1.5" calcext:value-type="float">
            <text:p>1,50</text:p>
          </table:table-cell>
          <table:table-cell table:formula="of:=[.T16]*[.W16]" office:value-type="float" office:value="159" calcext:value-type="float">
            <text:p>159,00</text:p>
          </table:table-cell>
          <table:table-cell table:formula="of:=CEILING([.$C$1]/([.U16]*[.$C$4]);1; )&amp;&quot; (&quot;&amp;ROUND([.$C$1]/([.U16]*[.$C$4]);2)&amp;&quot;)&quot;" office:value-type="string" office:string-value="3 (2,27)" calcext:value-type="string">
            <text:p>3 (2,27)</text:p>
          </table:table-cell>
          <table:table-cell table:formula="of:=CEILING([.$C$2]/([.U16]*[.$C$4]);1; )&amp;&quot; (&quot;&amp;ROUND([.$C$2]/([.U16]*[.$C$4]);2)&amp;&quot;)&quot;" office:value-type="string" office:string-value="6 (5,04)" calcext:value-type="string">
            <text:p>6 (5,04)</text:p>
          </table:table-cell>
          <table:table-cell table:formula="of:=CEILING([.$C$3]/([.X16]*[.$C$4]);1; )&amp;&quot; (&quot;&amp;ROUND([.$C$3]/([.X16]*[.$C$4]);2)&amp;&quot;)&quot;" office:value-type="string" office:string-value="2 (1,39)" calcext:value-type="string">
            <text:p>2 (1,39)</text:p>
          </table:table-cell>
          <table:table-cell table:formula="of:=[.T16]*[.G16]/60" office:value-type="float" office:value="1060" calcext:value-type="float">
            <text:p>1060,00</text:p>
          </table:table-cell>
          <table:table-cell table:formula="of:=[.E16]*[.T16]" office:value-type="float" office:value="3180" calcext:value-type="float">
            <text:p>3180,00</text:p>
          </table:table-cell>
          <table:table-cell table:formula="of:=[.E16]*60/[.G16]" office:value-type="float" office:value="3" calcext:value-type="float">
            <text:p>3,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2000</text:p>
          </table:table-cell>
          <table:table-cell office:value-type="string" calcext:value-type="string">
            <text:p>FN F2000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850" calcext:value-type="float">
            <text:p>850</text:p>
          </table:table-cell>
          <table:table-cell table:formula="of:=60/[.G17]" office:value-type="float" office:value="0.0705882352941176" calcext:value-type="float">
            <text:p>0,0706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7]*[.J17]" office:value-type="float" office:value="24.3" calcext:value-type="float">
            <text:p>24,30</text:p>
          </table:table-cell>
          <table:table-cell office:value-type="float" office:value="4.1" calcext:value-type="float">
            <text:p>4,100</text:p>
          </table:table-cell>
          <table:table-cell table:formula="of:=ROUND([.L17]*[Settings.$B$2]; 0)" office:value-type="float" office:value="4" calcext:value-type="float">
            <text:p>4</text:p>
          </table:table-cell>
          <table:table-cell office:value-type="float" office:value="1559.378" calcext:value-type="float">
            <text:p>1559,38</text:p>
          </table:table-cell>
          <table:table-cell table:formula="of:=[.N17]/[Settings.$B$1]" office:value-type="float" office:value="103.958533333333" calcext:value-type="float">
            <text:p>103,96</text:p>
          </table:table-cell>
          <table:table-cell office:value-type="float" office:value="3532" calcext:value-type="float">
            <text:p>3532</text:p>
          </table:table-cell>
          <table:table-cell table:formula="of:=FLOOR([.P17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7]*[.R17]/(1-POWER((1-[.R17]); ([.Q17]+1)))" office:value-type="float" office:value="103.958533333333" calcext:value-type="float">
            <text:p>103,96</text:p>
          </table:table-cell>
          <table:table-cell table:formula="of:=ROUND([.S17];0)" office:value-type="float" office:value="104" calcext:value-type="float">
            <text:p>104</text:p>
          </table:table-cell>
          <table:table-cell table:formula="of:=[.T17]*(1-POWER((1-[.R17]); ([.Q17]+1)))/[.R17]" office:value-type="float" office:value="104" calcext:value-type="float">
            <text:p>104,00</text:p>
          </table:table-cell>
          <table:table-cell table:formula="of:=[.U17]/[.O17]" office:value-type="float" office:value="1.00039887698813" calcext:value-type="float">
            <text:p>1,000</text:p>
          </table:table-cell>
          <table:table-cell office:value-type="float" office:value="1.5" calcext:value-type="float">
            <text:p>1,50</text:p>
          </table:table-cell>
          <table:table-cell table:formula="of:=[.T17]*[.W17]" office:value-type="float" office:value="156" calcext:value-type="float">
            <text:p>156,00</text:p>
          </table:table-cell>
          <table:table-cell table:formula="of:=CEILING([.$C$1]/([.U17]*[.$C$4]);1; )&amp;&quot; (&quot;&amp;ROUND([.$C$1]/([.U17]*[.$C$4]);2)&amp;&quot;)&quot;" office:value-type="string" office:string-value="4 (3,01)" calcext:value-type="string">
            <text:p>4 (3,01)</text:p>
          </table:table-cell>
          <table:table-cell table:formula="of:=CEILING([.$C$2]/([.U17]*[.$C$4]);1; )&amp;&quot; (&quot;&amp;ROUND([.$C$2]/([.U17]*[.$C$4]);2)&amp;&quot;)&quot;" office:value-type="string" office:string-value="7 (6,68)" calcext:value-type="string">
            <text:p>7 (6,68)</text:p>
          </table:table-cell>
          <table:table-cell table:formula="of:=CEILING([.$C$3]/([.X17]*[.$C$4]);1; )&amp;&quot; (&quot;&amp;ROUND([.$C$3]/([.X17]*[.$C$4]);2)&amp;&quot;)&quot;" office:value-type="string" office:string-value="2 (1,42)" calcext:value-type="string">
            <text:p>2 (1,42)</text:p>
          </table:table-cell>
          <table:table-cell table:formula="of:=[.T17]*[.G17]/60" office:value-type="float" office:value="1473.33333333333" calcext:value-type="float">
            <text:p>1473,33</text:p>
          </table:table-cell>
          <table:table-cell table:formula="of:=[.E17]*[.T17]" office:value-type="float" office:value="3120" calcext:value-type="float">
            <text:p>3120,00</text:p>
          </table:table-cell>
          <table:table-cell table:formula="of:=[.E17]*60/[.G17]" office:value-type="float" office:value="2.11764705882353" calcext:value-type="float">
            <text:p>2,12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EK-97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formula="of:=60/[.G18]" office:value-type="float" office:value="0.0666666666666667" calcext:value-type="float">
            <text:p>0,0667</text:p>
          </table:table-cell>
          <table:table-cell/>
          <table:table-cell table:formula="of:=[$'Rifle and Machinegun Ammo'.$F$10]" office:value-type="float" office:value="0.74" calcext:value-type="float">
            <text:p>0,74</text:p>
          </table:table-cell>
          <table:table-cell table:formula="of:=[.E18]*[.J18]" office:value-type="float" office:value="22.2" calcext:value-type="float">
            <text:p>22,20</text:p>
          </table:table-cell>
          <table:table-cell office:value-type="float" office:value="3.615" calcext:value-type="float">
            <text:p>3,615</text:p>
          </table:table-cell>
          <table:table-cell table:formula="of:=ROUND([.L18]*[Settings.$B$2]; 0)" office:value-type="float" office:value="4" calcext:value-type="float">
            <text:p>4</text:p>
          </table:table-cell>
          <table:table-cell office:value-type="float" office:value="1328.096" calcext:value-type="float">
            <text:p>1328,10</text:p>
          </table:table-cell>
          <table:table-cell table:formula="of:=[.N18]/[Settings.$B$1]" office:value-type="float" office:value="88.5397333333333" calcext:value-type="float">
            <text:p>88,54</text:p>
          </table:table-cell>
          <table:table-cell office:value-type="float" office:value="3018.4" calcext:value-type="float">
            <text:p>3018</text:p>
          </table:table-cell>
          <table:table-cell table:formula="of:=FLOOR([.P18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8]*[.R18]/(1-POWER((1-[.R18]); ([.Q18]+1)))" office:value-type="float" office:value="88.5397333333333" calcext:value-type="float">
            <text:p>88,54</text:p>
          </table:table-cell>
          <table:table-cell table:formula="of:=ROUND([.S18];0)" office:value-type="float" office:value="89" calcext:value-type="float">
            <text:p>89</text:p>
          </table:table-cell>
          <table:table-cell table:formula="of:=[.T18]*(1-POWER((1-[.R18]); ([.Q18]+1)))/[.R18]" office:value-type="float" office:value="89" calcext:value-type="float">
            <text:p>89,00</text:p>
          </table:table-cell>
          <table:table-cell table:formula="of:=[.U18]/[.O18]" office:value-type="float" office:value="1.00519841939137" calcext:value-type="float">
            <text:p>1,005</text:p>
          </table:table-cell>
          <table:table-cell office:value-type="float" office:value="1.5" calcext:value-type="float">
            <text:p>1,50</text:p>
          </table:table-cell>
          <table:table-cell table:formula="of:=[.T18]*[.W18]" office:value-type="float" office:value="133.5" calcext:value-type="float">
            <text:p>133,50</text:p>
          </table:table-cell>
          <table:table-cell table:formula="of:=CEILING([.$C$1]/([.U18]*[.$C$4]);1; )&amp;&quot; (&quot;&amp;ROUND([.$C$1]/([.U18]*[.$C$4]);2)&amp;&quot;)&quot;" office:value-type="string" office:string-value="4 (3,52)" calcext:value-type="string">
            <text:p>4 (3,52)</text:p>
          </table:table-cell>
          <table:table-cell table:formula="of:=CEILING([.$C$2]/([.U18]*[.$C$4]);1; )&amp;&quot; (&quot;&amp;ROUND([.$C$2]/([.U18]*[.$C$4]);2)&amp;&quot;)&quot;" office:value-type="string" office:string-value="8 (7,8)" calcext:value-type="string">
            <text:p>8 (7,8)</text:p>
          </table:table-cell>
          <table:table-cell table:formula="of:=CEILING([.$C$3]/([.X18]*[.$C$4]);1; )&amp;&quot; (&quot;&amp;ROUND([.$C$3]/([.X18]*[.$C$4]);2)&amp;&quot;)&quot;" office:value-type="string" office:string-value="2 (1,66)" calcext:value-type="string">
            <text:p>2 (1,66)</text:p>
          </table:table-cell>
          <table:table-cell table:formula="of:=[.T18]*[.G18]/60" office:value-type="float" office:value="1335" calcext:value-type="float">
            <text:p>1335,00</text:p>
          </table:table-cell>
          <table:table-cell table:formula="of:=[.E18]*[.T18]" office:value-type="float" office:value="2670" calcext:value-type="float">
            <text:p>2670,00</text:p>
          </table:table-cell>
          <table:table-cell table:formula="of:=[.E18]*60/[.G18]" office:value-type="float" office:value="2" calcext:value-type="float">
            <text:p>2,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akan</text:p>
          </table:table-cell>
          <table:table-cell office:value-type="string" calcext:value-type="string">
            <text:p>AN-94 Abakan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formula="of:=60/[.G19]" office:value-type="float" office:value="0.1" calcext:value-type="float">
            <text:p>0,1000</text:p>
          </table:table-cell>
          <table:table-cell/>
          <table:table-cell table:formula="of:=[$'Rifle and Machinegun Ammo'.$F$10]" office:value-type="float" office:value="0.74" calcext:value-type="float">
            <text:p>0,74</text:p>
          </table:table-cell>
          <table:table-cell table:formula="of:=[.E19]*[.J19]" office:value-type="float" office:value="22.2" calcext:value-type="float">
            <text:p>22,20</text:p>
          </table:table-cell>
          <table:table-cell office:value-type="float" office:value="4.165" calcext:value-type="float">
            <text:p>4,165</text:p>
          </table:table-cell>
          <table:table-cell table:formula="of:=ROUND([.L19]*[Settings.$B$2]; 0)" office:value-type="float" office:value="4" calcext:value-type="float">
            <text:p>4</text:p>
          </table:table-cell>
          <table:table-cell office:value-type="float" office:value="1298.0835" calcext:value-type="float">
            <text:p>1298,08</text:p>
          </table:table-cell>
          <table:table-cell table:formula="of:=[.N19]/[Settings.$B$1]" office:value-type="float" office:value="86.5389" calcext:value-type="float">
            <text:p>86,54</text:p>
          </table:table-cell>
          <table:table-cell office:value-type="float" office:value="2984.1" calcext:value-type="float">
            <text:p>2984</text:p>
          </table:table-cell>
          <table:table-cell table:formula="of:=FLOOR([.P19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9]*[.R19]/(1-POWER((1-[.R19]); ([.Q19]+1)))" office:value-type="float" office:value="86.5389" calcext:value-type="float">
            <text:p>86,54</text:p>
          </table:table-cell>
          <table:table-cell table:formula="of:=ROUND([.S19];0)" office:value-type="float" office:value="87" calcext:value-type="float">
            <text:p>87</text:p>
          </table:table-cell>
          <table:table-cell table:formula="of:=[.T19]*(1-POWER((1-[.R19]); ([.Q19]+1)))/[.R19]" office:value-type="float" office:value="87" calcext:value-type="float">
            <text:p>87,00</text:p>
          </table:table-cell>
          <table:table-cell table:formula="of:=[.U19]/[.O19]" office:value-type="float" office:value="1.00532823967025" calcext:value-type="float">
            <text:p>1,005</text:p>
          </table:table-cell>
          <table:table-cell office:value-type="float" office:value="1.5" calcext:value-type="float">
            <text:p>1,50</text:p>
          </table:table-cell>
          <table:table-cell table:formula="of:=[.T19]*[.W19]" office:value-type="float" office:value="130.5" calcext:value-type="float">
            <text:p>130,50</text:p>
          </table:table-cell>
          <table:table-cell table:formula="of:=CEILING([.$C$1]/([.U19]*[.$C$4]);1; )&amp;&quot; (&quot;&amp;ROUND([.$C$1]/([.U19]*[.$C$4]);2)&amp;&quot;)&quot;" office:value-type="string" office:string-value="4 (3,6)" calcext:value-type="string">
            <text:p>4 (3,6)</text:p>
          </table:table-cell>
          <table:table-cell table:formula="of:=CEILING([.$C$2]/([.U19]*[.$C$4]);1; )&amp;&quot; (&quot;&amp;ROUND([.$C$2]/([.U19]*[.$C$4]);2)&amp;&quot;)&quot;" office:value-type="string" office:string-value="8 (7,98)" calcext:value-type="string">
            <text:p>8 (7,98)</text:p>
          </table:table-cell>
          <table:table-cell table:formula="of:=CEILING([.$C$3]/([.X19]*[.$C$4]);1; )&amp;&quot; (&quot;&amp;ROUND([.$C$3]/([.X19]*[.$C$4]);2)&amp;&quot;)&quot;" office:value-type="string" office:string-value="2 (1,7)" calcext:value-type="string">
            <text:p>2 (1,7)</text:p>
          </table:table-cell>
          <table:table-cell table:formula="of:=[.T19]*[.G19]/60" office:value-type="float" office:value="870" calcext:value-type="float">
            <text:p>870,00</text:p>
          </table:table-cell>
          <table:table-cell table:formula="of:=[.E19]*[.T19]" office:value-type="float" office:value="2610" calcext:value-type="float">
            <text:p>2610,00</text:p>
          </table:table-cell>
          <table:table-cell table:formula="of:=[.E19]*60/[.G19]" office:value-type="float" office:value="3" calcext:value-type="float">
            <text:p>3,00</text:p>
          </table:table-cell>
          <table:table-cell table:number-columns-repeated="993"/>
        </table:table-row>
      </table:table>
      <table:table table:name="Machineguns" table:style-name="ta1">
        <office:forms form:automatic-focus="false" form:apply-design-mode="false"/>
        <table:table-column table:style-name="co4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5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49" table:number-columns-repeated="2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3" table:number-columns-repeated="992" table:default-cell-style-name="Default"/>
        <table:table-row table:style-name="ro1">
          <table:table-cell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Rate of fire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body</text:p>
          </table:table-cell>
          <table:table-cell table:style-name="ce13" office:value-type="string" calcext:value-type="string">
            <text:p>Husk head</text:p>
          </table:table-cell>
          <table:table-cell table:style-name="ce13" office:value-type="string" calcext:value-type="string">
            <text:p>Dps</text:p>
          </table:table-cell>
          <table:table-cell table:style-name="ce13" office:value-type="string" calcext:value-type="string">
            <text:p>Dam/mag</text:p>
          </table:table-cell>
          <table:table-cell table:style-name="ce13" office:value-type="string" calcext:value-type="string">
            <text:p>Time/mag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2"/>
        </table:table-row>
        <table:table-row table:style-name="ro1">
          <table:table-cell table:number-columns-repeated="2" office:value-type="string" calcext:value-type="string">
            <text:p>M249 SPW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style-name="ce14" table:formula="of:=[.E7]*[.I7]" office:value-type="float" office:value="162" calcext:value-type="float">
            <text:p>162,00</text:p>
          </table:table-cell>
          <table:table-cell table:style-name="ce9" office:value-type="float" office:value="8.2" calcext:value-type="float">
            <text:p>8,200</text:p>
          </table:table-cell>
          <table:table-cell table:formula="of:=ROUND([.K7]*[Settings.$B$2]; 0)" office:value-type="float" office:value="9" calcext:value-type="float">
            <text:p>9</text:p>
          </table:table-cell>
          <table:table-cell office:value-type="float" office:value="1686" calcext:value-type="float">
            <text:p>1686</text:p>
          </table:table-cell>
          <table:table-cell table:style-name="ce14" table:formula="of:=[.M7]/[Settings.$B$1]" office:value-type="float" office:value="112.4" calcext:value-type="float">
            <text:p>112,40</text:p>
          </table:table-cell>
          <table:table-cell table:style-name="ce14"/>
          <table:table-cell table:formula="of:=FLOOR([.O7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7]*[.Q7]/(1-POWER((1-[.Q7]); ([.P7]+1)))" office:value-type="float" office:value="112.4" calcext:value-type="float">
            <text:p>112,40</text:p>
          </table:table-cell>
          <table:table-cell table:formula="of:=ROUND([.R7];0)" office:value-type="float" office:value="112" calcext:value-type="float">
            <text:p>112</text:p>
          </table:table-cell>
          <table:table-cell table:style-name="ce14" table:formula="of:=[.S7]*(1-POWER((1-[.Q7]); ([.P7]+1)))/[.Q7]" office:value-type="float" office:value="112" calcext:value-type="float">
            <text:p>112,00</text:p>
          </table:table-cell>
          <table:table-cell table:style-name="ce10" table:formula="of:=[.T7]/[.N7]" office:value-type="float" office:value="0.99644128113879" calcext:value-type="float">
            <text:p>0,996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7]*[.V7]" office:value-type="float" office:value="168" calcext:value-type="float">
            <text:p>168,00</text:p>
          </table:table-cell>
          <table:table-cell table:style-name="ce5" table:formula="of:=CEILING([.$C$1]/([.T7]*[.$C$4]);1; )&amp;&quot; (&quot;&amp;ROUND([.$C$1]/([.T7]*[.$C$4]);2)&amp;&quot;)&quot;" office:value-type="string" office:string-value="3 (2,8)" calcext:value-type="string">
            <text:p>3 (2,8)</text:p>
          </table:table-cell>
          <table:table-cell table:style-name="ce5" table:formula="of:=CEILING([.$C$2]/([.T7]*[.$C$4]);1; )&amp;&quot; (&quot;&amp;ROUND([.$C$2]/([.T7]*[.$C$4]);2)&amp;&quot;)&quot;" office:value-type="string" office:string-value="7 (6,2)" calcext:value-type="string">
            <text:p>7 (6,2)</text:p>
          </table:table-cell>
          <table:table-cell table:style-name="ce5" table:formula="of:=CEILING([.$C$3]/([.W7]*[.$C$4]);1; )&amp;&quot; (&quot;&amp;ROUND([.$C$3]/([.W7]*[.$C$4]);2)&amp;&quot;)&quot;" office:value-type="string" office:string-value="2 (1,32)" calcext:value-type="string">
            <text:p>2 (1,32)</text:p>
          </table:table-cell>
          <table:table-cell table:style-name="ce19" table:formula="of:=[.S7]*[.G7]/60" office:value-type="float" office:value="1446.66666666667" calcext:value-type="float">
            <text:p>1446,67</text:p>
          </table:table-cell>
          <table:table-cell table:style-name="ce19" table:formula="of:=[.E7]*[.S7]" office:value-type="float" office:value="22400" calcext:value-type="float">
            <text:p>22400,00</text:p>
          </table:table-cell>
          <table:table-cell table:style-name="ce19" table:formula="of:=[.E7]*60/[.G7]" office:value-type="float" office:value="15.4838709677419" calcext:value-type="float">
            <text:p>15,48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RPK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$'Rifle and Machinegun Ammo'.$F$5]" office:value-type="float" office:value="0.6" calcext:value-type="float">
            <text:p>0,6</text:p>
          </table:table-cell>
          <table:table-cell table:style-name="ce14" table:formula="of:=[.E8]*[.I8]" office:value-type="float" office:value="24" calcext:value-type="float">
            <text:p>24,00</text:p>
          </table:table-cell>
          <table:table-cell table:style-name="ce9" office:value-type="float" office:value="5.85" calcext:value-type="float">
            <text:p>5,850</text:p>
          </table:table-cell>
          <table:table-cell table:formula="of:=ROUND([.K8]*[Settings.$B$2]; 0)" office:value-type="float" office:value="6" calcext:value-type="float">
            <text:p>6</text:p>
          </table:table-cell>
          <table:table-cell office:value-type="float" office:value="2280" calcext:value-type="float">
            <text:p>2280</text:p>
          </table:table-cell>
          <table:table-cell table:style-name="ce14" table:formula="of:=[.M8]/[Settings.$B$1]" office:value-type="float" office:value="152" calcext:value-type="float">
            <text:p>152,00</text:p>
          </table:table-cell>
          <table:table-cell table:style-name="ce14"/>
          <table:table-cell table:formula="of:=FLOOR([.O8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8]*[.Q8]/(1-POWER((1-[.Q8]); ([.P8]+1)))" office:value-type="float" office:value="152" calcext:value-type="float">
            <text:p>152,00</text:p>
          </table:table-cell>
          <table:table-cell table:formula="of:=ROUND([.R8];0)" office:value-type="float" office:value="152" calcext:value-type="float">
            <text:p>152</text:p>
          </table:table-cell>
          <table:table-cell table:style-name="ce14" table:formula="of:=[.S8]*(1-POWER((1-[.Q8]); ([.P8]+1)))/[.Q8]" office:value-type="float" office:value="152" calcext:value-type="float">
            <text:p>152,00</text:p>
          </table:table-cell>
          <table:table-cell table:style-name="ce10" table:formula="of:=[.T8]/[.N8]" office:value-type="float" office:value="1" calcext:value-type="float">
            <text:p>1,000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8]*[.V8]" office:value-type="float" office:value="228" calcext:value-type="float">
            <text:p>228,00</text:p>
          </table:table-cell>
          <table:table-cell table:style-name="ce5" table:formula="of:=CEILING([.$C$1]/([.T8]*[.$C$4]);1; )&amp;&quot; (&quot;&amp;ROUND([.$C$1]/([.T8]*[.$C$4]);2)&amp;&quot;)&quot;" office:value-type="string" office:string-value="3 (2,06)" calcext:value-type="string">
            <text:p>3 (2,06)</text:p>
          </table:table-cell>
          <table:table-cell table:style-name="ce5" table:formula="of:=CEILING([.$C$2]/([.T8]*[.$C$4]);1; )&amp;&quot; (&quot;&amp;ROUND([.$C$2]/([.T8]*[.$C$4]);2)&amp;&quot;)&quot;" office:value-type="string" office:string-value="5 (4,57)" calcext:value-type="string">
            <text:p>5 (4,57)</text:p>
          </table:table-cell>
          <table:table-cell table:style-name="ce5" table:formula="of:=CEILING([.$C$3]/([.W8]*[.$C$4]);1; )&amp;&quot; (&quot;&amp;ROUND([.$C$3]/([.W8]*[.$C$4]);2)&amp;&quot;)&quot;" office:value-type="string" office:string-value="1 (0,97)" calcext:value-type="string">
            <text:p>1 (0,97)</text:p>
          </table:table-cell>
          <table:table-cell table:style-name="ce19" table:formula="of:=[.S8]*[.G8]/60" office:value-type="float" office:value="1520" calcext:value-type="float">
            <text:p>1520,00</text:p>
          </table:table-cell>
          <table:table-cell table:style-name="ce19" table:formula="of:=[.E8]*[.S8]" office:value-type="float" office:value="6080" calcext:value-type="float">
            <text:p>6080,00</text:p>
          </table:table-cell>
          <table:table-cell table:style-name="ce19" table:formula="of:=[.E8]*60/[.G8]" office:value-type="float" office:value="4" calcext:value-type="float">
            <text:p>4,0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PKM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$'Rifle and Machinegun Ammo'.$F$7]" office:value-type="float" office:value="0.59" calcext:value-type="float">
            <text:p>0,59</text:p>
          </table:table-cell>
          <table:table-cell table:style-name="ce14" table:formula="of:=[.E9]*[.I9]" office:value-type="float" office:value="118" calcext:value-type="float">
            <text:p>118,00</text:p>
          </table:table-cell>
          <table:table-cell table:style-name="ce9" office:value-type="float" office:value="12.86" calcext:value-type="float">
            <text:p>12,860</text:p>
          </table:table-cell>
          <table:table-cell table:formula="of:=ROUND([.K9]*[Settings.$B$2]; 0)" office:value-type="float" office:value="14" calcext:value-type="float">
            <text:p>14</text:p>
          </table:table-cell>
          <table:table-cell office:value-type="float" office:value="3270" calcext:value-type="float">
            <text:p>3270</text:p>
          </table:table-cell>
          <table:table-cell table:style-name="ce14" table:formula="of:=[.M9]/[Settings.$B$1]" office:value-type="float" office:value="218" calcext:value-type="float">
            <text:p>218,00</text:p>
          </table:table-cell>
          <table:table-cell table:style-name="ce14"/>
          <table:table-cell table:formula="of:=FLOOR([.O9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9]*[.Q9]/(1-POWER((1-[.Q9]); ([.P9]+1)))" office:value-type="float" office:value="218" calcext:value-type="float">
            <text:p>218,00</text:p>
          </table:table-cell>
          <table:table-cell table:formula="of:=ROUND([.R9];0)" office:value-type="float" office:value="218" calcext:value-type="float">
            <text:p>218</text:p>
          </table:table-cell>
          <table:table-cell table:style-name="ce14" table:formula="of:=[.S9]*(1-POWER((1-[.Q9]); ([.P9]+1)))/[.Q9]" office:value-type="float" office:value="218" calcext:value-type="float">
            <text:p>218,00</text:p>
          </table:table-cell>
          <table:table-cell table:style-name="ce10" table:formula="of:=[.T9]/[.N9]" office:value-type="float" office:value="1" calcext:value-type="float">
            <text:p>1,000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9]*[.V9]" office:value-type="float" office:value="327" calcext:value-type="float">
            <text:p>327,00</text:p>
          </table:table-cell>
          <table:table-cell table:style-name="ce5" table:formula="of:=CEILING([.$C$1]/([.T9]*[.$C$4]);1; )&amp;&quot; (&quot;&amp;ROUND([.$C$1]/([.T9]*[.$C$4]);2)&amp;&quot;)&quot;" office:value-type="string" office:string-value="2 (1,44)" calcext:value-type="string">
            <text:p>2 (1,44)</text:p>
          </table:table-cell>
          <table:table-cell table:style-name="ce5" table:formula="of:=CEILING([.$C$2]/([.T9]*[.$C$4]);1; )&amp;&quot; (&quot;&amp;ROUND([.$C$2]/([.T9]*[.$C$4]);2)&amp;&quot;)&quot;" office:value-type="string" office:string-value="4 (3,18)" calcext:value-type="string">
            <text:p>4 (3,18)</text:p>
          </table:table-cell>
          <table:table-cell table:style-name="ce5" table:formula="of:=CEILING([.$C$3]/([.W9]*[.$C$4]);1; )&amp;&quot; (&quot;&amp;ROUND([.$C$3]/([.W9]*[.$C$4]);2)&amp;&quot;)&quot;" office:value-type="string" office:string-value="1 (0,68)" calcext:value-type="string">
            <text:p>1 (0,68)</text:p>
          </table:table-cell>
          <table:table-cell table:style-name="ce19" table:formula="of:=[.S9]*[.G9]/60" office:value-type="float" office:value="2543.33333333333" calcext:value-type="float">
            <text:p>2543,33</text:p>
          </table:table-cell>
          <table:table-cell table:style-name="ce19" table:formula="of:=[.E9]*[.S9]" office:value-type="float" office:value="43600" calcext:value-type="float">
            <text:p>43600,00</text:p>
          </table:table-cell>
          <table:table-cell table:style-name="ce19" table:formula="of:=[.E9]*60/[.G9]" office:value-type="float" office:value="17.1428571428571" calcext:value-type="float">
            <text:p>17,14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M60</text:p>
          </table:table-cell>
          <table:table-cell office:value-type="string" calcext:value-type="string">
            <text:p>mayb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  <table:table-cell table:style-name="ce14" table:formula="of:=[.E10]*[.I10]" office:value-type="float" office:value="0" calcext:value-type="float">
            <text:p>0,00</text:p>
          </table:table-cell>
          <table:table-cell/>
          <table:table-cell table:formula="of:=ROUND([.K10]*[Settings.$B$2]; 0)" office:value-type="float" office:value="0" calcext:value-type="float">
            <text:p>0</text:p>
          </table:table-cell>
          <table:table-cell/>
          <table:table-cell table:style-name="ce14" table:formula="of:=[.M10]/[Settings.$B$1]" office:value-type="float" office:value="0" calcext:value-type="float">
            <text:p>0,00</text:p>
          </table:table-cell>
          <table:table-cell/>
          <table:table-cell table:formula="of:=FLOOR([.O10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10]*[.Q10]/(1-POWER((1-[.Q10]); ([.P10]+1)))" office:value-type="float" office:value="0" calcext:value-type="float">
            <text:p>0,00</text:p>
          </table:table-cell>
          <table:table-cell table:formula="of:=ROUND([.R10];0)" office:value-type="float" office:value="0" calcext:value-type="float">
            <text:p>0</text:p>
          </table:table-cell>
          <table:table-cell table:style-name="ce14" table:formula="of:=[.S10]*(1-POWER((1-[.Q10]); ([.P10]+1)))/[.Q10]" office:value-type="float" office:value="0" calcext:value-type="float">
            <text:p>0,00</text:p>
          </table:table-cell>
          <table:table-cell table:style-name="ce10" table:formula="of:=[.T10]/[.N10]" office:value-type="string" office:string-value="#DIV/0!" calcext:value-type="error">
            <text:p>#DIV/0!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10]*[.V10]" office:value-type="float" office:value="0" calcext:value-type="float">
            <text:p>0,00</text:p>
          </table:table-cell>
          <table:table-cell table:style-name="ce5" table:formula="of:=CEILING([.$C$1]/([.T10]*[.$C$4]);1; )&amp;&quot; (&quot;&amp;ROUND([.$C$1]/([.T10]*[.$C$4]);2)&amp;&quot;)&quot;" office:value-type="string" office:string-value="#DIV/0!" calcext:value-type="error">
            <text:p>#DIV/0!</text:p>
          </table:table-cell>
          <table:table-cell table:style-name="ce5" table:formula="of:=CEILING([.$C$2]/([.T10]*[.$C$4]);1; )&amp;&quot; (&quot;&amp;ROUND([.$C$2]/([.T10]*[.$C$4]);2)&amp;&quot;)&quot;" office:value-type="string" office:string-value="#DIV/0!" calcext:value-type="error">
            <text:p>#DIV/0!</text:p>
          </table:table-cell>
          <table:table-cell table:style-name="ce5" table:formula="of:=CEILING([.$C$3]/([.W10]*[.$C$4]);1; )&amp;&quot; (&quot;&amp;ROUND([.$C$3]/([.W10]*[.$C$4]);2)&amp;&quot;)&quot;" office:value-type="string" office:string-value="#DIV/0!" calcext:value-type="error">
            <text:p>#DIV/0!</text:p>
          </table:table-cell>
          <table:table-cell table:style-name="ce19" table:formula="of:=[.S10]*[.G10]/60" office:value-type="float" office:value="0" calcext:value-type="float">
            <text:p>0,00</text:p>
          </table:table-cell>
          <table:table-cell table:style-name="ce19" table:formula="of:=[.E10]*[.S10]" office:value-type="float" office:value="0" calcext:value-type="float">
            <text:p>0,00</text:p>
          </table:table-cell>
          <table:table-cell table:style-name="ce19" table:formula="of:=[.E10]*60/[.G10]" office:value-type="string" office:string-value="#DIV/0!" calcext:value-type="error">
            <text:p>#DIV/0!</text:p>
          </table:table-cell>
          <table:table-cell table:number-columns-repeated="993"/>
        </table:table-row>
      </table:table>
      <table:table table:name="Rifle and Machinegun Ammo" table:style-name="ta1">
        <office:forms form:automatic-focus="false" form:apply-design-mode="false"/>
        <table:table-column table:style-name="co58" table:default-cell-style-name="ce14"/>
        <table:table-column table:style-name="co52" table:default-cell-style-name="ce12"/>
        <table:table-column table:style-name="co53" table:default-cell-style-name="ce14"/>
        <table:table-column table:style-name="co15" table:default-cell-style-name="ce18"/>
        <table:table-column table:style-name="co22" table:default-cell-style-name="ce18"/>
        <table:table-column table:style-name="co53" table:default-cell-style-name="Default"/>
        <table:table-row table:style-name="ro1"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Weight [grain]</text:p>
          </table:table-cell>
          <table:table-cell table:style-name="ce13" office:value-type="string" calcext:value-type="string">
            <text:p>Weight [g]</text:p>
          </table:table-cell>
          <table:table-cell table:style-name="ce13" office:value-type="string" calcext:value-type="string">
            <text:p>Price [CZK]</text:p>
          </table:table-cell>
          <table:table-cell table:style-name="ce13" office:value-type="string" calcext:value-type="string">
            <text:p>Price [USD]</text:p>
          </table:table-cell>
          <table:table-cell table:style-name="ce13" office:value-type="string" calcext:value-type="string">
            <text:p>Price [pts]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office:value-type="float" office:value="240" calcext:value-type="float">
            <text:p>240</text:p>
          </table:table-cell>
          <table:table-cell office:value-type="float" office:value="15.5" calcext:value-type="float">
            <text:p>15,50</text:p>
          </table:table-cell>
          <table:table-cell table:formula="of:=606/50" office:value-type="float" office:value="12.12" calcext:value-type="float">
            <text:p>12,1200</text:p>
          </table:table-cell>
          <table:table-cell table:formula="of:=32.2/20" office:value-type="float" office:value="1.61" calcext:value-type="float">
            <text:p>1,6100</text:p>
          </table:table-cell>
          <table:table-cell table:formula="of:=ROUND(IF(ISBLANK([.D2]);[.E2]*2;[.D2]/20+[.E2]);2)" office:value-type="float" office:value="2.22" calcext:value-type="float">
            <text:p>2,22</text:p>
          </table:table-cell>
        </table:table-row>
        <table:table-row table:style-name="ro1">
          <table:table-cell office:value-type="string" calcext:value-type="string">
            <text:p>.50 BMG</text:p>
          </table:table-cell>
          <table:table-cell/>
          <table:table-cell office:value-type="float" office:value="42.83" calcext:value-type="float">
            <text:p>42,83</text:p>
          </table:table-cell>
          <table:table-cell/>
          <table:table-cell table:formula="of:=38.87/10" office:value-type="float" office:value="3.887" calcext:value-type="float">
            <text:p>3,8870</text:p>
          </table:table-cell>
          <table:table-cell table:formula="of:=ROUND(IF(ISBLANK([.D3]);[.E3]*2;[.D3]/20+[.E3]);2)" office:value-type="float" office:value="7.77" calcext:value-type="float">
            <text:p>7,77</text:p>
          </table:table-cell>
        </table:table-row>
        <table:table-row table:style-name="ro1">
          <table:table-cell office:value-type="string" calcext:value-type="string">
            <text:p>5.56x45mm</text:p>
          </table:table-cell>
          <table:table-cell/>
          <table:table-cell office:value-type="float" office:value="4" calcext:value-type="float">
            <text:p>4,00</text:p>
          </table:table-cell>
          <table:table-cell table:formula="of:=144/20" office:value-type="float" office:value="7.2" calcext:value-type="float">
            <text:p>7,2000</text:p>
          </table:table-cell>
          <table:table-cell table:formula="of:=135.39/300" office:value-type="float" office:value="0.4513" calcext:value-type="float">
            <text:p>0,4513</text:p>
          </table:table-cell>
          <table:table-cell table:formula="of:=ROUND(IF(ISBLANK([.D4]);[.E4]*2;[.D4]/20+[.E4]);2)"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7.62x39mm</text:p>
          </table:table-cell>
          <table:table-cell/>
          <table:table-cell office:value-type="float" office:value="8" calcext:value-type="float">
            <text:p>8,00</text:p>
          </table:table-cell>
          <table:table-cell table:formula="of:=145/20" office:value-type="float" office:value="7.25" calcext:value-type="float">
            <text:p>7,2500</text:p>
          </table:table-cell>
          <table:table-cell table:formula="of:=119.59/500" office:value-type="float" office:value="0.23918" calcext:value-type="float">
            <text:p>0,2392</text:p>
          </table:table-cell>
          <table:table-cell table:formula="of:=ROUND(IF(ISBLANK([.D5]);[.E5]*2;[.D5]/20+[.E5]);2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7.62x51mm</text:p>
          </table:table-cell>
          <table:table-cell/>
          <table:table-cell office:value-type="float" office:value="9.55" calcext:value-type="float">
            <text:p>9,55</text:p>
          </table:table-cell>
          <table:table-cell table:formula="of:=200/20" office:value-type="float" office:value="10" calcext:value-type="float">
            <text:p>10,0000</text:p>
          </table:table-cell>
          <table:table-cell table:formula="of:=319.19/500" office:value-type="float" office:value="0.63838" calcext:value-type="float">
            <text:p>0,6384</text:p>
          </table:table-cell>
          <table:table-cell table:formula="of:=ROUND(IF(ISBLANK([.D6]);[.E6]*2;[.D6]/20+[.E6]);2)" office:value-type="float" office:value="1.14" calcext:value-type="float">
            <text:p>1,14</text:p>
          </table:table-cell>
        </table:table-row>
        <table:table-row table:style-name="ro1">
          <table:table-cell office:value-type="string" calcext:value-type="string">
            <text:p>7.62x54R standard</text:p>
          </table:table-cell>
          <table:table-cell office:value-type="float" office:value="148.3" calcext:value-type="float">
            <text:p>148,3</text:p>
          </table:table-cell>
          <table:table-cell office:value-type="float" office:value="9.61" calcext:value-type="float">
            <text:p>9,61</text:p>
          </table:table-cell>
          <table:table-cell/>
          <table:table-cell table:formula="of:=259.19/880" office:value-type="float" office:value="0.294534090909091" calcext:value-type="float">
            <text:p>0,2945</text:p>
          </table:table-cell>
          <table:table-cell table:formula="of:=ROUND(IF(ISBLANK([.D7]);[.E7]*2;[.D7]/20+[.E7]);2)"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7.62x54R heavy ball</text:p>
          </table:table-cell>
          <table:table-cell office:value-type="float" office:value="181.9" calcext:value-type="float">
            <text:p>181,9</text:p>
          </table:table-cell>
          <table:table-cell office:value-type="float" office:value="11.79" calcext:value-type="float">
            <text:p>11,79</text:p>
          </table:table-cell>
          <table:table-cell/>
          <table:table-cell table:formula="of:=11.78/20" office:value-type="float" office:value="0.589" calcext:value-type="float">
            <text:p>0,5890</text:p>
          </table:table-cell>
          <table:table-cell table:formula="of:=ROUND(IF(ISBLANK([.D8]);[.E8]*2;[.D8]/20+[.E8]);2)" office:value-type="float" office:value="1.18" calcext:value-type="float">
            <text:p>1,18</text:p>
          </table:table-cell>
        </table:table-row>
        <table:table-row table:style-name="ro1">
          <table:table-cell office:value-type="string" calcext:value-type="string">
            <text:p>7.92x33mm</text:p>
          </table:table-cell>
          <table:table-cell/>
          <table:table-cell office:value-type="float" office:value="8.1" calcext:value-type="float">
            <text:p>8,10</text:p>
          </table:table-cell>
          <table:table-cell/>
          <table:table-cell table:formula="of:=21.05/20" office:value-type="float" office:value="1.0525" calcext:value-type="float">
            <text:p>1,0525</text:p>
          </table:table-cell>
          <table:table-cell table:formula="of:=ROUND(IF(ISBLANK([.D9]);[.E9]*2;[.D9]/20+[.E9]);2)"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5.45x39mm</text:p>
          </table:table-cell>
          <table:table-cell/>
          <table:table-cell office:value-type="float" office:value="3.43" calcext:value-type="float">
            <text:p>3,43</text:p>
          </table:table-cell>
          <table:table-cell table:formula="of:=212/30" office:value-type="float" office:value="7.06666666666667" calcext:value-type="float">
            <text:p>7,0667</text:p>
          </table:table-cell>
          <table:table-cell table:formula="of:=19.42/50" office:value-type="float" office:value="0.3884" calcext:value-type="float">
            <text:p>0,3884</text:p>
          </table:table-cell>
          <table:table-cell table:formula="of:=ROUND(IF(ISBLANK([.D10]);[.E10]*2;[.D10]/20+[.E10]);2)" office:value-type="float" office:value="0.74" calcext:value-type="float">
            <text:p>0,74</text:p>
          </table:table-cell>
        </table:table-row>
      </table:table>
      <table:table table:name="Demolitions" table:style-name="ta1">
        <office:forms form:automatic-focus="false" form:apply-design-mode="false"/>
        <table:table-column table:style-name="co59" table:default-cell-style-name="Default"/>
        <table:table-column table:style-name="co3" table:number-columns-repeated="1008" table:default-cell-style-name="Default"/>
        <table:table-row table:style-name="ro1">
          <table:table-cell table:style-name="ce2" office:value-type="string" calcext:value-type="string">
            <text:p>Weapon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Mag size</text:p>
          </table:table-cell>
          <table:table-cell table:style-name="ce2" office:value-type="string" calcext:value-type="string">
            <text:p>Max ammo</text:p>
          </table:table-cell>
          <table:table-cell table:style-name="ce2" office:value-type="string" calcext:value-type="string">
            <text:p>Damage min</text:p>
          </table:table-cell>
          <table:table-cell table:style-name="ce2" office:value-type="string" calcext:value-type="string">
            <text:p>Damage max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Weapon cost</text:p>
          </table:table-cell>
          <table:table-cell table:style-name="ce2" office:value-type="string" calcext:value-type="string">
            <text:p>Ammo cost</text:p>
          </table:table-cell>
          <table:table-cell table:style-name="ce2" office:value-type="string" calcext:value-type="string">
            <text:p>Purpose</text:p>
          </table:table-cell>
          <table:table-cell table:style-name="ce1" table:number-columns-repeated="999"/>
        </table:table-row>
        <table:table-row table:style-name="ro1">
          <table:table-cell/>
          <table:table-cell office:value-type="string" calcext:value-type="string">
            <text:p>RPG-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7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3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2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mb</text:p>
          </table:table-cell>
          <table:table-cell table:number-columns-repeated="1008"/>
        </table:table-row>
      </table:table>
      <table:named-expressions/>
      <table:database-ranges>
        <table:database-range table:name="__Anonymous_Sheet_DB__3" table:target-range-address="Handguns.A6:Handguns.AC17" table:display-filter-buttons="true" table:orientation="column">
          <table:filter>
            <table:filter-or>
              <table:filter-condition table:field-number="-3" table:value="yes" table:operator="="/>
            </table:filter-or>
          </table:filter>
        </table:database-range>
        <table:database-range table:name="__Anonymous_Sheet_DB__4" table:target-range-address="SMGs.A6:SMGs.AE1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number:number-style style:name="N109">
      <number:number number:decimal-places="0" number:min-integer-digits="4">
        <number:embedded-text number:position="3">.</number:embedded-text>
      </number:number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2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0:55:51.71</meta:creation-date>
    <dc:date>2015-09-15T20:20:43.453000000</dc:date>
    <meta:editing-duration>P49DT11H2M3S</meta:editing-duration>
    <meta:editing-cycles>76</meta:editing-cycles>
    <meta:generator>LibreOffice/4.1.3.2$Windows_x86 LibreOffice_project/70feb7d99726f064edab4605a8ab840c50ec57a</meta:generator>
    <meta:document-statistic meta:table-count="11" meta:cell-count="2206" meta:object-count="0"/>
  </office:meta>
</office:document-meta>
</file>